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Set3_5f_1" style:base-cell-address="structure.A1"/>
      <style:map style:condition="cell-content()=2" style:apply-style-name="Set3_5f_2" style:base-cell-address="structure.A1"/>
      <style:map style:condition="cell-content()=3" style:apply-style-name="Set3_5f_3" style:base-cell-address="structure.A1"/>
      <style:map style:condition="cell-content()=4" style:apply-style-name="Set3_5f_4" style:base-cell-address="structure.A1"/>
      <style:map style:condition="cell-content()=5" style:apply-style-name="Set3_5f_5" style:base-cell-address="structure.A1"/>
      <style:map style:condition="cell-content()=6" style:apply-style-name="Set3_5f_6" style:base-cell-address="structure.A1"/>
      <style:map style:condition="cell-content()=7" style:apply-style-name="Set3_5f_7" style:base-cell-address="structure.A1"/>
      <style:map style:condition="cell-content()=8" style:apply-style-name="Set3_5f_8" style:base-cell-address="structure.A1"/>
      <style:map style:condition="cell-content()=9" style:apply-style-name="Set3_5f_9" style:base-cell-address="structure.A1"/>
      <style:map style:condition="cell-content()=10" style:apply-style-name="Set3_5f_10" style:base-cell-address="structure.A1"/>
      <style:map style:condition="cell-content()=11" style:apply-style-name="Set3_5f_11" style:base-cell-address="structure.A1"/>
      <style:map style:condition="cell-content()=12" style:apply-style-name="Set3_5f_12" style:base-cell-address="structure.A1"/>
    </style:style>
    <style:style style:name="ce2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  <style:text-properties style:use-window-font-color="true"/>
    </style:style>
    <style:style style:name="ce6" style:family="table-cell" style:parent-style-name="Default"/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>
      <style:table-cell-properties fo:background-color="transparent"/>
      <style:text-properties style:use-window-font-color="true"/>
    </style:style>
    <style:style style:name="ce12" style:family="table-cell" style:parent-style-name="Default"/>
    <style:style style:name="ce13" style:family="table-cell" style:parent-style-name="Default">
      <style:table-cell-properties fo:background-color="transparent"/>
      <style:text-properties style:use-window-font-color="true"/>
    </style:style>
    <style:style style:name="ce14" style:family="table-cell" style:parent-style-name="Default"/>
    <style:style style:name="ce15" style:family="table-cell" style:parent-style-name="Default">
      <style:table-cell-properties fo:background-color="transparent"/>
      <style:text-properties style:use-window-font-color="true"/>
    </style:style>
    <style:style style:name="ce16" style:family="table-cell" style:parent-style-name="Default"/>
    <style:style style:name="ce17" style:family="table-cell" style:parent-style-name="Default">
      <style:table-cell-properties fo:background-color="transparent"/>
      <style:text-properties style:use-window-font-color="true"/>
    </style:style>
    <style:style style:name="ce18" style:family="table-cell" style:parent-style-name="Default"/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/>
    <style:style style:name="ce21" style:family="table-cell" style:parent-style-name="Default">
      <style:table-cell-properties fo:background-color="transparent"/>
      <style:text-properties style:use-window-font-color="true"/>
    </style:style>
    <style:style style:name="ce22" style:family="table-cell" style:parent-style-name="Default"/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/>
    <style:style style:name="ce25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calculation-settings table:automatic-find-labels="false"/>
      <table:table table:name="structure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leng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structure.A1:structure.B1048576">
            <calcext:condition calcext:apply-style-name="Set3_1" calcext:value="=1" calcext:base-cell-address="structure.A1"/>
            <calcext:condition calcext:apply-style-name="Set3_2" calcext:value="=2" calcext:base-cell-address="structure.A1"/>
            <calcext:condition calcext:apply-style-name="Set3_3" calcext:value="=3" calcext:base-cell-address="structure.A1"/>
            <calcext:condition calcext:apply-style-name="Set3_4" calcext:value="=4" calcext:base-cell-address="structure.A1"/>
            <calcext:condition calcext:apply-style-name="Set3_5" calcext:value="=5" calcext:base-cell-address="structure.A1"/>
            <calcext:condition calcext:apply-style-name="Set3_6" calcext:value="=6" calcext:base-cell-address="structure.A1"/>
            <calcext:condition calcext:apply-style-name="Set3_7" calcext:value="=7" calcext:base-cell-address="structure.A1"/>
            <calcext:condition calcext:apply-style-name="Set3_8" calcext:value="=8" calcext:base-cell-address="structure.A1"/>
            <calcext:condition calcext:apply-style-name="Set3_9" calcext:value="=9" calcext:base-cell-address="structure.A1"/>
            <calcext:condition calcext:apply-style-name="Set3_10" calcext:value="=10" calcext:base-cell-address="structure.A1"/>
            <calcext:condition calcext:apply-style-name="Set3_11" calcext:value="=11" calcext:base-cell-address="structure.A1"/>
            <calcext:condition calcext:apply-style-name="Set3_12" calcext:value="=12" calcext:base-cell-address="structure.A1"/>
          </calcext:conditional-format>
        </calcext:conditional-formats>
      </table:table>
      <table:table table:name="cells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10"/>
        <table:table-column table:style-name="co1" table:default-cell-style-name="ce12"/>
        <table:table-column table:style-name="co1" table:default-cell-style-name="ce14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ce22"/>
        <table:table-column table:style-name="co1" table:default-cell-style-name="ce24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milestone_1</text:p>
          </table:table-cell>
          <table:table-cell table:style-name="ce3" office:value-type="string" calcext:value-type="string">
            <text:p>milestone_2</text:p>
          </table:table-cell>
          <table:table-cell table:style-name="ce5" office:value-type="string" calcext:value-type="string">
            <text:p>milestone_3</text:p>
          </table:table-cell>
          <table:table-cell table:style-name="ce7" office:value-type="string" calcext:value-type="string">
            <text:p>milestone_4</text:p>
          </table:table-cell>
          <table:table-cell table:style-name="ce9" office:value-type="string" calcext:value-type="string">
            <text:p>milestone_5</text:p>
          </table:table-cell>
          <table:table-cell table:style-name="ce11" office:value-type="string" calcext:value-type="string">
            <text:p>milestone_6</text:p>
          </table:table-cell>
          <table:table-cell table:style-name="ce13" office:value-type="string" calcext:value-type="string">
            <text:p>milestone_7</text:p>
          </table:table-cell>
          <table:table-cell table:style-name="ce15" office:value-type="string" calcext:value-type="string">
            <text:p>milestone_8</text:p>
          </table:table-cell>
          <table:table-cell table:style-name="ce17" office:value-type="string" calcext:value-type="string">
            <text:p>milestone_9</text:p>
          </table:table-cell>
          <table:table-cell table:style-name="ce17" office:value-type="string" calcext:value-type="string">
            <text:p>milestone_10</text:p>
          </table:table-cell>
          <table:table-cell table:style-name="ce17" office:value-type="string" calcext:value-type="string">
            <text:p>milestone_11</text:p>
          </table:table-cell>
          <table:table-cell table:style-name="ce17" office:value-type="string" calcext:value-type="string">
            <text:p>milestone_12</text:p>
          </table:table-cell>
          <table:table-cell office:value-type="string" calcext:value-type="string">
            <text:p>extra_1</text:p>
          </table:table-cell>
          <table:table-cell office:value-type="string" calcext:value-type="string">
            <text:p>extra_2</text:p>
          </table:table-cell>
          <table:table-cell office:value-type="string" calcext:value-type="string">
            <text:p>extra_3</text:p>
          </table:table-cell>
          <table:table-cell office:value-type="string" calcext:value-type="string">
            <text:p>extra_4</text:p>
          </table:table-cell>
          <table:table-cell office:value-type="string" calcext:value-type="string">
            <text:p>extra_5</text:p>
          </table:table-cell>
          <table:table-cell office:value-type="string" calcext:value-type="string">
            <text:p>extra_6</text:p>
          </table:table-cell>
          <table:table-cell office:value-type="string" calcext:value-type="string">
            <text:p>extra_7</text:p>
          </table:table-cell>
          <table:table-cell office:value-type="string" calcext:value-type="string">
            <text:p>extra_8</text:p>
          </table:table-cell>
          <table:table-cell office:value-type="string" calcext:value-type="string">
            <text:p>extra_9</text:p>
          </table:table-cell>
          <table:table-cell office:value-type="string" calcext:value-type="string">
            <text:p>extra_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1-[.A2]" office:value-type="float" office:value="0" calcext:value-type="float">
            <text:p>0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975" calcext:value-type="float">
            <text:p>0.975</text:p>
          </table:table-cell>
          <table:table-cell table:style-name="ce3" table:formula="of:=1-[.A3]" office:value-type="float" office:value="0.025" calcext:value-type="float">
            <text:p>0.0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95" calcext:value-type="float">
            <text:p>0.95</text:p>
          </table:table-cell>
          <table:table-cell table:style-name="ce3" table:formula="of:=1-[.A4]" office:value-type="float" office:value="0.05" calcext:value-type="float">
            <text:p>0.0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925" calcext:value-type="float">
            <text:p>0.925</text:p>
          </table:table-cell>
          <table:table-cell table:style-name="ce3" table:formula="of:=1-[.A5]" office:value-type="float" office:value="0.0750000000000001" calcext:value-type="float">
            <text:p>0.0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9" calcext:value-type="float">
            <text:p>0.9</text:p>
          </table:table-cell>
          <table:table-cell table:style-name="ce3" table:formula="of:=1-[.A6]" office:value-type="float" office:value="0.1" calcext:value-type="float">
            <text:p>0.1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875" calcext:value-type="float">
            <text:p>0.875</text:p>
          </table:table-cell>
          <table:table-cell table:style-name="ce3" table:formula="of:=1-[.A7]" office:value-type="float" office:value="0.125" calcext:value-type="float">
            <text:p>0.1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85" calcext:value-type="float">
            <text:p>0.85</text:p>
          </table:table-cell>
          <table:table-cell table:style-name="ce3" table:formula="of:=1-[.A8]" office:value-type="float" office:value="0.15" calcext:value-type="float">
            <text:p>0.1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825" calcext:value-type="float">
            <text:p>0.825</text:p>
          </table:table-cell>
          <table:table-cell table:style-name="ce3" table:formula="of:=1-[.A9]" office:value-type="float" office:value="0.175" calcext:value-type="float">
            <text:p>0.1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8" calcext:value-type="float">
            <text:p>0.8</text:p>
          </table:table-cell>
          <table:table-cell table:style-name="ce3" table:formula="of:=1-[.A10]" office:value-type="float" office:value="0.2" calcext:value-type="float">
            <text:p>0.2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775" calcext:value-type="float">
            <text:p>0.775</text:p>
          </table:table-cell>
          <table:table-cell table:style-name="ce3" table:formula="of:=1-[.A11]" office:value-type="float" office:value="0.225" calcext:value-type="float">
            <text:p>0.2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75" calcext:value-type="float">
            <text:p>0.75</text:p>
          </table:table-cell>
          <table:table-cell table:style-name="ce3" table:formula="of:=1-[.A12]" office:value-type="float" office:value="0.25" calcext:value-type="float">
            <text:p>0.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725" calcext:value-type="float">
            <text:p>0.725</text:p>
          </table:table-cell>
          <table:table-cell table:style-name="ce3" table:formula="of:=1-[.A13]" office:value-type="float" office:value="0.275" calcext:value-type="float">
            <text:p>0.2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7" calcext:value-type="float">
            <text:p>0.7</text:p>
          </table:table-cell>
          <table:table-cell table:style-name="ce3" table:formula="of:=1-[.A14]" office:value-type="float" office:value="0.3" calcext:value-type="float">
            <text:p>0.3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675" calcext:value-type="float">
            <text:p>0.675</text:p>
          </table:table-cell>
          <table:table-cell table:style-name="ce3" table:formula="of:=1-[.A15]" office:value-type="float" office:value="0.325" calcext:value-type="float">
            <text:p>0.3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3" table:formula="of:=1-[.A16]" office:value-type="float" office:value="0.35" calcext:value-type="float">
            <text:p>0.3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625" calcext:value-type="float">
            <text:p>0.625</text:p>
          </table:table-cell>
          <table:table-cell table:style-name="ce3" table:formula="of:=1-[.A17]" office:value-type="float" office:value="0.375" calcext:value-type="float">
            <text:p>0.3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6" calcext:value-type="float">
            <text:p>0.6</text:p>
          </table:table-cell>
          <table:table-cell table:style-name="ce3" table:formula="of:=1-[.A18]" office:value-type="float" office:value="0.4" calcext:value-type="float">
            <text:p>0.4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575" calcext:value-type="float">
            <text:p>0.575</text:p>
          </table:table-cell>
          <table:table-cell table:style-name="ce3" table:formula="of:=1-[.A19]" office:value-type="float" office:value="0.425" calcext:value-type="float">
            <text:p>0.4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55" calcext:value-type="float">
            <text:p>0.55</text:p>
          </table:table-cell>
          <table:table-cell table:style-name="ce3" table:formula="of:=1-[.A20]" office:value-type="float" office:value="0.45" calcext:value-type="float">
            <text:p>0.4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525" calcext:value-type="float">
            <text:p>0.525</text:p>
          </table:table-cell>
          <table:table-cell table:style-name="ce3" table:formula="of:=1-[.A21]" office:value-type="float" office:value="0.475" calcext:value-type="float">
            <text:p>0.4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7" table:number-columns-repeated="4"/>
          <table:table-cell table:number-columns-repeated="10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" table:formula="of:=1-[.A22]" office:value-type="float" office:value="0.5" calcext:value-type="float">
            <text:p>0.5</text:p>
          </table:table-cell>
          <table:table-cell table:number-columns-repeated="20"/>
        </table:table-row>
        <table:table-row table:style-name="ro1">
          <table:table-cell office:value-type="float" office:value="0.475" calcext:value-type="float">
            <text:p>0.475</text:p>
          </table:table-cell>
          <table:table-cell table:style-name="ce3" table:formula="of:=1-[.A23]" office:value-type="float" office:value="0.525" calcext:value-type="float">
            <text:p>0.5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45" calcext:value-type="float">
            <text:p>0.45</text:p>
          </table:table-cell>
          <table:table-cell table:style-name="ce3" table:formula="of:=1-[.A24]" office:value-type="float" office:value="0.55" calcext:value-type="float">
            <text:p>0.5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425" calcext:value-type="float">
            <text:p>0.425</text:p>
          </table:table-cell>
          <table:table-cell table:style-name="ce3" table:formula="of:=1-[.A25]" office:value-type="float" office:value="0.575" calcext:value-type="float">
            <text:p>0.5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4" calcext:value-type="float">
            <text:p>0.4</text:p>
          </table:table-cell>
          <table:table-cell table:style-name="ce3" table:formula="of:=1-[.A26]" office:value-type="float" office:value="0.600000000000001" calcext:value-type="float">
            <text:p>0.6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374999999999999" calcext:value-type="float">
            <text:p>0.375</text:p>
          </table:table-cell>
          <table:table-cell table:style-name="ce3" table:formula="of:=1-[.A27]" office:value-type="float" office:value="0.625000000000001" calcext:value-type="float">
            <text:p>0.6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349999999999999" calcext:value-type="float">
            <text:p>0.35</text:p>
          </table:table-cell>
          <table:table-cell table:style-name="ce3" table:formula="of:=1-[.A28]" office:value-type="float" office:value="0.650000000000001" calcext:value-type="float">
            <text:p>0.6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324999999999999" calcext:value-type="float">
            <text:p>0.325</text:p>
          </table:table-cell>
          <table:table-cell table:style-name="ce3" table:formula="of:=1-[.A29]" office:value-type="float" office:value="0.675000000000001" calcext:value-type="float">
            <text:p>0.67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299999999999999" calcext:value-type="float">
            <text:p>0.3</text:p>
          </table:table-cell>
          <table:table-cell table:style-name="ce3" table:formula="of:=1-[.A30]" office:value-type="float" office:value="0.700000000000001" calcext:value-type="float">
            <text:p>0.7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274999999999999" calcext:value-type="float">
            <text:p>0.275</text:p>
          </table:table-cell>
          <table:table-cell table:style-name="ce3" table:formula="of:=1-[.A31]" office:value-type="float" office:value="0.725000000000001" calcext:value-type="float">
            <text:p>0.725</text:p>
          </table:table-cell>
          <table:table-cell table:style-name="ce5"/>
          <table:table-cell table:style-name="ce7"/>
          <table:table-cell table:style-name="ce9"/>
          <table:table-cell table:style-name="ce11"/>
          <table:table-cell table:style-name="ce13"/>
          <table:table-cell table:style-name="ce15"/>
          <table:table-cell table:style-name="ce19"/>
          <table:table-cell table:style-name="ce21"/>
          <table:table-cell table:style-name="ce23"/>
          <table:table-cell table:style-name="ce25"/>
          <table:table-cell table:number-columns-repeated="10"/>
        </table:table-row>
        <table:table-row table:style-name="ro1">
          <table:table-cell office:value-type="float" office:value="0.249999999999999" calcext:value-type="float">
            <text:p>0.25</text:p>
          </table:table-cell>
          <table:table-cell table:style-name="ce3" table:formula="of:=1-[.A32]" office:value-type="float" office:value="0.750000000000001" calcext:value-type="float">
            <text:p>0.75</text:p>
          </table:table-cell>
          <table:table-cell table:number-columns-repeated="20"/>
        </table:table-row>
        <table:table-row table:style-name="ro1">
          <table:table-cell office:value-type="float" office:value="0.224999999999999" calcext:value-type="float">
            <text:p>0.225</text:p>
          </table:table-cell>
          <table:table-cell table:style-name="ce3" table:formula="of:=1-[.A33]" office:value-type="float" office:value="0.775000000000001" calcext:value-type="float">
            <text:p>0.775</text:p>
          </table:table-cell>
          <table:table-cell table:number-columns-repeated="20"/>
        </table:table-row>
        <table:table-row table:style-name="ro1">
          <table:table-cell office:value-type="float" office:value="0.199999999999999" calcext:value-type="float">
            <text:p>0.2</text:p>
          </table:table-cell>
          <table:table-cell table:style-name="ce3" table:formula="of:=1-[.A34]" office:value-type="float" office:value="0.800000000000001" calcext:value-type="float">
            <text:p>0.8</text:p>
          </table:table-cell>
          <table:table-cell table:number-columns-repeated="20"/>
        </table:table-row>
        <table:table-row table:style-name="ro1">
          <table:table-cell office:value-type="float" office:value="0.174999999999999" calcext:value-type="float">
            <text:p>0.175</text:p>
          </table:table-cell>
          <table:table-cell table:style-name="ce3" table:formula="of:=1-[.A35]" office:value-type="float" office:value="0.825000000000001" calcext:value-type="float">
            <text:p>0.825</text:p>
          </table:table-cell>
          <table:table-cell table:number-columns-repeated="20"/>
        </table:table-row>
        <table:table-row table:style-name="ro1">
          <table:table-cell office:value-type="float" office:value="0.149999999999999" calcext:value-type="float">
            <text:p>0.15</text:p>
          </table:table-cell>
          <table:table-cell table:style-name="ce3" table:formula="of:=1-[.A36]" office:value-type="float" office:value="0.850000000000001" calcext:value-type="float">
            <text:p>0.85</text:p>
          </table:table-cell>
          <table:table-cell table:number-columns-repeated="20"/>
        </table:table-row>
        <table:table-row table:style-name="ro1">
          <table:table-cell office:value-type="float" office:value="0.124999999999999" calcext:value-type="float">
            <text:p>0.125</text:p>
          </table:table-cell>
          <table:table-cell table:style-name="ce3" table:formula="of:=1-[.A37]" office:value-type="float" office:value="0.875000000000001" calcext:value-type="float">
            <text:p>0.875</text:p>
          </table:table-cell>
          <table:table-cell table:number-columns-repeated="20"/>
        </table:table-row>
        <table:table-row table:style-name="ro1">
          <table:table-cell office:value-type="float" office:value="0.0999999999999992" calcext:value-type="float">
            <text:p>0.1</text:p>
          </table:table-cell>
          <table:table-cell table:style-name="ce3" table:formula="of:=1-[.A38]" office:value-type="float" office:value="0.900000000000001" calcext:value-type="float">
            <text:p>0.9</text:p>
          </table:table-cell>
          <table:table-cell table:number-columns-repeated="20"/>
        </table:table-row>
        <table:table-row table:style-name="ro1">
          <table:table-cell office:value-type="float" office:value="0.0749999999999992" calcext:value-type="float">
            <text:p>0.075</text:p>
          </table:table-cell>
          <table:table-cell table:style-name="ce3" table:formula="of:=1-[.A39]" office:value-type="float" office:value="0.925000000000001" calcext:value-type="float">
            <text:p>0.925</text:p>
          </table:table-cell>
          <table:table-cell table:number-columns-repeated="20"/>
        </table:table-row>
        <table:table-row table:style-name="ro1">
          <table:table-cell office:value-type="float" office:value="0.0499999999999992" calcext:value-type="float">
            <text:p>0.05</text:p>
          </table:table-cell>
          <table:table-cell table:style-name="ce3" table:formula="of:=1-[.A40]" office:value-type="float" office:value="0.950000000000001" calcext:value-type="float">
            <text:p>0.95</text:p>
          </table:table-cell>
          <table:table-cell table:number-columns-repeated="20"/>
        </table:table-row>
        <table:table-row table:style-name="ro1">
          <table:table-cell office:value-type="float" office:value="0.0249999999999991" calcext:value-type="float">
            <text:p>0.025</text:p>
          </table:table-cell>
          <table:table-cell table:style-name="ce3" table:formula="of:=1-[.A41]" office:value-type="float" office:value="0.975000000000001" calcext:value-type="float">
            <text:p>0.975</text:p>
          </table:table-cell>
          <table:table-cell table:number-columns-repeated="20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table:formula="of:=1-[.A42]" office:value-type="float" office:value="1" calcext:value-type="float">
            <text:p>1</text:p>
          </table:table-cell>
          <table:table-cell table:formula="of:=IF(MOD(ROW(); 3)=MOD(COLUMN();3); [.$P42]*[.$P42] + [.$P42]*(1-[.$P42])*[.Q42]; [.$P42]*(1-[.$P42])*[.Q42])" office:value-type="float" office:value="0" calcext:value-type="float">
            <text:p>0</text:p>
          </table:table-cell>
          <table:table-cell table:formula="of:=IF(MOD(ROW(); 3)=MOD(COLUMN();3); [.$P42]*[.$P42] + [.$P42]*(1-[.$P42])*[.R42]; [.$P42]*(1-[.$P42])*[.R42])" office:value-type="float" office:value="0" calcext:value-type="float">
            <text:p>0</text:p>
          </table:table-cell>
          <table:table-cell table:formula="of:=IF(MOD(ROW(); 3)=MOD(COLUMN();3); [.$P42]*[.$P42] + [.$P42]*(1-[.$P42])*[.S42]; [.$P42]*(1-[.$P42])*[.S42])" office:value-type="float" office:value="0" calcext:value-type="float">
            <text:p>0</text:p>
          </table:table-cell>
          <table:table-cell table:number-columns-repeated="7"/>
          <table:table-cell office:value-type="float" office:value="0.413176416892054" calcext:value-type="float">
            <text:p>0.4131764169</text:p>
          </table:table-cell>
          <table:table-cell office:value-type="float" office:value="0.281944020656408" calcext:value-type="float">
            <text:p>0.2819440207</text:p>
          </table:table-cell>
          <table:table-cell office:value-type="float" office:value="0.0108695149373494" calcext:value-type="float">
            <text:p>0.0108695149</text:p>
          </table:table-cell>
          <table:table-cell office:value-type="float" office:value="0" calcext:value-type="float">
            <text:p>0</text:p>
          </table:table-cell>
          <table:table-cell table:formula="of:=[.M42]/SUM([.$M42:.$O42])" office:value-type="float" office:value="0.585244046940395" calcext:value-type="float">
            <text:p>0.5852440469</text:p>
          </table:table-cell>
          <table:table-cell table:formula="of:=[.N42]/SUM([.$M42:.$O42])" office:value-type="float" office:value="0.39935982043891" calcext:value-type="float">
            <text:p>0.3993598204</text:p>
          </table:table-cell>
          <table:table-cell table:formula="of:=[.O42]/SUM([.$M42:.$O42])" office:value-type="float" office:value="0.0153961326206945" calcext:value-type="float">
            <text:p>0.0153961326</text:p>
          </table:table-cell>
          <table:table-cell table:number-columns-repeated="3"/>
        </table:table-row>
        <table:table-row table:style-name="ro1">
          <table:table-cell/>
          <table:table-cell table:formula="of:=1-SUM([.C43:.E43])" office:value-type="float" office:value="0.95" calcext:value-type="float">
            <text:p>0.95</text:p>
          </table:table-cell>
          <table:table-cell table:formula="of:=IF(MOD(ROW(); 3)=MOD(COLUMN();3); [.$P43]*[.$P43] + [.$P43]*(1-[.$P43])*[.Q43]; [.$P43]*(1-[.$P43])*[.Q43])" office:value-type="float" office:value="0.0194053144865011" calcext:value-type="float">
            <text:p>0.0194053145</text:p>
          </table:table-cell>
          <table:table-cell table:formula="of:=IF(MOD(ROW(); 3)=MOD(COLUMN();3); [.$P43]*[.$P43] + [.$P43]*(1-[.$P43])*[.R43]; [.$P43]*(1-[.$P43])*[.R43])" office:value-type="float" office:value="0.00778622824137718" calcext:value-type="float">
            <text:p>0.0077862282</text:p>
          </table:table-cell>
          <table:table-cell table:formula="of:=IF(MOD(ROW(); 3)=MOD(COLUMN();3); [.$P43]*[.$P43] + [.$P43]*(1-[.$P43])*[.S43]; [.$P43]*(1-[.$P43])*[.S43])" office:value-type="float" office:value="0.0228084572721218" calcext:value-type="float">
            <text:p>0.0228084573</text:p>
          </table:table-cell>
          <table:table-cell table:number-columns-repeated="7"/>
          <table:table-cell office:value-type="float" office:value="0.567426767480893" calcext:value-type="float">
            <text:p>0.5674267675</text:p>
          </table:table-cell>
          <table:table-cell office:value-type="float" office:value="0.154573501256959" calcext:value-type="float">
            <text:p>0.1545735013</text:p>
          </table:table-cell>
          <table:table-cell office:value-type="float" office:value="0.666937358327744" calcext:value-type="float">
            <text:p>0.6669373583</text:p>
          </table:table-cell>
          <table:table-cell office:value-type="float" office:value="0.05" calcext:value-type="float">
            <text:p>0.05</text:p>
          </table:table-cell>
          <table:table-cell table:formula="of:=[.M43]/SUM([.$M43:.$O43])" office:value-type="float" office:value="0.408532936557917" calcext:value-type="float">
            <text:p>0.4085329366</text:p>
          </table:table-cell>
          <table:table-cell table:formula="of:=[.N43]/SUM([.$M43:.$O43])" office:value-type="float" office:value="0.111289015607941" calcext:value-type="float">
            <text:p>0.1112890156</text:p>
          </table:table-cell>
          <table:table-cell table:formula="of:=[.O43]/SUM([.$M43:.$O43])" office:value-type="float" office:value="0.480178047834143" calcext:value-type="float">
            <text:p>0.4801780478</text:p>
          </table:table-cell>
          <table:table-cell table:number-columns-repeated="3"/>
        </table:table-row>
        <table:table-row table:style-name="ro1">
          <table:table-cell/>
          <table:table-cell table:formula="of:=1-SUM([.C44:.E44])" office:value-type="float" office:value="0.95" calcext:value-type="float">
            <text:p>0.95</text:p>
          </table:table-cell>
          <table:table-cell table:formula="of:=IF(MOD(ROW(); 3)=MOD(COLUMN();3); [.$P44]*[.$P44] + [.$P44]*(1-[.$P44])*[.Q44]; [.$P44]*(1-[.$P44])*[.Q44])" office:value-type="float" office:value="0.0211249412491749" calcext:value-type="float">
            <text:p>0.0211249412</text:p>
          </table:table-cell>
          <table:table-cell table:formula="of:=IF(MOD(ROW(); 3)=MOD(COLUMN();3); [.$P44]*[.$P44] + [.$P44]*(1-[.$P44])*[.R44]; [.$P44]*(1-[.$P44])*[.R44])" office:value-type="float" office:value="0.00193340619148856" calcext:value-type="float">
            <text:p>0.0019334062</text:p>
          </table:table-cell>
          <table:table-cell table:formula="of:=IF(MOD(ROW(); 3)=MOD(COLUMN();3); [.$P44]*[.$P44] + [.$P44]*(1-[.$P44])*[.S44]; [.$P44]*(1-[.$P44])*[.S44])" office:value-type="float" office:value="0.0269416525593366" calcext:value-type="float">
            <text:p>0.0269416526</text:p>
          </table:table-cell>
          <table:table-cell table:number-columns-repeated="7"/>
          <table:table-cell office:value-type="float" office:value="0.597320537104892" calcext:value-type="float">
            <text:p>0.5973205371</text:p>
          </table:table-cell>
          <table:table-cell office:value-type="float" office:value="0.0546682336826371" calcext:value-type="float">
            <text:p>0.0546682337</text:p>
          </table:table-cell>
          <table:table-cell office:value-type="float" office:value="0.691102562713367" calcext:value-type="float">
            <text:p>0.6911025627</text:p>
          </table:table-cell>
          <table:table-cell table:formula="of:=[.P43]" office:value-type="float" office:value="0.05" calcext:value-type="float">
            <text:p>0.05</text:p>
          </table:table-cell>
          <table:table-cell table:formula="of:=[.M44]/SUM([.$M44:.$O44])" office:value-type="float" office:value="0.444735605245787" calcext:value-type="float">
            <text:p>0.4447356052</text:p>
          </table:table-cell>
          <table:table-cell table:formula="of:=[.N44]/SUM([.$M44:.$O44])" office:value-type="float" office:value="0.0407032882418645" calcext:value-type="float">
            <text:p>0.0407032882</text:p>
          </table:table-cell>
          <table:table-cell table:formula="of:=[.O44]/SUM([.$M44:.$O44])" office:value-type="float" office:value="0.514561106512349" calcext:value-type="float">
            <text:p>0.5145611065</text:p>
          </table:table-cell>
          <table:table-cell table:number-columns-repeated="3"/>
        </table:table-row>
        <table:table-row table:style-name="ro1">
          <table:table-cell/>
          <table:table-cell table:formula="of:=1-SUM([.C45:.E45])" office:value-type="float" office:value="0.95" calcext:value-type="float">
            <text:p>0.95</text:p>
          </table:table-cell>
          <table:table-cell table:formula="of:=IF(MOD(ROW(); 3)=MOD(COLUMN();3); [.$P45]*[.$P45] + [.$P45]*(1-[.$P45])*[.Q45]; [.$P45]*(1-[.$P45])*[.Q45])" office:value-type="float" office:value="0.0168178708513657" calcext:value-type="float">
            <text:p>0.0168178709</text:p>
          </table:table-cell>
          <table:table-cell table:formula="of:=IF(MOD(ROW(); 3)=MOD(COLUMN();3); [.$P45]*[.$P45] + [.$P45]*(1-[.$P45])*[.R45]; [.$P45]*(1-[.$P45])*[.R45])" office:value-type="float" office:value="0.0165333758702046" calcext:value-type="float">
            <text:p>0.0165333759</text:p>
          </table:table-cell>
          <table:table-cell table:formula="of:=IF(MOD(ROW(); 3)=MOD(COLUMN();3); [.$P45]*[.$P45] + [.$P45]*(1-[.$P45])*[.S45]; [.$P45]*(1-[.$P45])*[.S45])" office:value-type="float" office:value="0.0166487532784297" calcext:value-type="float">
            <text:p>0.0166487533</text:p>
          </table:table-cell>
          <table:table-cell table:number-columns-repeated="7"/>
          <table:table-cell office:value-type="float" office:value="0.617259233495142" calcext:value-type="float">
            <text:p>0.6172592335</text:p>
          </table:table-cell>
          <table:table-cell office:value-type="float" office:value="0.712772102966424" calcext:value-type="float">
            <text:p>0.712772103</text:p>
          </table:table-cell>
          <table:table-cell office:value-type="float" office:value="0.717746150525799" calcext:value-type="float">
            <text:p>0.7177461505</text:p>
          </table:table-cell>
          <table:table-cell table:formula="of:=[.P44]" office:value-type="float" office:value="0.05" calcext:value-type="float">
            <text:p>0.05</text:p>
          </table:table-cell>
          <table:table-cell table:formula="of:=[.M45]/SUM([.$M45:.$O45])" office:value-type="float" office:value="0.301428860028751" calcext:value-type="float">
            <text:p>0.30142886</text:p>
          </table:table-cell>
          <table:table-cell table:formula="of:=[.N45]/SUM([.$M45:.$O45])" office:value-type="float" office:value="0.348071070951676" calcext:value-type="float">
            <text:p>0.348071071</text:p>
          </table:table-cell>
          <table:table-cell table:formula="of:=[.O45]/SUM([.$M45:.$O45])" office:value-type="float" office:value="0.350500069019573" calcext:value-type="float">
            <text:p>0.350500069</text:p>
          </table:table-cell>
          <table:table-cell table:number-columns-repeated="3"/>
        </table:table-row>
        <table:table-row table:style-name="ro1">
          <table:table-cell/>
          <table:table-cell table:formula="of:=1-SUM([.C46:.E46])" office:value-type="float" office:value="0.9" calcext:value-type="float">
            <text:p>0.9</text:p>
          </table:table-cell>
          <table:table-cell table:formula="of:=IF(MOD(ROW(); 3)=MOD(COLUMN();3); [.$P46]*[.$P46] + [.$P46]*(1-[.$P46])*[.Q46]; [.$P46]*(1-[.$P46])*[.Q46])" office:value-type="float" office:value="0.0281797962312272" calcext:value-type="float">
            <text:p>0.0281797962</text:p>
          </table:table-cell>
          <table:table-cell table:formula="of:=IF(MOD(ROW(); 3)=MOD(COLUMN();3); [.$P46]*[.$P46] + [.$P46]*(1-[.$P46])*[.R46]; [.$P46]*(1-[.$P46])*[.R46])" office:value-type="float" office:value="0.0399823820112146" calcext:value-type="float">
            <text:p>0.039982382</text:p>
          </table:table-cell>
          <table:table-cell table:formula="of:=IF(MOD(ROW(); 3)=MOD(COLUMN();3); [.$P46]*[.$P46] + [.$P46]*(1-[.$P46])*[.S46]; [.$P46]*(1-[.$P46])*[.S46])" office:value-type="float" office:value="0.0318378217575583" calcext:value-type="float">
            <text:p>0.0318378218</text:p>
          </table:table-cell>
          <table:table-cell table:number-columns-repeated="7"/>
          <table:table-cell office:value-type="float" office:value="0.873105127801408" calcext:value-type="float">
            <text:p>0.8731051278</text:p>
          </table:table-cell>
          <table:table-cell office:value-type="float" office:value="0.928955314754318" calcext:value-type="float">
            <text:p>0.9289553148</text:p>
          </table:table-cell>
          <table:table-cell office:value-type="float" office:value="0.986443095842813" calcext:value-type="float">
            <text:p>0.9864430958</text:p>
          </table:table-cell>
          <table:table-cell table:formula="of:=[.P45]+0.05" office:value-type="float" office:value="0.1" calcext:value-type="float">
            <text:p>0.1</text:p>
          </table:table-cell>
          <table:table-cell table:formula="of:=[.M46]/SUM([.$M46:.$O46])" office:value-type="float" office:value="0.313108847013635" calcext:value-type="float">
            <text:p>0.313108847</text:p>
          </table:table-cell>
          <table:table-cell table:formula="of:=[.N46]/SUM([.$M46:.$O46])" office:value-type="float" office:value="0.333137577902384" calcext:value-type="float">
            <text:p>0.3331375779</text:p>
          </table:table-cell>
          <table:table-cell table:formula="of:=[.O46]/SUM([.$M46:.$O46])" office:value-type="float" office:value="0.35375357508398" calcext:value-type="float">
            <text:p>0.3537535751</text:p>
          </table:table-cell>
          <table:table-cell table:number-columns-repeated="3"/>
        </table:table-row>
        <table:table-row table:style-name="ro1">
          <table:table-cell/>
          <table:table-cell table:formula="of:=1-SUM([.C47:.E47])" office:value-type="float" office:value="0.9" calcext:value-type="float">
            <text:p>0.9</text:p>
          </table:table-cell>
          <table:table-cell table:formula="of:=IF(MOD(ROW(); 3)=MOD(COLUMN();3); [.$P47]*[.$P47] + [.$P47]*(1-[.$P47])*[.Q47]; [.$P47]*(1-[.$P47])*[.Q47])" office:value-type="float" office:value="0.0699019372055345" calcext:value-type="float">
            <text:p>0.0699019372</text:p>
          </table:table-cell>
          <table:table-cell table:formula="of:=IF(MOD(ROW(); 3)=MOD(COLUMN();3); [.$P47]*[.$P47] + [.$P47]*(1-[.$P47])*[.R47]; [.$P47]*(1-[.$P47])*[.R47])" office:value-type="float" office:value="0.0138065151493578" calcext:value-type="float">
            <text:p>0.0138065151</text:p>
          </table:table-cell>
          <table:table-cell table:formula="of:=IF(MOD(ROW(); 3)=MOD(COLUMN();3); [.$P47]*[.$P47] + [.$P47]*(1-[.$P47])*[.S47]; [.$P47]*(1-[.$P47])*[.S47])" office:value-type="float" office:value="0.0162915476451077" calcext:value-type="float">
            <text:p>0.0162915476</text:p>
          </table:table-cell>
          <table:table-cell table:number-columns-repeated="7"/>
          <table:table-cell office:value-type="float" office:value="0.628226337850833" calcext:value-type="float">
            <text:p>0.6282263379</text:p>
          </table:table-cell>
          <table:table-cell office:value-type="float" office:value="0.124082633436321" calcext:value-type="float">
            <text:p>0.1240826334</text:p>
          </table:table-cell>
          <table:table-cell office:value-type="float" office:value="0.0565437253173451" calcext:value-type="float">
            <text:p>0.0565437253</text:p>
          </table:table-cell>
          <table:table-cell table:formula="of:=[.P46]" office:value-type="float" office:value="0.1" calcext:value-type="float">
            <text:p>0.1</text:p>
          </table:table-cell>
          <table:table-cell table:formula="of:=[.M47]/SUM([.$M47:.$O47])" office:value-type="float" office:value="0.776688191172605" calcext:value-type="float">
            <text:p>0.7766881912</text:p>
          </table:table-cell>
          <table:table-cell table:formula="of:=[.N47]/SUM([.$M47:.$O47])" office:value-type="float" office:value="0.153405723881753" calcext:value-type="float">
            <text:p>0.1534057239</text:p>
          </table:table-cell>
          <table:table-cell table:formula="of:=[.O47]/SUM([.$M47:.$O47])" office:value-type="float" office:value="0.0699060849456412" calcext:value-type="float">
            <text:p>0.0699060849</text:p>
          </table:table-cell>
          <table:table-cell table:number-columns-repeated="3"/>
        </table:table-row>
        <table:table-row table:style-name="ro1">
          <table:table-cell/>
          <table:table-cell table:formula="of:=1-SUM([.C48:.E48])" office:value-type="float" office:value="0.9" calcext:value-type="float">
            <text:p>0.9</text:p>
          </table:table-cell>
          <table:table-cell table:formula="of:=IF(MOD(ROW(); 3)=MOD(COLUMN();3); [.$P48]*[.$P48] + [.$P48]*(1-[.$P48])*[.Q48]; [.$P48]*(1-[.$P48])*[.Q48])" office:value-type="float" office:value="0.0601247901505076" calcext:value-type="float">
            <text:p>0.0601247902</text:p>
          </table:table-cell>
          <table:table-cell table:formula="of:=IF(MOD(ROW(); 3)=MOD(COLUMN();3); [.$P48]*[.$P48] + [.$P48]*(1-[.$P48])*[.R48]; [.$P48]*(1-[.$P48])*[.R48])" office:value-type="float" office:value="0.0168003478924178" calcext:value-type="float">
            <text:p>0.0168003479</text:p>
          </table:table-cell>
          <table:table-cell table:formula="of:=IF(MOD(ROW(); 3)=MOD(COLUMN();3); [.$P48]*[.$P48] + [.$P48]*(1-[.$P48])*[.S48]; [.$P48]*(1-[.$P48])*[.S48])" office:value-type="float" office:value="0.0230748619570745" calcext:value-type="float">
            <text:p>0.023074862</text:p>
          </table:table-cell>
          <table:table-cell table:number-columns-repeated="7"/>
          <table:table-cell office:value-type="float" office:value="0.985507175913375" calcext:value-type="float">
            <text:p>0.9855071759</text:p>
          </table:table-cell>
          <table:table-cell office:value-type="float" office:value="0.330312872255511" calcext:value-type="float">
            <text:p>0.3303128723</text:p>
          </table:table-cell>
          <table:table-cell office:value-type="float" office:value="0.453676553530214" calcext:value-type="float">
            <text:p>0.4536765535</text:p>
          </table:table-cell>
          <table:table-cell table:formula="of:=[.P47]" office:value-type="float" office:value="0.1" calcext:value-type="float">
            <text:p>0.1</text:p>
          </table:table-cell>
          <table:table-cell table:formula="of:=[.M48]/SUM([.$M48:.$O48])" office:value-type="float" office:value="0.556942112783418" calcext:value-type="float">
            <text:p>0.5569421128</text:p>
          </table:table-cell>
          <table:table-cell table:formula="of:=[.N48]/SUM([.$M48:.$O48])" office:value-type="float" office:value="0.186670532137976" calcext:value-type="float">
            <text:p>0.1866705321</text:p>
          </table:table-cell>
          <table:table-cell table:formula="of:=[.O48]/SUM([.$M48:.$O48])" office:value-type="float" office:value="0.256387355078606" calcext:value-type="float">
            <text:p>0.2563873551</text:p>
          </table:table-cell>
          <table:table-cell table:number-columns-repeated="3"/>
        </table:table-row>
        <table:table-row table:style-name="ro1">
          <table:table-cell/>
          <table:table-cell table:formula="of:=1-SUM([.C49:.E49])" office:value-type="float" office:value="0.85" calcext:value-type="float">
            <text:p>0.85</text:p>
          </table:table-cell>
          <table:table-cell table:formula="of:=IF(MOD(ROW(); 3)=MOD(COLUMN();3); [.$P49]*[.$P49] + [.$P49]*(1-[.$P49])*[.Q49]; [.$P49]*(1-[.$P49])*[.Q49])" office:value-type="float" office:value="0.0330651685609987" calcext:value-type="float">
            <text:p>0.0330651686</text:p>
          </table:table-cell>
          <table:table-cell table:formula="of:=IF(MOD(ROW(); 3)=MOD(COLUMN();3); [.$P49]*[.$P49] + [.$P49]*(1-[.$P49])*[.R49]; [.$P49]*(1-[.$P49])*[.R49])" office:value-type="float" office:value="0.0619542045221567" calcext:value-type="float">
            <text:p>0.0619542045</text:p>
          </table:table-cell>
          <table:table-cell table:formula="of:=IF(MOD(ROW(); 3)=MOD(COLUMN();3); [.$P49]*[.$P49] + [.$P49]*(1-[.$P49])*[.S49]; [.$P49]*(1-[.$P49])*[.S49])" office:value-type="float" office:value="0.0549806269168447" calcext:value-type="float">
            <text:p>0.0549806269</text:p>
          </table:table-cell>
          <table:table-cell table:number-columns-repeated="7"/>
          <table:table-cell office:value-type="float" office:value="0.53681273970888" calcext:value-type="float">
            <text:p>0.5368127397</text:p>
          </table:table-cell>
          <table:table-cell office:value-type="float" office:value="0.640538686004318" calcext:value-type="float">
            <text:p>0.640538686</text:p>
          </table:table-cell>
          <table:table-cell office:value-type="float" office:value="0.892610025915795" calcext:value-type="float">
            <text:p>0.8926100259</text:p>
          </table:table-cell>
          <table:table-cell table:formula="of:=[.P48]+0.05" office:value-type="float" office:value="0.15" calcext:value-type="float">
            <text:p>0.15</text:p>
          </table:table-cell>
          <table:table-cell table:formula="of:=[.M49]/SUM([.$M49:.$O49])" office:value-type="float" office:value="0.259334655380382" calcext:value-type="float">
            <text:p>0.2593346554</text:p>
          </table:table-cell>
          <table:table-cell table:formula="of:=[.N49]/SUM([.$M49:.$O49])" office:value-type="float" office:value="0.309444741350248" calcext:value-type="float">
            <text:p>0.3094447414</text:p>
          </table:table-cell>
          <table:table-cell table:formula="of:=[.O49]/SUM([.$M49:.$O49])" office:value-type="float" office:value="0.43122060326937" calcext:value-type="float">
            <text:p>0.4312206033</text:p>
          </table:table-cell>
          <table:table-cell table:number-columns-repeated="3"/>
        </table:table-row>
        <table:table-row table:style-name="ro1">
          <table:table-cell/>
          <table:table-cell table:formula="of:=1-SUM([.C50:.E50])" office:value-type="float" office:value="0.85" calcext:value-type="float">
            <text:p>0.85</text:p>
          </table:table-cell>
          <table:table-cell table:formula="of:=IF(MOD(ROW(); 3)=MOD(COLUMN();3); [.$P50]*[.$P50] + [.$P50]*(1-[.$P50])*[.Q50]; [.$P50]*(1-[.$P50])*[.Q50])" office:value-type="float" office:value="0.0505290119632182" calcext:value-type="float">
            <text:p>0.050529012</text:p>
          </table:table-cell>
          <table:table-cell table:formula="of:=IF(MOD(ROW(); 3)=MOD(COLUMN();3); [.$P50]*[.$P50] + [.$P50]*(1-[.$P50])*[.R50]; [.$P50]*(1-[.$P50])*[.R50])" office:value-type="float" office:value="0.0447991306207517" calcext:value-type="float">
            <text:p>0.0447991306</text:p>
          </table:table-cell>
          <table:table-cell table:formula="of:=IF(MOD(ROW(); 3)=MOD(COLUMN();3); [.$P50]*[.$P50] + [.$P50]*(1-[.$P50])*[.S50]; [.$P50]*(1-[.$P50])*[.S50])" office:value-type="float" office:value="0.0546718574160301" calcext:value-type="float">
            <text:p>0.0546718574</text:p>
          </table:table-cell>
          <table:table-cell table:number-columns-repeated="7"/>
          <table:table-cell office:value-type="float" office:value="0.810681223254744" calcext:value-type="float">
            <text:p>0.8106812233</text:p>
          </table:table-cell>
          <table:table-cell office:value-type="float" office:value="0.718751715129854" calcext:value-type="float">
            <text:p>0.7187517151</text:p>
          </table:table-cell>
          <table:table-cell office:value-type="float" office:value="0.516161304388652" calcext:value-type="float">
            <text:p>0.5161613044</text:p>
          </table:table-cell>
          <table:table-cell table:formula="of:=[.P49]" office:value-type="float" office:value="0.15" calcext:value-type="float">
            <text:p>0.15</text:p>
          </table:table-cell>
          <table:table-cell table:formula="of:=[.M50]/SUM([.$M50:.$O50])" office:value-type="float" office:value="0.396305976182104" calcext:value-type="float">
            <text:p>0.3963059762</text:p>
          </table:table-cell>
          <table:table-cell table:formula="of:=[.N50]/SUM([.$M50:.$O50])" office:value-type="float" office:value="0.351365730358837" calcext:value-type="float">
            <text:p>0.3513657304</text:p>
          </table:table-cell>
          <table:table-cell table:formula="of:=[.O50]/SUM([.$M50:.$O50])" office:value-type="float" office:value="0.25232829345906" calcext:value-type="float">
            <text:p>0.2523282935</text:p>
          </table:table-cell>
          <table:table-cell table:number-columns-repeated="3"/>
        </table:table-row>
        <table:table-row table:style-name="ro1">
          <table:table-cell/>
          <table:table-cell table:formula="of:=1-SUM([.C51:.E51])" office:value-type="float" office:value="0.85" calcext:value-type="float">
            <text:p>0.85</text:p>
          </table:table-cell>
          <table:table-cell table:formula="of:=IF(MOD(ROW(); 3)=MOD(COLUMN();3); [.$P51]*[.$P51] + [.$P51]*(1-[.$P51])*[.Q51]; [.$P51]*(1-[.$P51])*[.Q51])" office:value-type="float" office:value="0.0791033857618416" calcext:value-type="float">
            <text:p>0.0791033858</text:p>
          </table:table-cell>
          <table:table-cell table:formula="of:=IF(MOD(ROW(); 3)=MOD(COLUMN();3); [.$P51]*[.$P51] + [.$P51]*(1-[.$P51])*[.R51]; [.$P51]*(1-[.$P51])*[.R51])" office:value-type="float" office:value="0.0155835590148001" calcext:value-type="float">
            <text:p>0.015583559</text:p>
          </table:table-cell>
          <table:table-cell table:formula="of:=IF(MOD(ROW(); 3)=MOD(COLUMN();3); [.$P51]*[.$P51] + [.$P51]*(1-[.$P51])*[.S51]; [.$P51]*(1-[.$P51])*[.S51])" office:value-type="float" office:value="0.0553130552233583" calcext:value-type="float">
            <text:p>0.0553130552</text:p>
          </table:table-cell>
          <table:table-cell table:number-columns-repeated="7"/>
          <table:table-cell office:value-type="float" office:value="0.612632944105029" calcext:value-type="float">
            <text:p>0.6126329441</text:p>
          </table:table-cell>
          <table:table-cell office:value-type="float" office:value="0.168664851234171" calcext:value-type="float">
            <text:p>0.1686648512</text:p>
          </table:table-cell>
          <table:table-cell office:value-type="float" office:value="0.598667366144981" calcext:value-type="float">
            <text:p>0.5986673661</text:p>
          </table:table-cell>
          <table:table-cell table:formula="of:=[.P50]" office:value-type="float" office:value="0.15" calcext:value-type="float">
            <text:p>0.15</text:p>
          </table:table-cell>
          <table:table-cell table:formula="of:=[.M51]/SUM([.$M51:.$O51])" office:value-type="float" office:value="0.443948123622287" calcext:value-type="float">
            <text:p>0.4439481236</text:p>
          </table:table-cell>
          <table:table-cell table:formula="of:=[.N51]/SUM([.$M51:.$O51])" office:value-type="float" office:value="0.122223992272942" calcext:value-type="float">
            <text:p>0.1222239923</text:p>
          </table:table-cell>
          <table:table-cell table:formula="of:=[.O51]/SUM([.$M51:.$O51])" office:value-type="float" office:value="0.433827884104771" calcext:value-type="float">
            <text:p>0.4338278841</text:p>
          </table:table-cell>
          <table:table-cell table:number-columns-repeated="3"/>
        </table:table-row>
        <table:table-row table:style-name="ro1">
          <table:table-cell/>
          <table:table-cell table:formula="of:=1-SUM([.C52:.E52])" office:value-type="float" office:value="0.8" calcext:value-type="float">
            <text:p>0.8</text:p>
          </table:table-cell>
          <table:table-cell table:formula="of:=IF(MOD(ROW(); 3)=MOD(COLUMN();3); [.$P52]*[.$P52] + [.$P52]*(1-[.$P52])*[.Q52]; [.$P52]*(1-[.$P52])*[.Q52])" office:value-type="float" office:value="0.0604368282058988" calcext:value-type="float">
            <text:p>0.0604368282</text:p>
          </table:table-cell>
          <table:table-cell table:formula="of:=IF(MOD(ROW(); 3)=MOD(COLUMN();3); [.$P52]*[.$P52] + [.$P52]*(1-[.$P52])*[.R52]; [.$P52]*(1-[.$P52])*[.R52])" office:value-type="float" office:value="0.0821567767158165" calcext:value-type="float">
            <text:p>0.0821567767</text:p>
          </table:table-cell>
          <table:table-cell table:formula="of:=IF(MOD(ROW(); 3)=MOD(COLUMN();3); [.$P52]*[.$P52] + [.$P52]*(1-[.$P52])*[.S52]; [.$P52]*(1-[.$P52])*[.S52])" office:value-type="float" office:value="0.0574063950782848" calcext:value-type="float">
            <text:p>0.0574063951</text:p>
          </table:table-cell>
          <table:table-cell table:number-columns-repeated="7"/>
          <table:table-cell office:value-type="float" office:value="0.955507555467912" calcext:value-type="float">
            <text:p>0.9555075555</text:p>
          </table:table-cell>
          <table:table-cell office:value-type="float" office:value="0.666499547741071" calcext:value-type="float">
            <text:p>0.6664995477</text:p>
          </table:table-cell>
          <table:table-cell office:value-type="float" office:value="0.907596342458675" calcext:value-type="float">
            <text:p>0.9075963425</text:p>
          </table:table-cell>
          <table:table-cell table:formula="of:=[.P51]+0.05" office:value-type="float" office:value="0.2" calcext:value-type="float">
            <text:p>0.2</text:p>
          </table:table-cell>
          <table:table-cell table:formula="of:=[.M52]/SUM([.$M52:.$O52])" office:value-type="float" office:value="0.377730176286868" calcext:value-type="float">
            <text:p>0.3777301763</text:p>
          </table:table-cell>
          <table:table-cell table:formula="of:=[.N52]/SUM([.$M52:.$O52])" office:value-type="float" office:value="0.263479854473853" calcext:value-type="float">
            <text:p>0.2634798545</text:p>
          </table:table-cell>
          <table:table-cell table:formula="of:=[.O52]/SUM([.$M52:.$O52])" office:value-type="float" office:value="0.35878996923928" calcext:value-type="float">
            <text:p>0.3587899692</text:p>
          </table:table-cell>
          <table:table-cell table:number-columns-repeated="3"/>
        </table:table-row>
        <table:table-row table:style-name="ro1">
          <table:table-cell/>
          <table:table-cell table:formula="of:=1-SUM([.C53:.E53])" office:value-type="float" office:value="0.8" calcext:value-type="float">
            <text:p>0.8</text:p>
          </table:table-cell>
          <table:table-cell table:formula="of:=IF(MOD(ROW(); 3)=MOD(COLUMN();3); [.$P53]*[.$P53] + [.$P53]*(1-[.$P53])*[.Q53]; [.$P53]*(1-[.$P53])*[.Q53])" office:value-type="float" office:value="0.103144084817415" calcext:value-type="float">
            <text:p>0.1031440848</text:p>
          </table:table-cell>
          <table:table-cell table:formula="of:=IF(MOD(ROW(); 3)=MOD(COLUMN();3); [.$P53]*[.$P53] + [.$P53]*(1-[.$P53])*[.R53]; [.$P53]*(1-[.$P53])*[.R53])" office:value-type="float" office:value="0.0453294467388783" calcext:value-type="float">
            <text:p>0.0453294467</text:p>
          </table:table-cell>
          <table:table-cell table:formula="of:=IF(MOD(ROW(); 3)=MOD(COLUMN();3); [.$P53]*[.$P53] + [.$P53]*(1-[.$P53])*[.S53]; [.$P53]*(1-[.$P53])*[.S53])" office:value-type="float" office:value="0.0515264684437072" calcext:value-type="float">
            <text:p>0.0515264684</text:p>
          </table:table-cell>
          <table:table-cell table:number-columns-repeated="7"/>
          <table:table-cell office:value-type="float" office:value="0.450154663135712" calcext:value-type="float">
            <text:p>0.4501546631</text:p>
          </table:table-cell>
          <table:table-cell office:value-type="float" office:value="0.19783259372546" calcext:value-type="float">
            <text:p>0.1978325937</text:p>
          </table:table-cell>
          <table:table-cell office:value-type="float" office:value="0.0503052940806683" calcext:value-type="float">
            <text:p>0.0503052941</text:p>
          </table:table-cell>
          <table:table-cell table:formula="of:=[.P52]" office:value-type="float" office:value="0.2" calcext:value-type="float">
            <text:p>0.2</text:p>
          </table:table-cell>
          <table:table-cell table:formula="of:=[.M53]/SUM([.$M53:.$O53])" office:value-type="float" office:value="0.644650530108841" calcext:value-type="float">
            <text:p>0.6446505301</text:p>
          </table:table-cell>
          <table:table-cell table:formula="of:=[.N53]/SUM([.$M53:.$O53])" office:value-type="float" office:value="0.283309042117989" calcext:value-type="float">
            <text:p>0.2833090421</text:p>
          </table:table-cell>
          <table:table-cell table:formula="of:=[.O53]/SUM([.$M53:.$O53])" office:value-type="float" office:value="0.07204042777317" calcext:value-type="float">
            <text:p>0.0720404278</text:p>
          </table:table-cell>
          <table:table-cell table:number-columns-repeated="3"/>
        </table:table-row>
        <table:table-row table:style-name="ro1">
          <table:table-cell/>
          <table:table-cell table:formula="of:=1-SUM([.C54:.E54])" office:value-type="float" office:value="0.8" calcext:value-type="float">
            <text:p>0.8</text:p>
          </table:table-cell>
          <table:table-cell table:formula="of:=IF(MOD(ROW(); 3)=MOD(COLUMN();3); [.$P54]*[.$P54] + [.$P54]*(1-[.$P54])*[.Q54]; [.$P54]*(1-[.$P54])*[.Q54])" office:value-type="float" office:value="0.129361465705074" calcext:value-type="float">
            <text:p>0.1293614657</text:p>
          </table:table-cell>
          <table:table-cell table:formula="of:=IF(MOD(ROW(); 3)=MOD(COLUMN();3); [.$P54]*[.$P54] + [.$P54]*(1-[.$P54])*[.R54]; [.$P54]*(1-[.$P54])*[.R54])" office:value-type="float" office:value="0.0153027525803337" calcext:value-type="float">
            <text:p>0.0153027526</text:p>
          </table:table-cell>
          <table:table-cell table:formula="of:=IF(MOD(ROW(); 3)=MOD(COLUMN();3); [.$P54]*[.$P54] + [.$P54]*(1-[.$P54])*[.S54]; [.$P54]*(1-[.$P54])*[.S54])" office:value-type="float" office:value="0.0553357817145928" calcext:value-type="float">
            <text:p>0.0553357817</text:p>
          </table:table-cell>
          <table:table-cell table:number-columns-repeated="7"/>
          <table:table-cell office:value-type="float" office:value="0.868882617611439" calcext:value-type="float">
            <text:p>0.8688826176</text:p>
          </table:table-cell>
          <table:table-cell office:value-type="float" office:value="0.148792274318142" calcext:value-type="float">
            <text:p>0.1487922743</text:p>
          </table:table-cell>
          <table:table-cell office:value-type="float" office:value="0.538042863155733" calcext:value-type="float">
            <text:p>0.5380428632</text:p>
          </table:table-cell>
          <table:table-cell table:formula="of:=[.P53]" office:value-type="float" office:value="0.2" calcext:value-type="float">
            <text:p>0.2</text:p>
          </table:table-cell>
          <table:table-cell table:formula="of:=[.M54]/SUM([.$M54:.$O54])" office:value-type="float" office:value="0.558509160656709" calcext:value-type="float">
            <text:p>0.5585091607</text:p>
          </table:table-cell>
          <table:table-cell table:formula="of:=[.N54]/SUM([.$M54:.$O54])" office:value-type="float" office:value="0.0956422036270855" calcext:value-type="float">
            <text:p>0.0956422036</text:p>
          </table:table-cell>
          <table:table-cell table:formula="of:=[.O54]/SUM([.$M54:.$O54])" office:value-type="float" office:value="0.345848635716205" calcext:value-type="float">
            <text:p>0.3458486357</text:p>
          </table:table-cell>
          <table:table-cell table:number-columns-repeated="3"/>
        </table:table-row>
        <table:table-row table:style-name="ro1">
          <table:table-cell/>
          <table:table-cell table:formula="of:=1-SUM([.C55:.E55])" office:value-type="float" office:value="0.75" calcext:value-type="float">
            <text:p>0.75</text:p>
          </table:table-cell>
          <table:table-cell table:formula="of:=IF(MOD(ROW(); 3)=MOD(COLUMN();3); [.$P55]*[.$P55] + [.$P55]*(1-[.$P55])*[.Q55]; [.$P55]*(1-[.$P55])*[.Q55])" office:value-type="float" office:value="0.0712943906394343" calcext:value-type="float">
            <text:p>0.0712943906</text:p>
          </table:table-cell>
          <table:table-cell table:formula="of:=IF(MOD(ROW(); 3)=MOD(COLUMN();3); [.$P55]*[.$P55] + [.$P55]*(1-[.$P55])*[.R55]; [.$P55]*(1-[.$P55])*[.R55])" office:value-type="float" office:value="0.118131245858625" calcext:value-type="float">
            <text:p>0.1181312459</text:p>
          </table:table-cell>
          <table:table-cell table:formula="of:=IF(MOD(ROW(); 3)=MOD(COLUMN();3); [.$P55]*[.$P55] + [.$P55]*(1-[.$P55])*[.S55]; [.$P55]*(1-[.$P55])*[.S55])" office:value-type="float" office:value="0.0605743635019407" calcext:value-type="float">
            <text:p>0.0605743635</text:p>
          </table:table-cell>
          <table:table-cell table:number-columns-repeated="7"/>
          <table:table-cell office:value-type="float" office:value="0.799431676012988" calcext:value-type="float">
            <text:p>0.799431676</text:p>
          </table:table-cell>
          <table:table-cell office:value-type="float" office:value="0.623799147682904" calcext:value-type="float">
            <text:p>0.6237991477</text:p>
          </table:table-cell>
          <table:table-cell office:value-type="float" office:value="0.679226857869959" calcext:value-type="float">
            <text:p>0.6792268579</text:p>
          </table:table-cell>
          <table:table-cell table:formula="of:=[.P54]+0.05" office:value-type="float" office:value="0.25" calcext:value-type="float">
            <text:p>0.25</text:p>
          </table:table-cell>
          <table:table-cell table:formula="of:=[.M55]/SUM([.$M55:.$O55])" office:value-type="float" office:value="0.380236750076983" calcext:value-type="float">
            <text:p>0.3802367501</text:p>
          </table:table-cell>
          <table:table-cell table:formula="of:=[.N55]/SUM([.$M55:.$O55])" office:value-type="float" office:value="0.296699977912666" calcext:value-type="float">
            <text:p>0.2966999779</text:p>
          </table:table-cell>
          <table:table-cell table:formula="of:=[.O55]/SUM([.$M55:.$O55])" office:value-type="float" office:value="0.32306327201035" calcext:value-type="float">
            <text:p>0.323063272</text:p>
          </table:table-cell>
          <table:table-cell table:number-columns-repeated="3"/>
        </table:table-row>
        <table:table-row table:style-name="ro1">
          <table:table-cell/>
          <table:table-cell table:formula="of:=1-SUM([.C56:.E56])" office:value-type="float" office:value="0.75" calcext:value-type="float">
            <text:p>0.75</text:p>
          </table:table-cell>
          <table:table-cell table:formula="of:=IF(MOD(ROW(); 3)=MOD(COLUMN();3); [.$P56]*[.$P56] + [.$P56]*(1-[.$P56])*[.Q56]; [.$P56]*(1-[.$P56])*[.Q56])" office:value-type="float" office:value="0.0608076633950567" calcext:value-type="float">
            <text:p>0.0608076634</text:p>
          </table:table-cell>
          <table:table-cell table:formula="of:=IF(MOD(ROW(); 3)=MOD(COLUMN();3); [.$P56]*[.$P56] + [.$P56]*(1-[.$P56])*[.R56]; [.$P56]*(1-[.$P56])*[.R56])" office:value-type="float" office:value="0.0352686554955981" calcext:value-type="float">
            <text:p>0.0352686555</text:p>
          </table:table-cell>
          <table:table-cell table:formula="of:=IF(MOD(ROW(); 3)=MOD(COLUMN();3); [.$P56]*[.$P56] + [.$P56]*(1-[.$P56])*[.S56]; [.$P56]*(1-[.$P56])*[.S56])" office:value-type="float" office:value="0.153923681109345" calcext:value-type="float">
            <text:p>0.1539236811</text:p>
          </table:table-cell>
          <table:table-cell table:number-columns-repeated="7"/>
          <table:table-cell office:value-type="float" office:value="0.576528092062551" calcext:value-type="float">
            <text:p>0.5765280921</text:p>
          </table:table-cell>
          <table:table-cell office:value-type="float" office:value="0.334388291330753" calcext:value-type="float">
            <text:p>0.3343882913</text:p>
          </table:table-cell>
          <table:table-cell office:value-type="float" office:value="0.866803910830599" calcext:value-type="float">
            <text:p>0.8668039108</text:p>
          </table:table-cell>
          <table:table-cell table:formula="of:=[.P55]" office:value-type="float" office:value="0.25" calcext:value-type="float">
            <text:p>0.25</text:p>
          </table:table-cell>
          <table:table-cell table:formula="of:=[.M56]/SUM([.$M56:.$O56])" office:value-type="float" office:value="0.324307538106969" calcext:value-type="float">
            <text:p>0.3243075381</text:p>
          </table:table-cell>
          <table:table-cell table:formula="of:=[.N56]/SUM([.$M56:.$O56])" office:value-type="float" office:value="0.188099495976523" calcext:value-type="float">
            <text:p>0.188099496</text:p>
          </table:table-cell>
          <table:table-cell table:formula="of:=[.O56]/SUM([.$M56:.$O56])" office:value-type="float" office:value="0.487592965916507" calcext:value-type="float">
            <text:p>0.4875929659</text:p>
          </table:table-cell>
          <table:table-cell table:number-columns-repeated="3"/>
        </table:table-row>
        <table:table-row table:style-name="ro1">
          <table:table-cell/>
          <table:table-cell table:formula="of:=1-SUM([.C57:.E57])" office:value-type="float" office:value="0.75" calcext:value-type="float">
            <text:p>0.75</text:p>
          </table:table-cell>
          <table:table-cell table:formula="of:=IF(MOD(ROW(); 3)=MOD(COLUMN();3); [.$P57]*[.$P57] + [.$P57]*(1-[.$P57])*[.Q57]; [.$P57]*(1-[.$P57])*[.Q57])" office:value-type="float" office:value="0.138792628791516" calcext:value-type="float">
            <text:p>0.1387926288</text:p>
          </table:table-cell>
          <table:table-cell table:formula="of:=IF(MOD(ROW(); 3)=MOD(COLUMN();3); [.$P57]*[.$P57] + [.$P57]*(1-[.$P57])*[.R57]; [.$P57]*(1-[.$P57])*[.R57])" office:value-type="float" office:value="0.0414445277979978" calcext:value-type="float">
            <text:p>0.0414445278</text:p>
          </table:table-cell>
          <table:table-cell table:formula="of:=IF(MOD(ROW(); 3)=MOD(COLUMN();3); [.$P57]*[.$P57] + [.$P57]*(1-[.$P57])*[.S57]; [.$P57]*(1-[.$P57])*[.S57])" office:value-type="float" office:value="0.0697628434104857" calcext:value-type="float">
            <text:p>0.0697628434</text:p>
          </table:table-cell>
          <table:table-cell table:number-columns-repeated="7"/>
          <table:table-cell office:value-type="float" office:value="0.892129622127037" calcext:value-type="float">
            <text:p>0.8921296221</text:p>
          </table:table-cell>
          <table:table-cell office:value-type="float" office:value="0.48463254588722" calcext:value-type="float">
            <text:p>0.4846325459</text:p>
          </table:table-cell>
          <table:table-cell office:value-type="float" office:value="0.815773425508506" calcext:value-type="float">
            <text:p>0.8157734255</text:p>
          </table:table-cell>
          <table:table-cell table:formula="of:=[.P56]" office:value-type="float" office:value="0.25" calcext:value-type="float">
            <text:p>0.25</text:p>
          </table:table-cell>
          <table:table-cell table:formula="of:=[.M57]/SUM([.$M57:.$O57])" office:value-type="float" office:value="0.406894020221421" calcext:value-type="float">
            <text:p>0.4068940202</text:p>
          </table:table-cell>
          <table:table-cell table:formula="of:=[.N57]/SUM([.$M57:.$O57])" office:value-type="float" office:value="0.221037481589322" calcext:value-type="float">
            <text:p>0.2210374816</text:p>
          </table:table-cell>
          <table:table-cell table:formula="of:=[.O57]/SUM([.$M57:.$O57])" office:value-type="float" office:value="0.372068498189257" calcext:value-type="float">
            <text:p>0.3720684982</text:p>
          </table:table-cell>
          <table:table-cell table:number-columns-repeated="3"/>
        </table:table-row>
        <table:table-row table:style-name="ro1">
          <table:table-cell/>
          <table:table-cell table:formula="of:=1-SUM([.C58:.E58])" office:value-type="float" office:value="0.7" calcext:value-type="float">
            <text:p>0.7</text:p>
          </table:table-cell>
          <table:table-cell table:formula="of:=IF(MOD(ROW(); 3)=MOD(COLUMN();3); [.$P58]*[.$P58] + [.$P58]*(1-[.$P58])*[.Q58]; [.$P58]*(1-[.$P58])*[.Q58])" office:value-type="float" office:value="0.0665645923960675" calcext:value-type="float">
            <text:p>0.0665645924</text:p>
          </table:table-cell>
          <table:table-cell table:formula="of:=IF(MOD(ROW(); 3)=MOD(COLUMN();3); [.$P58]*[.$P58] + [.$P58]*(1-[.$P58])*[.R58]; [.$P58]*(1-[.$P58])*[.R58])" office:value-type="float" office:value="0.128714211695784" calcext:value-type="float">
            <text:p>0.1287142117</text:p>
          </table:table-cell>
          <table:table-cell table:formula="of:=IF(MOD(ROW(); 3)=MOD(COLUMN();3); [.$P58]*[.$P58] + [.$P58]*(1-[.$P58])*[.S58]; [.$P58]*(1-[.$P58])*[.S58])" office:value-type="float" office:value="0.104721195908149" calcext:value-type="float">
            <text:p>0.1047211959</text:p>
          </table:table-cell>
          <table:table-cell table:number-columns-repeated="7"/>
          <table:table-cell office:value-type="float" office:value="0.407390472039886" calcext:value-type="float">
            <text:p>0.407390472</text:p>
          </table:table-cell>
          <table:table-cell office:value-type="float" office:value="0.236939796514537" calcext:value-type="float">
            <text:p>0.2369397965</text:p>
          </table:table-cell>
          <table:table-cell office:value-type="float" office:value="0.640917579420536" calcext:value-type="float">
            <text:p>0.6409175794</text:p>
          </table:table-cell>
          <table:table-cell table:formula="of:=[.P57]+0.05" office:value-type="float" office:value="0.3" calcext:value-type="float">
            <text:p>0.3</text:p>
          </table:table-cell>
          <table:table-cell table:formula="of:=[.M58]/SUM([.$M58:.$O58])" office:value-type="float" office:value="0.316974249505083" calcext:value-type="float">
            <text:p>0.3169742495</text:p>
          </table:table-cell>
          <table:table-cell table:formula="of:=[.N58]/SUM([.$M58:.$O58])" office:value-type="float" office:value="0.184353389027541" calcext:value-type="float">
            <text:p>0.184353389</text:p>
          </table:table-cell>
          <table:table-cell table:formula="of:=[.O58]/SUM([.$M58:.$O58])" office:value-type="float" office:value="0.498672361467376" calcext:value-type="float">
            <text:p>0.4986723615</text:p>
          </table:table-cell>
          <table:table-cell table:number-columns-repeated="3"/>
        </table:table-row>
        <table:table-row table:style-name="ro1">
          <table:table-cell/>
          <table:table-cell table:formula="of:=1-SUM([.C59:.E59])" office:value-type="float" office:value="0.7" calcext:value-type="float">
            <text:p>0.7</text:p>
          </table:table-cell>
          <table:table-cell table:formula="of:=IF(MOD(ROW(); 3)=MOD(COLUMN();3); [.$P59]*[.$P59] + [.$P59]*(1-[.$P59])*[.Q59]; [.$P59]*(1-[.$P59])*[.Q59])" office:value-type="float" office:value="0.0762039506680372" calcext:value-type="float">
            <text:p>0.0762039507</text:p>
          </table:table-cell>
          <table:table-cell table:formula="of:=IF(MOD(ROW(); 3)=MOD(COLUMN();3); [.$P59]*[.$P59] + [.$P59]*(1-[.$P59])*[.R59]; [.$P59]*(1-[.$P59])*[.R59])" office:value-type="float" office:value="0.109102020384242" calcext:value-type="float">
            <text:p>0.1091020204</text:p>
          </table:table-cell>
          <table:table-cell table:formula="of:=IF(MOD(ROW(); 3)=MOD(COLUMN();3); [.$P59]*[.$P59] + [.$P59]*(1-[.$P59])*[.S59]; [.$P59]*(1-[.$P59])*[.S59])" office:value-type="float" office:value="0.114694028947721" calcext:value-type="float">
            <text:p>0.1146940289</text:p>
          </table:table-cell>
          <table:table-cell table:number-columns-repeated="7"/>
          <table:table-cell office:value-type="float" office:value="0.307052829389219" calcext:value-type="float">
            <text:p>0.3070528294</text:p>
          </table:table-cell>
          <table:table-cell office:value-type="float" office:value="0.43961085688321" calcext:value-type="float">
            <text:p>0.4396108569</text:p>
          </table:table-cell>
          <table:table-cell office:value-type="float" office:value="0.0995010283711897" calcext:value-type="float">
            <text:p>0.0995010284</text:p>
          </table:table-cell>
          <table:table-cell table:formula="of:=[.P58]" office:value-type="float" office:value="0.3" calcext:value-type="float">
            <text:p>0.3</text:p>
          </table:table-cell>
          <table:table-cell table:formula="of:=[.M59]/SUM([.$M59:.$O59])" office:value-type="float" office:value="0.362875955562082" calcext:value-type="float">
            <text:p>0.3628759556</text:p>
          </table:table-cell>
          <table:table-cell table:formula="of:=[.N59]/SUM([.$M59:.$O59])" office:value-type="float" office:value="0.51953343040115" calcext:value-type="float">
            <text:p>0.5195334304</text:p>
          </table:table-cell>
          <table:table-cell table:formula="of:=[.O59]/SUM([.$M59:.$O59])" office:value-type="float" office:value="0.117590614036768" calcext:value-type="float">
            <text:p>0.117590614</text:p>
          </table:table-cell>
          <table:table-cell table:number-columns-repeated="3"/>
        </table:table-row>
        <table:table-row table:style-name="ro1">
          <table:table-cell/>
          <table:table-cell table:formula="of:=1-SUM([.C60:.E60])" office:value-type="float" office:value="0.7" calcext:value-type="float">
            <text:p>0.7</text:p>
          </table:table-cell>
          <table:table-cell table:formula="of:=IF(MOD(ROW(); 3)=MOD(COLUMN();3); [.$P60]*[.$P60] + [.$P60]*(1-[.$P60])*[.Q60]; [.$P60]*(1-[.$P60])*[.Q60])" office:value-type="float" office:value="0.23163478989628" calcext:value-type="float">
            <text:p>0.2316347899</text:p>
          </table:table-cell>
          <table:table-cell table:formula="of:=IF(MOD(ROW(); 3)=MOD(COLUMN();3); [.$P60]*[.$P60] + [.$P60]*(1-[.$P60])*[.R60]; [.$P60]*(1-[.$P60])*[.R60])" office:value-type="float" office:value="0.0358277919256765" calcext:value-type="float">
            <text:p>0.0358277919</text:p>
          </table:table-cell>
          <table:table-cell table:formula="of:=IF(MOD(ROW(); 3)=MOD(COLUMN();3); [.$P60]*[.$P60] + [.$P60]*(1-[.$P60])*[.S60]; [.$P60]*(1-[.$P60])*[.S60])" office:value-type="float" office:value="0.0325374181780431" calcext:value-type="float">
            <text:p>0.0325374182</text:p>
          </table:table-cell>
          <table:table-cell table:number-columns-repeated="7"/>
          <table:table-cell office:value-type="float" office:value="0.974410372956113" calcext:value-type="float">
            <text:p>0.974410373</text:p>
          </table:table-cell>
          <table:table-cell office:value-type="float" office:value="0.246485853638487" calcext:value-type="float">
            <text:p>0.2464858536</text:p>
          </table:table-cell>
          <table:table-cell office:value-type="float" office:value="0.223848941387307" calcext:value-type="float">
            <text:p>0.2238489414</text:p>
          </table:table-cell>
          <table:table-cell table:formula="of:=[.P59]" office:value-type="float" office:value="0.3" calcext:value-type="float">
            <text:p>0.3</text:p>
          </table:table-cell>
          <table:table-cell table:formula="of:=[.M60]/SUM([.$M60:.$O60])" office:value-type="float" office:value="0.674451380458478" calcext:value-type="float">
            <text:p>0.6744513805</text:p>
          </table:table-cell>
          <table:table-cell table:formula="of:=[.N60]/SUM([.$M60:.$O60])" office:value-type="float" office:value="0.170608532979412" calcext:value-type="float">
            <text:p>0.170608533</text:p>
          </table:table-cell>
          <table:table-cell table:formula="of:=[.O60]/SUM([.$M60:.$O60])" office:value-type="float" office:value="0.15494008656211" calcext:value-type="float">
            <text:p>0.1549400866</text:p>
          </table:table-cell>
          <table:table-cell table:number-columns-repeated="3"/>
        </table:table-row>
        <table:table-row table:style-name="ro1">
          <table:table-cell/>
          <table:table-cell table:formula="of:=1-SUM([.C61:.E61])" office:value-type="float" office:value="0.65" calcext:value-type="float">
            <text:p>0.65</text:p>
          </table:table-cell>
          <table:table-cell table:formula="of:=IF(MOD(ROW(); 3)=MOD(COLUMN();3); [.$P61]*[.$P61] + [.$P61]*(1-[.$P61])*[.Q61]; [.$P61]*(1-[.$P61])*[.Q61])" office:value-type="float" office:value="0.143217921107254" calcext:value-type="float">
            <text:p>0.1432179211</text:p>
          </table:table-cell>
          <table:table-cell table:formula="of:=IF(MOD(ROW(); 3)=MOD(COLUMN();3); [.$P61]*[.$P61] + [.$P61]*(1-[.$P61])*[.R61]; [.$P61]*(1-[.$P61])*[.R61])" office:value-type="float" office:value="0.166329525858596" calcext:value-type="float">
            <text:p>0.1663295259</text:p>
          </table:table-cell>
          <table:table-cell table:formula="of:=IF(MOD(ROW(); 3)=MOD(COLUMN();3); [.$P61]*[.$P61] + [.$P61]*(1-[.$P61])*[.S61]; [.$P61]*(1-[.$P61])*[.S61])" office:value-type="float" office:value="0.04045255303415" calcext:value-type="float">
            <text:p>0.040452553</text:p>
          </table:table-cell>
          <table:table-cell table:number-columns-repeated="7"/>
          <table:table-cell office:value-type="float" office:value="0.63575315292628" calcext:value-type="float">
            <text:p>0.6357531529</text:p>
          </table:table-cell>
          <table:table-cell office:value-type="float" office:value="0.194561958730001" calcext:value-type="float">
            <text:p>0.1945619587</text:p>
          </table:table-cell>
          <table:table-cell office:value-type="float" office:value="0.179571368838112" calcext:value-type="float">
            <text:p>0.1795713688</text:p>
          </table:table-cell>
          <table:table-cell table:formula="of:=[.P60]+0.05" office:value-type="float" office:value="0.35" calcext:value-type="float">
            <text:p>0.35</text:p>
          </table:table-cell>
          <table:table-cell table:formula="of:=[.M61]/SUM([.$M61:.$O61])" office:value-type="float" office:value="0.629529323548371" calcext:value-type="float">
            <text:p>0.6295293235</text:p>
          </table:table-cell>
          <table:table-cell table:formula="of:=[.N61]/SUM([.$M61:.$O61])" office:value-type="float" office:value="0.1926572565213" calcext:value-type="float">
            <text:p>0.1926572565</text:p>
          </table:table-cell>
          <table:table-cell table:formula="of:=[.O61]/SUM([.$M61:.$O61])" office:value-type="float" office:value="0.17781341993033" calcext:value-type="float">
            <text:p>0.1778134199</text:p>
          </table:table-cell>
          <table:table-cell table:number-columns-repeated="3"/>
        </table:table-row>
        <table:table-row table:style-name="ro1">
          <table:table-cell/>
          <table:table-cell table:formula="of:=1-SUM([.C62:.E62])" office:value-type="float" office:value="0.65" calcext:value-type="float">
            <text:p>0.65</text:p>
          </table:table-cell>
          <table:table-cell table:formula="of:=IF(MOD(ROW(); 3)=MOD(COLUMN();3); [.$P62]*[.$P62] + [.$P62]*(1-[.$P62])*[.Q62]; [.$P62]*(1-[.$P62])*[.Q62])" office:value-type="float" office:value="0.147507849488901" calcext:value-type="float">
            <text:p>0.1475078495</text:p>
          </table:table-cell>
          <table:table-cell table:formula="of:=IF(MOD(ROW(); 3)=MOD(COLUMN();3); [.$P62]*[.$P62] + [.$P62]*(1-[.$P62])*[.R62]; [.$P62]*(1-[.$P62])*[.R62])" office:value-type="float" office:value="0.0327703152994047" calcext:value-type="float">
            <text:p>0.0327703153</text:p>
          </table:table-cell>
          <table:table-cell table:formula="of:=IF(MOD(ROW(); 3)=MOD(COLUMN();3); [.$P62]*[.$P62] + [.$P62]*(1-[.$P62])*[.S62]; [.$P62]*(1-[.$P62])*[.S62])" office:value-type="float" office:value="0.169721835211694" calcext:value-type="float">
            <text:p>0.1697218352</text:p>
          </table:table-cell>
          <table:table-cell table:number-columns-repeated="7"/>
          <table:table-cell office:value-type="float" office:value="0.497175440542207" calcext:value-type="float">
            <text:p>0.4971754405</text:p>
          </table:table-cell>
          <table:table-cell office:value-type="float" office:value="0.110452399666463" calcext:value-type="float">
            <text:p>0.1104523997</text:p>
          </table:table-cell>
          <table:table-cell office:value-type="float" office:value="0.159161270440404" calcext:value-type="float">
            <text:p>0.1591612704</text:p>
          </table:table-cell>
          <table:table-cell table:formula="of:=[.P61]" office:value-type="float" office:value="0.35" calcext:value-type="float">
            <text:p>0.35</text:p>
          </table:table-cell>
          <table:table-cell table:formula="of:=[.M62]/SUM([.$M62:.$O62])" office:value-type="float" office:value="0.648386151599567" calcext:value-type="float">
            <text:p>0.6483861516</text:p>
          </table:table-cell>
          <table:table-cell table:formula="of:=[.N62]/SUM([.$M62:.$O62])" office:value-type="float" office:value="0.144045341975405" calcext:value-type="float">
            <text:p>0.144045342</text:p>
          </table:table-cell>
          <table:table-cell table:formula="of:=[.O62]/SUM([.$M62:.$O62])" office:value-type="float" office:value="0.207568506425028" calcext:value-type="float">
            <text:p>0.2075685064</text:p>
          </table:table-cell>
          <table:table-cell table:number-columns-repeated="3"/>
        </table:table-row>
        <table:table-row table:style-name="ro1">
          <table:table-cell/>
          <table:table-cell table:formula="of:=1-SUM([.C63:.E63])" office:value-type="float" office:value="0.65" calcext:value-type="float">
            <text:p>0.65</text:p>
          </table:table-cell>
          <table:table-cell table:formula="of:=IF(MOD(ROW(); 3)=MOD(COLUMN();3); [.$P63]*[.$P63] + [.$P63]*(1-[.$P63])*[.Q63]; [.$P63]*(1-[.$P63])*[.Q63])" office:value-type="float" office:value="0.177296726646402" calcext:value-type="float">
            <text:p>0.1772967266</text:p>
          </table:table-cell>
          <table:table-cell table:formula="of:=IF(MOD(ROW(); 3)=MOD(COLUMN();3); [.$P63]*[.$P63] + [.$P63]*(1-[.$P63])*[.R63]; [.$P63]*(1-[.$P63])*[.R63])" office:value-type="float" office:value="0.0531596501425474" calcext:value-type="float">
            <text:p>0.0531596501</text:p>
          </table:table-cell>
          <table:table-cell table:formula="of:=IF(MOD(ROW(); 3)=MOD(COLUMN();3); [.$P63]*[.$P63] + [.$P63]*(1-[.$P63])*[.S63]; [.$P63]*(1-[.$P63])*[.S63])" office:value-type="float" office:value="0.11954362321105" calcext:value-type="float">
            <text:p>0.1195436232</text:p>
          </table:table-cell>
          <table:table-cell table:number-columns-repeated="7"/>
          <table:table-cell office:value-type="float" office:value="0.183992559769953" calcext:value-type="float">
            <text:p>0.1839925598</text:p>
          </table:table-cell>
          <table:table-cell office:value-type="float" office:value="0.178495700469812" calcext:value-type="float">
            <text:p>0.1784957005</text:p>
          </table:table-cell>
          <table:table-cell office:value-type="float" office:value="0.401395093920631" calcext:value-type="float">
            <text:p>0.4013950939</text:p>
          </table:table-cell>
          <table:table-cell table:formula="of:=[.P62]" office:value-type="float" office:value="0.35" calcext:value-type="float">
            <text:p>0.35</text:p>
          </table:table-cell>
          <table:table-cell table:formula="of:=[.M63]/SUM([.$M63:.$O63])" office:value-type="float" office:value="0.240864732511659" calcext:value-type="float">
            <text:p>0.2408647325</text:p>
          </table:table-cell>
          <table:table-cell table:formula="of:=[.N63]/SUM([.$M63:.$O63])" office:value-type="float" office:value="0.233668791835373" calcext:value-type="float">
            <text:p>0.2336687918</text:p>
          </table:table-cell>
          <table:table-cell table:formula="of:=[.O63]/SUM([.$M63:.$O63])" office:value-type="float" office:value="0.525466475652968" calcext:value-type="float">
            <text:p>0.5254664757</text:p>
          </table:table-cell>
          <table:table-cell table:number-columns-repeated="3"/>
        </table:table-row>
        <table:table-row table:style-name="ro1">
          <table:table-cell/>
          <table:table-cell table:formula="of:=1-SUM([.C64:.E64])" office:value-type="float" office:value="0.6" calcext:value-type="float">
            <text:p>0.6</text:p>
          </table:table-cell>
          <table:table-cell table:formula="of:=IF(MOD(ROW(); 3)=MOD(COLUMN();3); [.$P64]*[.$P64] + [.$P64]*(1-[.$P64])*[.Q64]; [.$P64]*(1-[.$P64])*[.Q64])" office:value-type="float" office:value="0.0528806585008514" calcext:value-type="float">
            <text:p>0.0528806585</text:p>
          </table:table-cell>
          <table:table-cell table:formula="of:=IF(MOD(ROW(); 3)=MOD(COLUMN();3); [.$P64]*[.$P64] + [.$P64]*(1-[.$P64])*[.R64]; [.$P64]*(1-[.$P64])*[.R64])" office:value-type="float" office:value="0.285511959935197" calcext:value-type="float">
            <text:p>0.2855119599</text:p>
          </table:table-cell>
          <table:table-cell table:formula="of:=IF(MOD(ROW(); 3)=MOD(COLUMN();3); [.$P64]*[.$P64] + [.$P64]*(1-[.$P64])*[.S64]; [.$P64]*(1-[.$P64])*[.S64])" office:value-type="float" office:value="0.0616073815639512" calcext:value-type="float">
            <text:p>0.0616073816</text:p>
          </table:table-cell>
          <table:table-cell table:number-columns-repeated="7"/>
          <table:table-cell office:value-type="float" office:value="0.401130707247685" calcext:value-type="float">
            <text:p>0.4011307072</text:p>
          </table:table-cell>
          <table:table-cell office:value-type="float" office:value="0.952081586806229" calcext:value-type="float">
            <text:p>0.9520815868</text:p>
          </table:table-cell>
          <table:table-cell office:value-type="float" office:value="0.467328003073711" calcext:value-type="float">
            <text:p>0.4673280031</text:p>
          </table:table-cell>
          <table:table-cell table:formula="of:=[.P63]+0.05" office:value-type="float" office:value="0.4" calcext:value-type="float">
            <text:p>0.4</text:p>
          </table:table-cell>
          <table:table-cell table:formula="of:=[.M64]/SUM([.$M64:.$O64])" office:value-type="float" office:value="0.220336077086881" calcext:value-type="float">
            <text:p>0.2203360771</text:p>
          </table:table-cell>
          <table:table-cell table:formula="of:=[.N64]/SUM([.$M64:.$O64])" office:value-type="float" office:value="0.522966499729989" calcext:value-type="float">
            <text:p>0.5229664997</text:p>
          </table:table-cell>
          <table:table-cell table:formula="of:=[.O64]/SUM([.$M64:.$O64])" office:value-type="float" office:value="0.25669742318313" calcext:value-type="float">
            <text:p>0.2566974232</text:p>
          </table:table-cell>
          <table:table-cell table:number-columns-repeated="3"/>
        </table:table-row>
        <table:table-row table:style-name="ro1">
          <table:table-cell/>
          <table:table-cell table:formula="of:=1-SUM([.C65:.E65])" office:value-type="float" office:value="0.6" calcext:value-type="float">
            <text:p>0.6</text:p>
          </table:table-cell>
          <table:table-cell table:formula="of:=IF(MOD(ROW(); 3)=MOD(COLUMN();3); [.$P65]*[.$P65] + [.$P65]*(1-[.$P65])*[.Q65]; [.$P65]*(1-[.$P65])*[.Q65])" office:value-type="float" office:value="0.103471499823919" calcext:value-type="float">
            <text:p>0.1034714998</text:p>
          </table:table-cell>
          <table:table-cell table:formula="of:=IF(MOD(ROW(); 3)=MOD(COLUMN();3); [.$P65]*[.$P65] + [.$P65]*(1-[.$P65])*[.R65]; [.$P65]*(1-[.$P65])*[.R65])" office:value-type="float" office:value="0.0765830824721842" calcext:value-type="float">
            <text:p>0.0765830825</text:p>
          </table:table-cell>
          <table:table-cell table:formula="of:=IF(MOD(ROW(); 3)=MOD(COLUMN();3); [.$P65]*[.$P65] + [.$P65]*(1-[.$P65])*[.S65]; [.$P65]*(1-[.$P65])*[.S65])" office:value-type="float" office:value="0.219945417703896" calcext:value-type="float">
            <text:p>0.2199454177</text:p>
          </table:table-cell>
          <table:table-cell table:number-columns-repeated="7"/>
          <table:table-cell office:value-type="float" office:value="0.754246248822819" calcext:value-type="float">
            <text:p>0.7542462488</text:p>
          </table:table-cell>
          <table:table-cell office:value-type="float" office:value="0.558245534047827" calcext:value-type="float">
            <text:p>0.558245534</text:p>
          </table:table-cell>
          <table:table-cell office:value-type="float" office:value="0.436966763932313" calcext:value-type="float">
            <text:p>0.4369667639</text:p>
          </table:table-cell>
          <table:table-cell table:formula="of:=[.P64]" office:value-type="float" office:value="0.4" calcext:value-type="float">
            <text:p>0.4</text:p>
          </table:table-cell>
          <table:table-cell table:formula="of:=[.M65]/SUM([.$M65:.$O65])" office:value-type="float" office:value="0.43113124926633" calcext:value-type="float">
            <text:p>0.4311312493</text:p>
          </table:table-cell>
          <table:table-cell table:formula="of:=[.N65]/SUM([.$M65:.$O65])" office:value-type="float" office:value="0.319096176967434" calcext:value-type="float">
            <text:p>0.319096177</text:p>
          </table:table-cell>
          <table:table-cell table:formula="of:=[.O65]/SUM([.$M65:.$O65])" office:value-type="float" office:value="0.249772573766235" calcext:value-type="float">
            <text:p>0.2497725738</text:p>
          </table:table-cell>
          <table:table-cell table:number-columns-repeated="3"/>
        </table:table-row>
        <table:table-row table:style-name="ro1">
          <table:table-cell/>
          <table:table-cell table:formula="of:=1-SUM([.C66:.E66])" office:value-type="float" office:value="0.6" calcext:value-type="float">
            <text:p>0.6</text:p>
          </table:table-cell>
          <table:table-cell table:formula="of:=IF(MOD(ROW(); 3)=MOD(COLUMN();3); [.$P66]*[.$P66] + [.$P66]*(1-[.$P66])*[.Q66]; [.$P66]*(1-[.$P66])*[.Q66])" office:value-type="float" office:value="0.215662779905713" calcext:value-type="float">
            <text:p>0.2156627799</text:p>
          </table:table-cell>
          <table:table-cell table:formula="of:=IF(MOD(ROW(); 3)=MOD(COLUMN();3); [.$P66]*[.$P66] + [.$P66]*(1-[.$P66])*[.R66]; [.$P66]*(1-[.$P66])*[.R66])" office:value-type="float" office:value="0.146509269093669" calcext:value-type="float">
            <text:p>0.1465092691</text:p>
          </table:table-cell>
          <table:table-cell table:formula="of:=IF(MOD(ROW(); 3)=MOD(COLUMN();3); [.$P66]*[.$P66] + [.$P66]*(1-[.$P66])*[.S66]; [.$P66]*(1-[.$P66])*[.S66])" office:value-type="float" office:value="0.0378279510006183" calcext:value-type="float">
            <text:p>0.037827951</text:p>
          </table:table-cell>
          <table:table-cell table:number-columns-repeated="7"/>
          <table:table-cell office:value-type="float" office:value="0.335675947682087" calcext:value-type="float">
            <text:p>0.3356759477</text:p>
          </table:table-cell>
          <table:table-cell office:value-type="float" office:value="0.883528236112752" calcext:value-type="float">
            <text:p>0.8835282361</text:p>
          </table:table-cell>
          <table:table-cell office:value-type="float" office:value="0.228122514227874" calcext:value-type="float">
            <text:p>0.2281225142</text:p>
          </table:table-cell>
          <table:table-cell table:formula="of:=[.P65]" office:value-type="float" office:value="0.4" calcext:value-type="float">
            <text:p>0.4</text:p>
          </table:table-cell>
          <table:table-cell table:formula="of:=[.M66]/SUM([.$M66:.$O66])" office:value-type="float" office:value="0.231928249607138" calcext:value-type="float">
            <text:p>0.2319282496</text:p>
          </table:table-cell>
          <table:table-cell table:formula="of:=[.N66]/SUM([.$M66:.$O66])" office:value-type="float" office:value="0.610455287890286" calcext:value-type="float">
            <text:p>0.6104552879</text:p>
          </table:table-cell>
          <table:table-cell table:formula="of:=[.O66]/SUM([.$M66:.$O66])" office:value-type="float" office:value="0.157616462502576" calcext:value-type="float">
            <text:p>0.1576164625</text:p>
          </table:table-cell>
          <table:table-cell table:number-columns-repeated="3"/>
        </table:table-row>
        <table:table-row table:style-name="ro1">
          <table:table-cell/>
          <table:table-cell table:formula="of:=1-SUM([.C67:.E67])" office:value-type="float" office:value="0.55" calcext:value-type="float">
            <text:p>0.55</text:p>
          </table:table-cell>
          <table:table-cell table:formula="of:=IF(MOD(ROW(); 3)=MOD(COLUMN();3); [.$P67]*[.$P67] + [.$P67]*(1-[.$P67])*[.Q67]; [.$P67]*(1-[.$P67])*[.Q67])" office:value-type="float" office:value="0.11655823864576" calcext:value-type="float">
            <text:p>0.1165582386</text:p>
          </table:table-cell>
          <table:table-cell table:formula="of:=IF(MOD(ROW(); 3)=MOD(COLUMN();3); [.$P67]*[.$P67] + [.$P67]*(1-[.$P67])*[.R67]; [.$P67]*(1-[.$P67])*[.R67])" office:value-type="float" office:value="0.245572358238731" calcext:value-type="float">
            <text:p>0.2455723582</text:p>
          </table:table-cell>
          <table:table-cell table:formula="of:=IF(MOD(ROW(); 3)=MOD(COLUMN();3); [.$P67]*[.$P67] + [.$P67]*(1-[.$P67])*[.S67]; [.$P67]*(1-[.$P67])*[.S67])" office:value-type="float" office:value="0.0878694031155083" calcext:value-type="float">
            <text:p>0.0878694031</text:p>
          </table:table-cell>
          <table:table-cell table:number-columns-repeated="7"/>
          <table:table-cell office:value-type="float" office:value="0.853556941697583" calcext:value-type="float">
            <text:p>0.8535569417</text:p>
          </table:table-cell>
          <table:table-cell office:value-type="float" office:value="0.315419234170894" calcext:value-type="float">
            <text:p>0.3154192342</text:p>
          </table:table-cell>
          <table:table-cell office:value-type="float" office:value="0.643468362798509" calcext:value-type="float">
            <text:p>0.6434683628</text:p>
          </table:table-cell>
          <table:table-cell table:formula="of:=[.P66]+0.05" office:value-type="float" office:value="0.45" calcext:value-type="float">
            <text:p>0.45</text:p>
          </table:table-cell>
          <table:table-cell table:formula="of:=[.M67]/SUM([.$M67:.$O67])" office:value-type="float" office:value="0.470942378366709" calcext:value-type="float">
            <text:p>0.4709423784</text:p>
          </table:table-cell>
          <table:table-cell table:formula="of:=[.N67]/SUM([.$M67:.$O67])" office:value-type="float" office:value="0.1740297302575" calcext:value-type="float">
            <text:p>0.1740297303</text:p>
          </table:table-cell>
          <table:table-cell table:formula="of:=[.O67]/SUM([.$M67:.$O67])" office:value-type="float" office:value="0.355027891375791" calcext:value-type="float">
            <text:p>0.3550278914</text:p>
          </table:table-cell>
          <table:table-cell table:number-columns-repeated="3"/>
        </table:table-row>
        <table:table-row table:style-name="ro1">
          <table:table-cell/>
          <table:table-cell table:formula="of:=1-SUM([.C68:.E68])" office:value-type="float" office:value="0.55" calcext:value-type="float">
            <text:p>0.55</text:p>
          </table:table-cell>
          <table:table-cell table:formula="of:=IF(MOD(ROW(); 3)=MOD(COLUMN();3); [.$P68]*[.$P68] + [.$P68]*(1-[.$P68])*[.Q68]; [.$P68]*(1-[.$P68])*[.Q68])" office:value-type="float" office:value="0.0915625945261868" calcext:value-type="float">
            <text:p>0.0915625945</text:p>
          </table:table-cell>
          <table:table-cell table:formula="of:=IF(MOD(ROW(); 3)=MOD(COLUMN();3); [.$P68]*[.$P68] + [.$P68]*(1-[.$P68])*[.R68]; [.$P68]*(1-[.$P68])*[.R68])" office:value-type="float" office:value="0.0632880482309163" calcext:value-type="float">
            <text:p>0.0632880482</text:p>
          </table:table-cell>
          <table:table-cell table:formula="of:=IF(MOD(ROW(); 3)=MOD(COLUMN();3); [.$P68]*[.$P68] + [.$P68]*(1-[.$P68])*[.S68]; [.$P68]*(1-[.$P68])*[.S68])" office:value-type="float" office:value="0.295149357242897" calcext:value-type="float">
            <text:p>0.2951493572</text:p>
          </table:table-cell>
          <table:table-cell table:number-columns-repeated="7"/>
          <table:table-cell office:value-type="float" office:value="0.982353588868342" calcext:value-type="float">
            <text:p>0.9823535889</text:p>
          </table:table-cell>
          <table:table-cell office:value-type="float" office:value="0.679002617104002" calcext:value-type="float">
            <text:p>0.6790026171</text:p>
          </table:table-cell>
          <table:table-cell office:value-type="float" office:value="0.994013211015715" calcext:value-type="float">
            <text:p>0.994013211</text:p>
          </table:table-cell>
          <table:table-cell table:formula="of:=[.P67]" office:value-type="float" office:value="0.45" calcext:value-type="float">
            <text:p>0.45</text:p>
          </table:table-cell>
          <table:table-cell table:formula="of:=[.M68]/SUM([.$M68:.$O68])" office:value-type="float" office:value="0.369949876873482" calcext:value-type="float">
            <text:p>0.3699498769</text:p>
          </table:table-cell>
          <table:table-cell table:formula="of:=[.N68]/SUM([.$M68:.$O68])" office:value-type="float" office:value="0.25570928578148" calcext:value-type="float">
            <text:p>0.2557092858</text:p>
          </table:table-cell>
          <table:table-cell table:formula="of:=[.O68]/SUM([.$M68:.$O68])" office:value-type="float" office:value="0.374340837345038" calcext:value-type="float">
            <text:p>0.3743408373</text:p>
          </table:table-cell>
          <table:table-cell table:number-columns-repeated="3"/>
        </table:table-row>
        <table:table-row table:style-name="ro1">
          <table:table-cell/>
          <table:table-cell table:formula="of:=1-SUM([.C69:.E69])" office:value-type="float" office:value="0.55" calcext:value-type="float">
            <text:p>0.55</text:p>
          </table:table-cell>
          <table:table-cell table:formula="of:=IF(MOD(ROW(); 3)=MOD(COLUMN();3); [.$P69]*[.$P69] + [.$P69]*(1-[.$P69])*[.Q69]; [.$P69]*(1-[.$P69])*[.Q69])" office:value-type="float" office:value="0.258170388070429" calcext:value-type="float">
            <text:p>0.2581703881</text:p>
          </table:table-cell>
          <table:table-cell table:formula="of:=IF(MOD(ROW(); 3)=MOD(COLUMN();3); [.$P69]*[.$P69] + [.$P69]*(1-[.$P69])*[.R69]; [.$P69]*(1-[.$P69])*[.R69])" office:value-type="float" office:value="0.0808830122551387" calcext:value-type="float">
            <text:p>0.0808830123</text:p>
          </table:table-cell>
          <table:table-cell table:formula="of:=IF(MOD(ROW(); 3)=MOD(COLUMN();3); [.$P69]*[.$P69] + [.$P69]*(1-[.$P69])*[.S69]; [.$P69]*(1-[.$P69])*[.S69])" office:value-type="float" office:value="0.110946599674432" calcext:value-type="float">
            <text:p>0.1109465997</text:p>
          </table:table-cell>
          <table:table-cell table:number-columns-repeated="7"/>
          <table:table-cell office:value-type="float" office:value="0.422934011831973" calcext:value-type="float">
            <text:p>0.4229340118</text:p>
          </table:table-cell>
          <table:table-cell office:value-type="float" office:value="0.614477068470284" calcext:value-type="float">
            <text:p>0.6144770685</text:p>
          </table:table-cell>
          <table:table-cell office:value-type="float" office:value="0.842873422043697" calcext:value-type="float">
            <text:p>0.842873422</text:p>
          </table:table-cell>
          <table:table-cell table:formula="of:=[.P68]" office:value-type="float" office:value="0.45" calcext:value-type="float">
            <text:p>0.45</text:p>
          </table:table-cell>
          <table:table-cell table:formula="of:=[.M69]/SUM([.$M69:.$O69])" office:value-type="float" office:value="0.224930860890624" calcext:value-type="float">
            <text:p>0.2249308609</text:p>
          </table:table-cell>
          <table:table-cell table:formula="of:=[.N69]/SUM([.$M69:.$O69])" office:value-type="float" office:value="0.326800049515712" calcext:value-type="float">
            <text:p>0.3268000495</text:p>
          </table:table-cell>
          <table:table-cell table:formula="of:=[.O69]/SUM([.$M69:.$O69])" office:value-type="float" office:value="0.448269089593664" calcext:value-type="float">
            <text:p>0.4482690896</text:p>
          </table:table-cell>
          <table:table-cell table:number-columns-repeated="3"/>
        </table:table-row>
        <table:table-row table:style-name="ro1">
          <table:table-cell/>
          <table:table-cell table:formula="of:=1-SUM([.C70:.E70])" office:value-type="float" office:value="0.5" calcext:value-type="float">
            <text:p>0.5</text:p>
          </table:table-cell>
          <table:table-cell table:formula="of:=IF(MOD(ROW(); 3)=MOD(COLUMN();3); [.$P70]*[.$P70] + [.$P70]*(1-[.$P70])*[.Q70]; [.$P70]*(1-[.$P70])*[.Q70])" office:value-type="float" office:value="0.0336753162961038" calcext:value-type="float">
            <text:p>0.0336753163</text:p>
          </table:table-cell>
          <table:table-cell table:formula="of:=IF(MOD(ROW(); 3)=MOD(COLUMN();3); [.$P70]*[.$P70] + [.$P70]*(1-[.$P70])*[.R70]; [.$P70]*(1-[.$P70])*[.R70])" office:value-type="float" office:value="0.454306204245792" calcext:value-type="float">
            <text:p>0.4543062042</text:p>
          </table:table-cell>
          <table:table-cell table:formula="of:=IF(MOD(ROW(); 3)=MOD(COLUMN();3); [.$P70]*[.$P70] + [.$P70]*(1-[.$P70])*[.S70]; [.$P70]*(1-[.$P70])*[.S70])" office:value-type="float" office:value="0.0120184794581037" calcext:value-type="float">
            <text:p>0.0120184795</text:p>
          </table:table-cell>
          <table:table-cell table:number-columns-repeated="7"/>
          <table:table-cell office:value-type="float" office:value="0.115993869778516" calcext:value-type="float">
            <text:p>0.1159938698</text:p>
          </table:table-cell>
          <table:table-cell office:value-type="float" office:value="0.703728126615138" calcext:value-type="float">
            <text:p>0.7037281266</text:p>
          </table:table-cell>
          <table:table-cell office:value-type="float" office:value="0.0413973822529572" calcext:value-type="float">
            <text:p>0.0413973823</text:p>
          </table:table-cell>
          <table:table-cell table:formula="of:=[.P69]+0.05" office:value-type="float" office:value="0.5" calcext:value-type="float">
            <text:p>0.5</text:p>
          </table:table-cell>
          <table:table-cell table:formula="of:=[.M70]/SUM([.$M70:.$O70])" office:value-type="float" office:value="0.134701265184415" calcext:value-type="float">
            <text:p>0.1347012652</text:p>
          </table:table-cell>
          <table:table-cell table:formula="of:=[.N70]/SUM([.$M70:.$O70])" office:value-type="float" office:value="0.81722481698317" calcext:value-type="float">
            <text:p>0.817224817</text:p>
          </table:table-cell>
          <table:table-cell table:formula="of:=[.O70]/SUM([.$M70:.$O70])" office:value-type="float" office:value="0.0480739178324147" calcext:value-type="float">
            <text:p>0.0480739178</text:p>
          </table:table-cell>
          <table:table-cell table:number-columns-repeated="3"/>
        </table:table-row>
        <table:table-row table:style-name="ro1">
          <table:table-cell/>
          <table:table-cell table:formula="of:=1-SUM([.C71:.E71])" office:value-type="float" office:value="0.5" calcext:value-type="float">
            <text:p>0.5</text:p>
          </table:table-cell>
          <table:table-cell table:formula="of:=IF(MOD(ROW(); 3)=MOD(COLUMN();3); [.$P71]*[.$P71] + [.$P71]*(1-[.$P71])*[.Q71]; [.$P71]*(1-[.$P71])*[.Q71])" office:value-type="float" office:value="0.0773189851506774" calcext:value-type="float">
            <text:p>0.0773189852</text:p>
          </table:table-cell>
          <table:table-cell table:formula="of:=IF(MOD(ROW(); 3)=MOD(COLUMN();3); [.$P71]*[.$P71] + [.$P71]*(1-[.$P71])*[.R71]; [.$P71]*(1-[.$P71])*[.R71])" office:value-type="float" office:value="0.086427807921209" calcext:value-type="float">
            <text:p>0.0864278079</text:p>
          </table:table-cell>
          <table:table-cell table:formula="of:=IF(MOD(ROW(); 3)=MOD(COLUMN();3); [.$P71]*[.$P71] + [.$P71]*(1-[.$P71])*[.S71]; [.$P71]*(1-[.$P71])*[.S71])" office:value-type="float" office:value="0.336253206928114" calcext:value-type="float">
            <text:p>0.3362532069</text:p>
          </table:table-cell>
          <table:table-cell table:number-columns-repeated="7"/>
          <table:table-cell office:value-type="float" office:value="0.668904198282577" calcext:value-type="float">
            <text:p>0.6689041983</text:p>
          </table:table-cell>
          <table:table-cell office:value-type="float" office:value="0.7477067043003" calcext:value-type="float">
            <text:p>0.7477067043</text:p>
          </table:table-cell>
          <table:table-cell office:value-type="float" office:value="0.746196191234483" calcext:value-type="float">
            <text:p>0.7461961912</text:p>
          </table:table-cell>
          <table:table-cell table:formula="of:=[.P70]" office:value-type="float" office:value="0.5" calcext:value-type="float">
            <text:p>0.5</text:p>
          </table:table-cell>
          <table:table-cell table:formula="of:=[.M71]/SUM([.$M71:.$O71])" office:value-type="float" office:value="0.309275940602709" calcext:value-type="float">
            <text:p>0.3092759406</text:p>
          </table:table-cell>
          <table:table-cell table:formula="of:=[.N71]/SUM([.$M71:.$O71])" office:value-type="float" office:value="0.345711231684836" calcext:value-type="float">
            <text:p>0.3457112317</text:p>
          </table:table-cell>
          <table:table-cell table:formula="of:=[.O71]/SUM([.$M71:.$O71])" office:value-type="float" office:value="0.345012827712454" calcext:value-type="float">
            <text:p>0.3450128277</text:p>
          </table:table-cell>
          <table:table-cell table:number-columns-repeated="3"/>
        </table:table-row>
        <table:table-row table:style-name="ro1">
          <table:table-cell/>
          <table:table-cell table:formula="of:=1-SUM([.C72:.E72])" office:value-type="float" office:value="0.5" calcext:value-type="float">
            <text:p>0.5</text:p>
          </table:table-cell>
          <table:table-cell table:formula="of:=IF(MOD(ROW(); 3)=MOD(COLUMN();3); [.$P72]*[.$P72] + [.$P72]*(1-[.$P72])*[.Q72]; [.$P72]*(1-[.$P72])*[.Q72])" office:value-type="float" office:value="0.265716812272133" calcext:value-type="float">
            <text:p>0.2657168123</text:p>
          </table:table-cell>
          <table:table-cell table:formula="of:=IF(MOD(ROW(); 3)=MOD(COLUMN();3); [.$P72]*[.$P72] + [.$P72]*(1-[.$P72])*[.R72]; [.$P72]*(1-[.$P72])*[.R72])" office:value-type="float" office:value="0.133588471129487" calcext:value-type="float">
            <text:p>0.1335884711</text:p>
          </table:table-cell>
          <table:table-cell table:formula="of:=IF(MOD(ROW(); 3)=MOD(COLUMN();3); [.$P72]*[.$P72] + [.$P72]*(1-[.$P72])*[.S72]; [.$P72]*(1-[.$P72])*[.S72])" office:value-type="float" office:value="0.10069471659838" calcext:value-type="float">
            <text:p>0.1006947166</text:p>
          </table:table-cell>
          <table:table-cell table:number-columns-repeated="7"/>
          <table:table-cell office:value-type="float" office:value="0.113210587445866" calcext:value-type="float">
            <text:p>0.1132105874</text:p>
          </table:table-cell>
          <table:table-cell office:value-type="float" office:value="0.962258060394319" calcext:value-type="float">
            <text:p>0.9622580604</text:p>
          </table:table-cell>
          <table:table-cell office:value-type="float" office:value="0.725319347296025" calcext:value-type="float">
            <text:p>0.7253193473</text:p>
          </table:table-cell>
          <table:table-cell table:formula="of:=[.P71]" office:value-type="float" office:value="0.5" calcext:value-type="float">
            <text:p>0.5</text:p>
          </table:table-cell>
          <table:table-cell table:formula="of:=[.M72]/SUM([.$M72:.$O72])" office:value-type="float" office:value="0.0628672490885317" calcext:value-type="float">
            <text:p>0.0628672491</text:p>
          </table:table-cell>
          <table:table-cell table:formula="of:=[.N72]/SUM([.$M72:.$O72])" office:value-type="float" office:value="0.534353884517947" calcext:value-type="float">
            <text:p>0.5343538845</text:p>
          </table:table-cell>
          <table:table-cell table:formula="of:=[.O72]/SUM([.$M72:.$O72])" office:value-type="float" office:value="0.402778866393521" calcext:value-type="float">
            <text:p>0.4027788664</text:p>
          </table:table-cell>
          <table:table-cell table:number-columns-repeated="3"/>
        </table:table-row>
        <table:table-row table:style-name="ro1">
          <table:table-cell/>
          <table:table-cell table:formula="of:=1-SUM([.C73:.E73])" office:value-type="float" office:value="0.45" calcext:value-type="float">
            <text:p>0.45</text:p>
          </table:table-cell>
          <table:table-cell table:formula="of:=IF(MOD(ROW(); 3)=MOD(COLUMN();3); [.$P73]*[.$P73] + [.$P73]*(1-[.$P73])*[.Q73]; [.$P73]*(1-[.$P73])*[.Q73])" office:value-type="float" office:value="0.0919288031933731" calcext:value-type="float">
            <text:p>0.0919288032</text:p>
          </table:table-cell>
          <table:table-cell table:formula="of:=IF(MOD(ROW(); 3)=MOD(COLUMN();3); [.$P73]*[.$P73] + [.$P73]*(1-[.$P73])*[.R73]; [.$P73]*(1-[.$P73])*[.R73])" office:value-type="float" office:value="0.451816220060123" calcext:value-type="float">
            <text:p>0.4518162201</text:p>
          </table:table-cell>
          <table:table-cell table:formula="of:=IF(MOD(ROW(); 3)=MOD(COLUMN();3); [.$P73]*[.$P73] + [.$P73]*(1-[.$P73])*[.S73]; [.$P73]*(1-[.$P73])*[.S73])" office:value-type="float" office:value="0.00625497674650414" calcext:value-type="float">
            <text:p>0.0062549767</text:p>
          </table:table-cell>
          <table:table-cell table:number-columns-repeated="7"/>
          <table:table-cell office:value-type="float" office:value="0.593374652295185" calcext:value-type="float">
            <text:p>0.5933746523</text:p>
          </table:table-cell>
          <table:table-cell office:value-type="float" office:value="0.963794339559005" calcext:value-type="float">
            <text:p>0.9637943396</text:p>
          </table:table-cell>
          <table:table-cell office:value-type="float" office:value="0.0403741213106418" calcext:value-type="float">
            <text:p>0.0403741213</text:p>
          </table:table-cell>
          <table:table-cell table:formula="of:=[.P72]+0.05" office:value-type="float" office:value="0.55" calcext:value-type="float">
            <text:p>0.55</text:p>
          </table:table-cell>
          <table:table-cell table:formula="of:=[.M73]/SUM([.$M73:.$O73])" office:value-type="float" office:value="0.371429507852012" calcext:value-type="float">
            <text:p>0.3714295079</text:p>
          </table:table-cell>
          <table:table-cell table:formula="of:=[.N73]/SUM([.$M73:.$O73])" office:value-type="float" office:value="0.603297858828779" calcext:value-type="float">
            <text:p>0.6032978588</text:p>
          </table:table-cell>
          <table:table-cell table:formula="of:=[.O73]/SUM([.$M73:.$O73])" office:value-type="float" office:value="0.0252726333192086" calcext:value-type="float">
            <text:p>0.0252726333</text:p>
          </table:table-cell>
          <table:table-cell table:number-columns-repeated="3"/>
        </table:table-row>
        <table:table-row table:style-name="ro1">
          <table:table-cell/>
          <table:table-cell table:formula="of:=1-SUM([.C74:.E74])" office:value-type="float" office:value="0.45" calcext:value-type="float">
            <text:p>0.45</text:p>
          </table:table-cell>
          <table:table-cell table:formula="of:=IF(MOD(ROW(); 3)=MOD(COLUMN();3); [.$P74]*[.$P74] + [.$P74]*(1-[.$P74])*[.Q74]; [.$P74]*(1-[.$P74])*[.Q74])" office:value-type="float" office:value="0.0798818630888167" calcext:value-type="float">
            <text:p>0.0798818631</text:p>
          </table:table-cell>
          <table:table-cell table:formula="of:=IF(MOD(ROW(); 3)=MOD(COLUMN();3); [.$P74]*[.$P74] + [.$P74]*(1-[.$P74])*[.R74]; [.$P74]*(1-[.$P74])*[.R74])" office:value-type="float" office:value="0.0525037748267235" calcext:value-type="float">
            <text:p>0.0525037748</text:p>
          </table:table-cell>
          <table:table-cell table:formula="of:=IF(MOD(ROW(); 3)=MOD(COLUMN();3); [.$P74]*[.$P74] + [.$P74]*(1-[.$P74])*[.S74]; [.$P74]*(1-[.$P74])*[.S74])" office:value-type="float" office:value="0.41761436208446" calcext:value-type="float">
            <text:p>0.4176143621</text:p>
          </table:table-cell>
          <table:table-cell table:number-columns-repeated="7"/>
          <table:table-cell office:value-type="float" office:value="0.39898778380731" calcext:value-type="float">
            <text:p>0.3989877838</text:p>
          </table:table-cell>
          <table:table-cell office:value-type="float" office:value="0.262241814970452" calcext:value-type="float">
            <text:p>0.262241815</text:p>
          </table:table-cell>
          <table:table-cell office:value-type="float" office:value="0.574964359073654" calcext:value-type="float">
            <text:p>0.5749643591</text:p>
          </table:table-cell>
          <table:table-cell table:formula="of:=[.P73]" office:value-type="float" office:value="0.55" calcext:value-type="float">
            <text:p>0.55</text:p>
          </table:table-cell>
          <table:table-cell table:formula="of:=[.M74]/SUM([.$M74:.$O74])" office:value-type="float" office:value="0.322755002379057" calcext:value-type="float">
            <text:p>0.3227550024</text:p>
          </table:table-cell>
          <table:table-cell table:formula="of:=[.N74]/SUM([.$M74:.$O74])" office:value-type="float" office:value="0.212136463946357" calcext:value-type="float">
            <text:p>0.2121364639</text:p>
          </table:table-cell>
          <table:table-cell table:formula="of:=[.O74]/SUM([.$M74:.$O74])" office:value-type="float" office:value="0.465108533674585" calcext:value-type="float">
            <text:p>0.4651085337</text:p>
          </table:table-cell>
          <table:table-cell table:number-columns-repeated="3"/>
        </table:table-row>
        <table:table-row table:style-name="ro1">
          <table:table-cell/>
          <table:table-cell table:formula="of:=1-SUM([.C75:.E75])" office:value-type="float" office:value="0.45" calcext:value-type="float">
            <text:p>0.45</text:p>
          </table:table-cell>
          <table:table-cell table:formula="of:=IF(MOD(ROW(); 3)=MOD(COLUMN();3); [.$P75]*[.$P75] + [.$P75]*(1-[.$P75])*[.Q75]; [.$P75]*(1-[.$P75])*[.Q75])" office:value-type="float" office:value="0.399722432788461" calcext:value-type="float">
            <text:p>0.3997224328</text:p>
          </table:table-cell>
          <table:table-cell table:formula="of:=IF(MOD(ROW(); 3)=MOD(COLUMN();3); [.$P75]*[.$P75] + [.$P75]*(1-[.$P75])*[.R75]; [.$P75]*(1-[.$P75])*[.R75])" office:value-type="float" office:value="0.0812564243103353" calcext:value-type="float">
            <text:p>0.0812564243</text:p>
          </table:table-cell>
          <table:table-cell table:formula="of:=IF(MOD(ROW(); 3)=MOD(COLUMN();3); [.$P75]*[.$P75] + [.$P75]*(1-[.$P75])*[.S75]; [.$P75]*(1-[.$P75])*[.S75])" office:value-type="float" office:value="0.0690211429012036" calcext:value-type="float">
            <text:p>0.0690211429</text:p>
          </table:table-cell>
          <table:table-cell table:number-columns-repeated="7"/>
          <table:table-cell office:value-type="float" office:value="0.811461720920764" calcext:value-type="float">
            <text:p>0.8114617209</text:p>
          </table:table-cell>
          <table:table-cell office:value-type="float" office:value="0.67820230388802" calcext:value-type="float">
            <text:p>0.6782023039</text:p>
          </table:table-cell>
          <table:table-cell office:value-type="float" office:value="0.576081196408573" calcext:value-type="float">
            <text:p>0.5760811964</text:p>
          </table:table-cell>
          <table:table-cell table:formula="of:=[.P74]" office:value-type="float" office:value="0.55" calcext:value-type="float">
            <text:p>0.55</text:p>
          </table:table-cell>
          <table:table-cell table:formula="of:=[.M75]/SUM([.$M75:.$O75])" office:value-type="float" office:value="0.392817910256408" calcext:value-type="float">
            <text:p>0.3928179103</text:p>
          </table:table-cell>
          <table:table-cell table:formula="of:=[.N75]/SUM([.$M75:.$O75])" office:value-type="float" office:value="0.328308785092264" calcext:value-type="float">
            <text:p>0.3283087851</text:p>
          </table:table-cell>
          <table:table-cell table:formula="of:=[.O75]/SUM([.$M75:.$O75])" office:value-type="float" office:value="0.278873304651328" calcext:value-type="float">
            <text:p>0.2788733047</text:p>
          </table:table-cell>
          <table:table-cell table:number-columns-repeated="3"/>
        </table:table-row>
        <table:table-row table:style-name="ro1">
          <table:table-cell/>
          <table:table-cell table:formula="of:=1-SUM([.C76:.E76])" office:value-type="float" office:value="0.4" calcext:value-type="float">
            <text:p>0.4</text:p>
          </table:table-cell>
          <table:table-cell table:formula="of:=IF(MOD(ROW(); 3)=MOD(COLUMN();3); [.$P76]*[.$P76] + [.$P76]*(1-[.$P76])*[.Q76]; [.$P76]*(1-[.$P76])*[.Q76])" office:value-type="float" office:value="0.0878087473968946" calcext:value-type="float">
            <text:p>0.0878087474</text:p>
          </table:table-cell>
          <table:table-cell table:formula="of:=IF(MOD(ROW(); 3)=MOD(COLUMN();3); [.$P76]*[.$P76] + [.$P76]*(1-[.$P76])*[.R76]; [.$P76]*(1-[.$P76])*[.R76])" office:value-type="float" office:value="0.440120611104009" calcext:value-type="float">
            <text:p>0.4401206111</text:p>
          </table:table-cell>
          <table:table-cell table:formula="of:=IF(MOD(ROW(); 3)=MOD(COLUMN();3); [.$P76]*[.$P76] + [.$P76]*(1-[.$P76])*[.S76]; [.$P76]*(1-[.$P76])*[.S76])" office:value-type="float" office:value="0.072070641499096" calcext:value-type="float">
            <text:p>0.0720706415</text:p>
          </table:table-cell>
          <table:table-cell table:number-columns-repeated="7"/>
          <table:table-cell office:value-type="float" office:value="0.704015631862954" calcext:value-type="float">
            <text:p>0.7040156319</text:p>
          </table:table-cell>
          <table:table-cell office:value-type="float" office:value="0.642375211169793" calcext:value-type="float">
            <text:p>0.6423752112</text:p>
          </table:table-cell>
          <table:table-cell office:value-type="float" office:value="0.577833754812779" calcext:value-type="float">
            <text:p>0.5778337548</text:p>
          </table:table-cell>
          <table:table-cell table:formula="of:=[.P75]+0.05" office:value-type="float" office:value="0.6" calcext:value-type="float">
            <text:p>0.6</text:p>
          </table:table-cell>
          <table:table-cell table:formula="of:=[.M76]/SUM([.$M76:.$O76])" office:value-type="float" office:value="0.365869780820394" calcext:value-type="float">
            <text:p>0.3658697808</text:p>
          </table:table-cell>
          <table:table-cell table:formula="of:=[.N76]/SUM([.$M76:.$O76])" office:value-type="float" office:value="0.333835879600039" calcext:value-type="float">
            <text:p>0.3338358796</text:p>
          </table:table-cell>
          <table:table-cell table:formula="of:=[.O76]/SUM([.$M76:.$O76])" office:value-type="float" office:value="0.300294339579566" calcext:value-type="float">
            <text:p>0.3002943396</text:p>
          </table:table-cell>
          <table:table-cell table:number-columns-repeated="3"/>
        </table:table-row>
        <table:table-row table:style-name="ro1">
          <table:table-cell/>
          <table:table-cell table:formula="of:=1-SUM([.C77:.E77])" office:value-type="float" office:value="0.4" calcext:value-type="float">
            <text:p>0.4</text:p>
          </table:table-cell>
          <table:table-cell table:formula="of:=IF(MOD(ROW(); 3)=MOD(COLUMN();3); [.$P77]*[.$P77] + [.$P77]*(1-[.$P77])*[.Q77]; [.$P77]*(1-[.$P77])*[.Q77])" office:value-type="float" office:value="0.152091717438385" calcext:value-type="float">
            <text:p>0.1520917174</text:p>
          </table:table-cell>
          <table:table-cell table:formula="of:=IF(MOD(ROW(); 3)=MOD(COLUMN();3); [.$P77]*[.$P77] + [.$P77]*(1-[.$P77])*[.R77]; [.$P77]*(1-[.$P77])*[.R77])" office:value-type="float" office:value="0.0251373448873695" calcext:value-type="float">
            <text:p>0.0251373449</text:p>
          </table:table-cell>
          <table:table-cell table:formula="of:=IF(MOD(ROW(); 3)=MOD(COLUMN();3); [.$P77]*[.$P77] + [.$P77]*(1-[.$P77])*[.S77]; [.$P77]*(1-[.$P77])*[.S77])" office:value-type="float" office:value="0.422770937674246" calcext:value-type="float">
            <text:p>0.4227709377</text:p>
          </table:table-cell>
          <table:table-cell table:number-columns-repeated="7"/>
          <table:table-cell office:value-type="float" office:value="0.625603910728526" calcext:value-type="float">
            <text:p>0.6256039107</text:p>
          </table:table-cell>
          <table:table-cell office:value-type="float" office:value="0.103398275275845" calcext:value-type="float">
            <text:p>0.1033982753</text:p>
          </table:table-cell>
          <table:table-cell office:value-type="float" office:value="0.258197781907577" calcext:value-type="float">
            <text:p>0.2581977819</text:p>
          </table:table-cell>
          <table:table-cell table:formula="of:=[.P76]" office:value-type="float" office:value="0.6" calcext:value-type="float">
            <text:p>0.6</text:p>
          </table:table-cell>
          <table:table-cell table:formula="of:=[.M77]/SUM([.$M77:.$O77])" office:value-type="float" office:value="0.633715489326602" calcext:value-type="float">
            <text:p>0.6337154893</text:p>
          </table:table-cell>
          <table:table-cell table:formula="of:=[.N77]/SUM([.$M77:.$O77])" office:value-type="float" office:value="0.104738937030706" calcext:value-type="float">
            <text:p>0.104738937</text:p>
          </table:table-cell>
          <table:table-cell table:formula="of:=[.O77]/SUM([.$M77:.$O77])" office:value-type="float" office:value="0.261545573642691" calcext:value-type="float">
            <text:p>0.2615455736</text:p>
          </table:table-cell>
          <table:table-cell table:number-columns-repeated="3"/>
        </table:table-row>
        <table:table-row table:style-name="ro1">
          <table:table-cell/>
          <table:table-cell table:formula="of:=1-SUM([.C78:.E78])" office:value-type="float" office:value="0.4" calcext:value-type="float">
            <text:p>0.4</text:p>
          </table:table-cell>
          <table:table-cell table:formula="of:=IF(MOD(ROW(); 3)=MOD(COLUMN();3); [.$P78]*[.$P78] + [.$P78]*(1-[.$P78])*[.Q78]; [.$P78]*(1-[.$P78])*[.Q78])" office:value-type="float" office:value="0.413263111777286" calcext:value-type="float">
            <text:p>0.4132631118</text:p>
          </table:table-cell>
          <table:table-cell table:formula="of:=IF(MOD(ROW(); 3)=MOD(COLUMN();3); [.$P78]*[.$P78] + [.$P78]*(1-[.$P78])*[.R78]; [.$P78]*(1-[.$P78])*[.R78])" office:value-type="float" office:value="0.152468880521825" calcext:value-type="float">
            <text:p>0.1524688805</text:p>
          </table:table-cell>
          <table:table-cell table:formula="of:=IF(MOD(ROW(); 3)=MOD(COLUMN();3); [.$P78]*[.$P78] + [.$P78]*(1-[.$P78])*[.S78]; [.$P78]*(1-[.$P78])*[.S78])" office:value-type="float" office:value="0.0342680077008884" calcext:value-type="float">
            <text:p>0.0342680077</text:p>
          </table:table-cell>
          <table:table-cell table:number-columns-repeated="7"/>
          <table:table-cell office:value-type="float" office:value="0.341335967112158" calcext:value-type="float">
            <text:p>0.3413359671</text:p>
          </table:table-cell>
          <table:table-cell office:value-type="float" office:value="0.977094860792918" calcext:value-type="float">
            <text:p>0.9770948608</text:p>
          </table:table-cell>
          <table:table-cell office:value-type="float" office:value="0.219606086826074" calcext:value-type="float">
            <text:p>0.2196060868</text:p>
          </table:table-cell>
          <table:table-cell table:formula="of:=[.P77]" office:value-type="float" office:value="0.6" calcext:value-type="float">
            <text:p>0.6</text:p>
          </table:table-cell>
          <table:table-cell table:formula="of:=[.M78]/SUM([.$M78:.$O78])" office:value-type="float" office:value="0.22192963240536" calcext:value-type="float">
            <text:p>0.2219296324</text:p>
          </table:table-cell>
          <table:table-cell table:formula="of:=[.N78]/SUM([.$M78:.$O78])" office:value-type="float" office:value="0.635287002174272" calcext:value-type="float">
            <text:p>0.6352870022</text:p>
          </table:table-cell>
          <table:table-cell table:formula="of:=[.O78]/SUM([.$M78:.$O78])" office:value-type="float" office:value="0.142783365420368" calcext:value-type="float">
            <text:p>0.1427833654</text:p>
          </table:table-cell>
          <table:table-cell table:number-columns-repeated="3"/>
        </table:table-row>
        <table:table-row table:style-name="ro1">
          <table:table-cell/>
          <table:table-cell table:formula="of:=1-SUM([.C79:.E79])" office:value-type="float" office:value="0.35" calcext:value-type="float">
            <text:p>0.35</text:p>
          </table:table-cell>
          <table:table-cell table:formula="of:=IF(MOD(ROW(); 3)=MOD(COLUMN();3); [.$P79]*[.$P79] + [.$P79]*(1-[.$P79])*[.Q79]; [.$P79]*(1-[.$P79])*[.Q79])" office:value-type="float" office:value="0.0176326631371968" calcext:value-type="float">
            <text:p>0.0176326631</text:p>
          </table:table-cell>
          <table:table-cell table:formula="of:=IF(MOD(ROW(); 3)=MOD(COLUMN();3); [.$P79]*[.$P79] + [.$P79]*(1-[.$P79])*[.R79]; [.$P79]*(1-[.$P79])*[.R79])" office:value-type="float" office:value="0.58913911415404" calcext:value-type="float">
            <text:p>0.5891391142</text:p>
          </table:table-cell>
          <table:table-cell table:formula="of:=IF(MOD(ROW(); 3)=MOD(COLUMN();3); [.$P79]*[.$P79] + [.$P79]*(1-[.$P79])*[.S79]; [.$P79]*(1-[.$P79])*[.S79])" office:value-type="float" office:value="0.0432282227087637" calcext:value-type="float">
            <text:p>0.0432282227</text:p>
          </table:table-cell>
          <table:table-cell table:number-columns-repeated="7"/>
          <table:table-cell office:value-type="float" office:value="0.0392015945905346" calcext:value-type="float">
            <text:p>0.0392015946</text:p>
          </table:table-cell>
          <table:table-cell office:value-type="float" office:value="0.370478296169105" calcext:value-type="float">
            <text:p>0.3704782962</text:p>
          </table:table-cell>
          <table:table-cell office:value-type="float" office:value="0.096106597642839" calcext:value-type="float">
            <text:p>0.0961065976</text:p>
          </table:table-cell>
          <table:table-cell table:formula="of:=[.P78]+0.05" office:value-type="float" office:value="0.65" calcext:value-type="float">
            <text:p>0.65</text:p>
          </table:table-cell>
          <table:table-cell table:formula="of:=[.M79]/SUM([.$M79:.$O79])" office:value-type="float" office:value="0.0775062115920739" calcext:value-type="float">
            <text:p>0.0775062116</text:p>
          </table:table-cell>
          <table:table-cell table:formula="of:=[.N79]/SUM([.$M79:.$O79])" office:value-type="float" office:value="0.732479622655119" calcext:value-type="float">
            <text:p>0.7324796227</text:p>
          </table:table-cell>
          <table:table-cell table:formula="of:=[.O79]/SUM([.$M79:.$O79])" office:value-type="float" office:value="0.190014165752807" calcext:value-type="float">
            <text:p>0.1900141658</text:p>
          </table:table-cell>
          <table:table-cell table:number-columns-repeated="3"/>
        </table:table-row>
        <table:table-row table:style-name="ro1">
          <table:table-cell/>
          <table:table-cell table:formula="of:=1-SUM([.C80:.E80])" office:value-type="float" office:value="0.35" calcext:value-type="float">
            <text:p>0.35</text:p>
          </table:table-cell>
          <table:table-cell table:formula="of:=IF(MOD(ROW(); 3)=MOD(COLUMN();3); [.$P80]*[.$P80] + [.$P80]*(1-[.$P80])*[.Q80]; [.$P80]*(1-[.$P80])*[.Q80])" office:value-type="float" office:value="0.0420009072133855" calcext:value-type="float">
            <text:p>0.0420009072</text:p>
          </table:table-cell>
          <table:table-cell table:formula="of:=IF(MOD(ROW(); 3)=MOD(COLUMN();3); [.$P80]*[.$P80] + [.$P80]*(1-[.$P80])*[.R80]; [.$P80]*(1-[.$P80])*[.R80])" office:value-type="float" office:value="0.0953467709769393" calcext:value-type="float">
            <text:p>0.095346771</text:p>
          </table:table-cell>
          <table:table-cell table:formula="of:=IF(MOD(ROW(); 3)=MOD(COLUMN();3); [.$P80]*[.$P80] + [.$P80]*(1-[.$P80])*[.S80]; [.$P80]*(1-[.$P80])*[.S80])" office:value-type="float" office:value="0.512652321809675" calcext:value-type="float">
            <text:p>0.5126523218</text:p>
          </table:table-cell>
          <table:table-cell table:number-columns-repeated="7"/>
          <table:table-cell office:value-type="float" office:value="0.339567117064652" calcext:value-type="float">
            <text:p>0.3395671171</text:p>
          </table:table-cell>
          <table:table-cell office:value-type="float" office:value="0.770855447897196" calcext:value-type="float">
            <text:p>0.7708554479</text:p>
          </table:table-cell>
          <table:table-cell office:value-type="float" office:value="0.728859590057616" calcext:value-type="float">
            <text:p>0.7288595901</text:p>
          </table:table-cell>
          <table:table-cell table:formula="of:=[.P79]" office:value-type="float" office:value="0.65" calcext:value-type="float">
            <text:p>0.65</text:p>
          </table:table-cell>
          <table:table-cell table:formula="of:=[.M80]/SUM([.$M80:.$O80])" office:value-type="float" office:value="0.18461937236653" calcext:value-type="float">
            <text:p>0.1846193724</text:p>
          </table:table-cell>
          <table:table-cell table:formula="of:=[.N80]/SUM([.$M80:.$O80])" office:value-type="float" office:value="0.41910668561292" calcext:value-type="float">
            <text:p>0.4191066856</text:p>
          </table:table-cell>
          <table:table-cell table:formula="of:=[.O80]/SUM([.$M80:.$O80])" office:value-type="float" office:value="0.39627394202055" calcext:value-type="float">
            <text:p>0.396273942</text:p>
          </table:table-cell>
          <table:table-cell table:number-columns-repeated="3"/>
        </table:table-row>
        <table:table-row table:style-name="ro1">
          <table:table-cell/>
          <table:table-cell table:formula="of:=1-SUM([.C81:.E81])" office:value-type="float" office:value="0.35" calcext:value-type="float">
            <text:p>0.35</text:p>
          </table:table-cell>
          <table:table-cell table:formula="of:=IF(MOD(ROW(); 3)=MOD(COLUMN();3); [.$P81]*[.$P81] + [.$P81]*(1-[.$P81])*[.Q81]; [.$P81]*(1-[.$P81])*[.Q81])" office:value-type="float" office:value="0.517462585006441" calcext:value-type="float">
            <text:p>0.517462585</text:p>
          </table:table-cell>
          <table:table-cell table:formula="of:=IF(MOD(ROW(); 3)=MOD(COLUMN();3); [.$P81]*[.$P81] + [.$P81]*(1-[.$P81])*[.R81]; [.$P81]*(1-[.$P81])*[.R81])" office:value-type="float" office:value="0.0936246217108381" calcext:value-type="float">
            <text:p>0.0936246217</text:p>
          </table:table-cell>
          <table:table-cell table:formula="of:=IF(MOD(ROW(); 3)=MOD(COLUMN();3); [.$P81]*[.$P81] + [.$P81]*(1-[.$P81])*[.S81]; [.$P81]*(1-[.$P81])*[.S81])" office:value-type="float" office:value="0.0389127932827208" calcext:value-type="float">
            <text:p>0.0389127933</text:p>
          </table:table-cell>
          <table:table-cell table:number-columns-repeated="7"/>
          <table:table-cell office:value-type="float" office:value="0.757953756583125" calcext:value-type="float">
            <text:p>0.7579537566</text:p>
          </table:table-cell>
          <table:table-cell office:value-type="float" office:value="0.747274663274916" calcext:value-type="float">
            <text:p>0.7472746633</text:p>
          </table:table-cell>
          <table:table-cell office:value-type="float" office:value="0.310586509895242" calcext:value-type="float">
            <text:p>0.3105865099</text:p>
          </table:table-cell>
          <table:table-cell table:formula="of:=[.P80]" office:value-type="float" office:value="0.65" calcext:value-type="float">
            <text:p>0.65</text:p>
          </table:table-cell>
          <table:table-cell table:formula="of:=[.M81]/SUM([.$M81:.$O81])" office:value-type="float" office:value="0.417417956072268" calcext:value-type="float">
            <text:p>0.4174179561</text:p>
          </table:table-cell>
          <table:table-cell table:formula="of:=[.N81]/SUM([.$M81:.$O81])" office:value-type="float" office:value="0.411536798728959" calcext:value-type="float">
            <text:p>0.4115367987</text:p>
          </table:table-cell>
          <table:table-cell table:formula="of:=[.O81]/SUM([.$M81:.$O81])" office:value-type="float" office:value="0.171045245198773" calcext:value-type="float">
            <text:p>0.1710452452</text:p>
          </table:table-cell>
          <table:table-cell table:number-columns-repeated="3"/>
        </table:table-row>
        <table:table-row table:style-name="ro1">
          <table:table-cell/>
          <table:table-cell table:formula="of:=1-SUM([.C82:.E82])" office:value-type="float" office:value="0.3" calcext:value-type="float">
            <text:p>0.3</text:p>
          </table:table-cell>
          <table:table-cell table:formula="of:=IF(MOD(ROW(); 3)=MOD(COLUMN();3); [.$P82]*[.$P82] + [.$P82]*(1-[.$P82])*[.Q82]; [.$P82]*(1-[.$P82])*[.Q82])" office:value-type="float" office:value="0.0318886423198842" calcext:value-type="float">
            <text:p>0.0318886423</text:p>
          </table:table-cell>
          <table:table-cell table:formula="of:=IF(MOD(ROW(); 3)=MOD(COLUMN();3); [.$P82]*[.$P82] + [.$P82]*(1-[.$P82])*[.R82]; [.$P82]*(1-[.$P82])*[.R82])" office:value-type="float" office:value="0.595501028756534" calcext:value-type="float">
            <text:p>0.5955010288</text:p>
          </table:table-cell>
          <table:table-cell table:formula="of:=IF(MOD(ROW(); 3)=MOD(COLUMN();3); [.$P82]*[.$P82] + [.$P82]*(1-[.$P82])*[.S82]; [.$P82]*(1-[.$P82])*[.S82])" office:value-type="float" office:value="0.0726103289235815" calcext:value-type="float">
            <text:p>0.0726103289</text:p>
          </table:table-cell>
          <table:table-cell table:number-columns-repeated="7"/>
          <table:table-cell office:value-type="float" office:value="0.0872727430524919" calcext:value-type="float">
            <text:p>0.0872727431</text:p>
          </table:table-cell>
          <table:table-cell office:value-type="float" office:value="0.288734906995438" calcext:value-type="float">
            <text:p>0.288734907</text:p>
          </table:table-cell>
          <table:table-cell office:value-type="float" office:value="0.198719735871391" calcext:value-type="float">
            <text:p>0.1987197359</text:p>
          </table:table-cell>
          <table:table-cell table:formula="of:=[.P81]+0.05" office:value-type="float" office:value="0.7" calcext:value-type="float">
            <text:p>0.7</text:p>
          </table:table-cell>
          <table:table-cell table:formula="of:=[.M82]/SUM([.$M82:.$O82])" office:value-type="float" office:value="0.151850677713734" calcext:value-type="float">
            <text:p>0.1518506777</text:p>
          </table:table-cell>
          <table:table-cell table:formula="of:=[.N82]/SUM([.$M82:.$O82])" office:value-type="float" office:value="0.502385851221591" calcext:value-type="float">
            <text:p>0.5023858512</text:p>
          </table:table-cell>
          <table:table-cell table:formula="of:=[.O82]/SUM([.$M82:.$O82])" office:value-type="float" office:value="0.345763471064674" calcext:value-type="float">
            <text:p>0.3457634711</text:p>
          </table:table-cell>
          <table:table-cell table:number-columns-repeated="3"/>
        </table:table-row>
        <table:table-row table:style-name="ro1">
          <table:table-cell/>
          <table:table-cell table:formula="of:=1-SUM([.C83:.E83])" office:value-type="float" office:value="0.3" calcext:value-type="float">
            <text:p>0.3</text:p>
          </table:table-cell>
          <table:table-cell table:formula="of:=IF(MOD(ROW(); 3)=MOD(COLUMN();3); [.$P83]*[.$P83] + [.$P83]*(1-[.$P83])*[.Q83]; [.$P83]*(1-[.$P83])*[.Q83])" office:value-type="float" office:value="0.0681881152147965" calcext:value-type="float">
            <text:p>0.0681881152</text:p>
          </table:table-cell>
          <table:table-cell table:formula="of:=IF(MOD(ROW(); 3)=MOD(COLUMN();3); [.$P83]*[.$P83] + [.$P83]*(1-[.$P83])*[.R83]; [.$P83]*(1-[.$P83])*[.R83])" office:value-type="float" office:value="0.0956695886254546" calcext:value-type="float">
            <text:p>0.0956695886</text:p>
          </table:table-cell>
          <table:table-cell table:formula="of:=IF(MOD(ROW(); 3)=MOD(COLUMN();3); [.$P83]*[.$P83] + [.$P83]*(1-[.$P83])*[.S83]; [.$P83]*(1-[.$P83])*[.S83])" office:value-type="float" office:value="0.536142296159749" calcext:value-type="float">
            <text:p>0.5361422962</text:p>
          </table:table-cell>
          <table:table-cell table:number-columns-repeated="7"/>
          <table:table-cell office:value-type="float" office:value="0.559588621745025" calcext:value-type="float">
            <text:p>0.5595886217</text:p>
          </table:table-cell>
          <table:table-cell office:value-type="float" office:value="0.785116483615824" calcext:value-type="float">
            <text:p>0.7851164836</text:p>
          </table:table-cell>
          <table:table-cell office:value-type="float" office:value="0.378668684870493" calcext:value-type="float">
            <text:p>0.3786686849</text:p>
          </table:table-cell>
          <table:table-cell table:formula="of:=[.P82]" office:value-type="float" office:value="0.7" calcext:value-type="float">
            <text:p>0.7</text:p>
          </table:table-cell>
          <table:table-cell table:formula="of:=[.M83]/SUM([.$M83:.$O83])" office:value-type="float" office:value="0.32470531054665" calcext:value-type="float">
            <text:p>0.3247053105</text:p>
          </table:table-cell>
          <table:table-cell table:formula="of:=[.N83]/SUM([.$M83:.$O83])" office:value-type="float" office:value="0.455569469645022" calcext:value-type="float">
            <text:p>0.4555694696</text:p>
          </table:table-cell>
          <table:table-cell table:formula="of:=[.O83]/SUM([.$M83:.$O83])" office:value-type="float" office:value="0.219725219808328" calcext:value-type="float">
            <text:p>0.2197252198</text:p>
          </table:table-cell>
          <table:table-cell table:number-columns-repeated="3"/>
        </table:table-row>
        <table:table-row table:style-name="ro1">
          <table:table-cell/>
          <table:table-cell table:formula="of:=1-SUM([.C84:.E84])" office:value-type="float" office:value="0.3" calcext:value-type="float">
            <text:p>0.3</text:p>
          </table:table-cell>
          <table:table-cell table:formula="of:=IF(MOD(ROW(); 3)=MOD(COLUMN();3); [.$P84]*[.$P84] + [.$P84]*(1-[.$P84])*[.Q84]; [.$P84]*(1-[.$P84])*[.Q84])" office:value-type="float" office:value="0.600871072223153" calcext:value-type="float">
            <text:p>0.6008710722</text:p>
          </table:table-cell>
          <table:table-cell table:formula="of:=IF(MOD(ROW(); 3)=MOD(COLUMN();3); [.$P84]*[.$P84] + [.$P84]*(1-[.$P84])*[.R84]; [.$P84]*(1-[.$P84])*[.R84])" office:value-type="float" office:value="0.00573196520914055" calcext:value-type="float">
            <text:p>0.0057319652</text:p>
          </table:table-cell>
          <table:table-cell table:formula="of:=IF(MOD(ROW(); 3)=MOD(COLUMN();3); [.$P84]*[.$P84] + [.$P84]*(1-[.$P84])*[.S84]; [.$P84]*(1-[.$P84])*[.S84])" office:value-type="float" office:value="0.0933969625677071" calcext:value-type="float">
            <text:p>0.0933969626</text:p>
          </table:table-cell>
          <table:table-cell table:number-columns-repeated="7"/>
          <table:table-cell office:value-type="float" office:value="0.894893334625247" calcext:value-type="float">
            <text:p>0.8948933346</text:p>
          </table:table-cell>
          <table:table-cell office:value-type="float" office:value="0.0462654266537573" calcext:value-type="float">
            <text:p>0.0462654267</text:p>
          </table:table-cell>
          <table:table-cell office:value-type="float" office:value="0.753851456472442" calcext:value-type="float">
            <text:p>0.7538514565</text:p>
          </table:table-cell>
          <table:table-cell table:formula="of:=[.P83]" office:value-type="float" office:value="0.7" calcext:value-type="float">
            <text:p>0.7</text:p>
          </table:table-cell>
          <table:table-cell table:formula="of:=[.M84]/SUM([.$M84:.$O84])" office:value-type="float" office:value="0.527957486776916" calcext:value-type="float">
            <text:p>0.5279574868</text:p>
          </table:table-cell>
          <table:table-cell table:formula="of:=[.N84]/SUM([.$M84:.$O84])" office:value-type="float" office:value="0.0272950724244788" calcext:value-type="float">
            <text:p>0.0272950724</text:p>
          </table:table-cell>
          <table:table-cell table:formula="of:=[.O84]/SUM([.$M84:.$O84])" office:value-type="float" office:value="0.444747440798605" calcext:value-type="float">
            <text:p>0.4447474408</text:p>
          </table:table-cell>
          <table:table-cell table:number-columns-repeated="3"/>
        </table:table-row>
        <table:table-row table:style-name="ro1">
          <table:table-cell/>
          <table:table-cell table:formula="of:=1-SUM([.C85:.E85])" office:value-type="float" office:value="0.25" calcext:value-type="float">
            <text:p>0.25</text:p>
          </table:table-cell>
          <table:table-cell table:formula="of:=IF(MOD(ROW(); 3)=MOD(COLUMN();3); [.$P85]*[.$P85] + [.$P85]*(1-[.$P85])*[.Q85]; [.$P85]*(1-[.$P85])*[.Q85])" office:value-type="float" office:value="0.0481303362561827" calcext:value-type="float">
            <text:p>0.0481303363</text:p>
          </table:table-cell>
          <table:table-cell table:formula="of:=IF(MOD(ROW(); 3)=MOD(COLUMN();3); [.$P85]*[.$P85] + [.$P85]*(1-[.$P85])*[.R85]; [.$P85]*(1-[.$P85])*[.R85])" office:value-type="float" office:value="0.616395095884676" calcext:value-type="float">
            <text:p>0.6163950959</text:p>
          </table:table-cell>
          <table:table-cell table:formula="of:=IF(MOD(ROW(); 3)=MOD(COLUMN();3); [.$P85]*[.$P85] + [.$P85]*(1-[.$P85])*[.S85]; [.$P85]*(1-[.$P85])*[.S85])" office:value-type="float" office:value="0.0854745678591416" calcext:value-type="float">
            <text:p>0.0854745679</text:p>
          </table:table-cell>
          <table:table-cell table:number-columns-repeated="7"/>
          <table:table-cell office:value-type="float" office:value="0.222947817607729" calcext:value-type="float">
            <text:p>0.2229478176</text:p>
          </table:table-cell>
          <table:table-cell office:value-type="float" office:value="0.249651154384033" calcext:value-type="float">
            <text:p>0.2496511544</text:p>
          </table:table-cell>
          <table:table-cell office:value-type="float" office:value="0.395932583220035" calcext:value-type="float">
            <text:p>0.3959325832</text:p>
          </table:table-cell>
          <table:table-cell table:formula="of:=[.P84]+0.05" office:value-type="float" office:value="0.75" calcext:value-type="float">
            <text:p>0.75</text:p>
          </table:table-cell>
          <table:table-cell table:formula="of:=[.M85]/SUM([.$M85:.$O85])" office:value-type="float" office:value="0.256695126699641" calcext:value-type="float">
            <text:p>0.2566951267</text:p>
          </table:table-cell>
          <table:table-cell table:formula="of:=[.N85]/SUM([.$M85:.$O85])" office:value-type="float" office:value="0.287440511384936" calcext:value-type="float">
            <text:p>0.2874405114</text:p>
          </table:table-cell>
          <table:table-cell table:formula="of:=[.O85]/SUM([.$M85:.$O85])" office:value-type="float" office:value="0.455864361915422" calcext:value-type="float">
            <text:p>0.4558643619</text:p>
          </table:table-cell>
          <table:table-cell table:number-columns-repeated="3"/>
        </table:table-row>
        <table:table-row table:style-name="ro1">
          <table:table-cell/>
          <table:table-cell table:formula="of:=1-SUM([.C86:.E86])" office:value-type="float" office:value="0.25" calcext:value-type="float">
            <text:p>0.25</text:p>
          </table:table-cell>
          <table:table-cell table:formula="of:=IF(MOD(ROW(); 3)=MOD(COLUMN();3); [.$P86]*[.$P86] + [.$P86]*(1-[.$P86])*[.Q86]; [.$P86]*(1-[.$P86])*[.Q86])" office:value-type="float" office:value="0.0262441955425727" calcext:value-type="float">
            <text:p>0.0262441955</text:p>
          </table:table-cell>
          <table:table-cell table:formula="of:=IF(MOD(ROW(); 3)=MOD(COLUMN();3); [.$P86]*[.$P86] + [.$P86]*(1-[.$P86])*[.R86]; [.$P86]*(1-[.$P86])*[.R86])" office:value-type="float" office:value="0.0704952297201184" calcext:value-type="float">
            <text:p>0.0704952297</text:p>
          </table:table-cell>
          <table:table-cell table:formula="of:=IF(MOD(ROW(); 3)=MOD(COLUMN();3); [.$P86]*[.$P86] + [.$P86]*(1-[.$P86])*[.S86]; [.$P86]*(1-[.$P86])*[.S86])" office:value-type="float" office:value="0.653260574737309" calcext:value-type="float">
            <text:p>0.6532605747</text:p>
          </table:table-cell>
          <table:table-cell table:number-columns-repeated="7"/>
          <table:table-cell office:value-type="float" office:value="0.288919840885421" calcext:value-type="float">
            <text:p>0.2889198409</text:p>
          </table:table-cell>
          <table:table-cell office:value-type="float" office:value="0.776075247605827" calcext:value-type="float">
            <text:p>0.7760752476</text:p>
          </table:table-cell>
          <table:table-cell office:value-type="float" office:value="0.999174494384295" calcext:value-type="float">
            <text:p>0.9991744944</text:p>
          </table:table-cell>
          <table:table-cell table:formula="of:=[.P85]" office:value-type="float" office:value="0.75" calcext:value-type="float">
            <text:p>0.75</text:p>
          </table:table-cell>
          <table:table-cell table:formula="of:=[.M86]/SUM([.$M86:.$O86])" office:value-type="float" office:value="0.139969042893721" calcext:value-type="float">
            <text:p>0.1399690429</text:p>
          </table:table-cell>
          <table:table-cell table:formula="of:=[.N86]/SUM([.$M86:.$O86])" office:value-type="float" office:value="0.375974558507298" calcext:value-type="float">
            <text:p>0.3759745585</text:p>
          </table:table-cell>
          <table:table-cell table:formula="of:=[.O86]/SUM([.$M86:.$O86])" office:value-type="float" office:value="0.484056398598981" calcext:value-type="float">
            <text:p>0.4840563986</text:p>
          </table:table-cell>
          <table:table-cell table:number-columns-repeated="3"/>
        </table:table-row>
        <table:table-row table:style-name="ro1">
          <table:table-cell/>
          <table:table-cell table:formula="of:=1-SUM([.C87:.E87])" office:value-type="float" office:value="0.25" calcext:value-type="float">
            <text:p>0.25</text:p>
          </table:table-cell>
          <table:table-cell table:formula="of:=IF(MOD(ROW(); 3)=MOD(COLUMN();3); [.$P87]*[.$P87] + [.$P87]*(1-[.$P87])*[.Q87]; [.$P87]*(1-[.$P87])*[.Q87])" office:value-type="float" office:value="0.592235337025119" calcext:value-type="float">
            <text:p>0.592235337</text:p>
          </table:table-cell>
          <table:table-cell table:formula="of:=IF(MOD(ROW(); 3)=MOD(COLUMN();3); [.$P87]*[.$P87] + [.$P87]*(1-[.$P87])*[.R87]; [.$P87]*(1-[.$P87])*[.R87])" office:value-type="float" office:value="0.0146798036408991" calcext:value-type="float">
            <text:p>0.0146798036</text:p>
          </table:table-cell>
          <table:table-cell table:formula="of:=IF(MOD(ROW(); 3)=MOD(COLUMN();3); [.$P87]*[.$P87] + [.$P87]*(1-[.$P87])*[.S87]; [.$P87]*(1-[.$P87])*[.S87])" office:value-type="float" office:value="0.143084859333982" calcext:value-type="float">
            <text:p>0.1430848593</text:p>
          </table:table-cell>
          <table:table-cell table:number-columns-repeated="7"/>
          <table:table-cell office:value-type="float" office:value="0.114903010954624" calcext:value-type="float">
            <text:p>0.114903011</text:p>
          </table:table-cell>
          <table:table-cell office:value-type="float" office:value="0.0567255597990048" calcext:value-type="float">
            <text:p>0.0567255598</text:p>
          </table:table-cell>
          <table:table-cell office:value-type="float" office:value="0.552907173899015" calcext:value-type="float">
            <text:p>0.5529071739</text:p>
          </table:table-cell>
          <table:table-cell table:formula="of:=[.P86]" office:value-type="float" office:value="0.75" calcext:value-type="float">
            <text:p>0.75</text:p>
          </table:table-cell>
          <table:table-cell table:formula="of:=[.M87]/SUM([.$M87:.$O87])" office:value-type="float" office:value="0.158588464133968" calcext:value-type="float">
            <text:p>0.1585884641</text:p>
          </table:table-cell>
          <table:table-cell table:formula="of:=[.N87]/SUM([.$M87:.$O87])" office:value-type="float" office:value="0.078292286084795" calcext:value-type="float">
            <text:p>0.0782922861</text:p>
          </table:table-cell>
          <table:table-cell table:formula="of:=[.O87]/SUM([.$M87:.$O87])" office:value-type="float" office:value="0.763119249781237" calcext:value-type="float">
            <text:p>0.7631192498</text:p>
          </table:table-cell>
          <table:table-cell table:number-columns-repeated="3"/>
        </table:table-row>
        <table:table-row table:style-name="ro1">
          <table:table-cell/>
          <table:table-cell table:formula="of:=1-SUM([.C88:.E88])" office:value-type="float" office:value="0.2" calcext:value-type="float">
            <text:p>0.2</text:p>
          </table:table-cell>
          <table:table-cell table:formula="of:=IF(MOD(ROW(); 3)=MOD(COLUMN();3); [.$P88]*[.$P88] + [.$P88]*(1-[.$P88])*[.Q88]; [.$P88]*(1-[.$P88])*[.Q88])" office:value-type="float" office:value="0.0302116707337109" calcext:value-type="float">
            <text:p>0.0302116707</text:p>
          </table:table-cell>
          <table:table-cell table:formula="of:=IF(MOD(ROW(); 3)=MOD(COLUMN();3); [.$P88]*[.$P88] + [.$P88]*(1-[.$P88])*[.R88]; [.$P88]*(1-[.$P88])*[.R88])" office:value-type="float" office:value="0.694399533924464" calcext:value-type="float">
            <text:p>0.6943995339</text:p>
          </table:table-cell>
          <table:table-cell table:formula="of:=IF(MOD(ROW(); 3)=MOD(COLUMN();3); [.$P88]*[.$P88] + [.$P88]*(1-[.$P88])*[.S88]; [.$P88]*(1-[.$P88])*[.S88])" office:value-type="float" office:value="0.0753887953418256" calcext:value-type="float">
            <text:p>0.0753887953</text:p>
          </table:table-cell>
          <table:table-cell table:number-columns-repeated="7"/>
          <table:table-cell office:value-type="float" office:value="0.323410626341926" calcext:value-type="float">
            <text:p>0.3234106263</text:p>
          </table:table-cell>
          <table:table-cell office:value-type="float" office:value="0.582337451453438" calcext:value-type="float">
            <text:p>0.5823374515</text:p>
          </table:table-cell>
          <table:table-cell office:value-type="float" office:value="0.807023806646272" calcext:value-type="float">
            <text:p>0.8070238066</text:p>
          </table:table-cell>
          <table:table-cell table:formula="of:=[.P87]+0.05" office:value-type="float" office:value="0.8" calcext:value-type="float">
            <text:p>0.8</text:p>
          </table:table-cell>
          <table:table-cell table:formula="of:=[.M88]/SUM([.$M88:.$O88])" office:value-type="float" office:value="0.188822942085693" calcext:value-type="float">
            <text:p>0.1888229421</text:p>
          </table:table-cell>
          <table:table-cell table:formula="of:=[.N88]/SUM([.$M88:.$O88])" office:value-type="float" office:value="0.339997087027897" calcext:value-type="float">
            <text:p>0.339997087</text:p>
          </table:table-cell>
          <table:table-cell table:formula="of:=[.O88]/SUM([.$M88:.$O88])" office:value-type="float" office:value="0.47117997088641" calcext:value-type="float">
            <text:p>0.4711799709</text:p>
          </table:table-cell>
          <table:table-cell table:number-columns-repeated="3"/>
        </table:table-row>
        <table:table-row table:style-name="ro1">
          <table:table-cell/>
          <table:table-cell table:formula="of:=1-SUM([.C89:.E89])" office:value-type="float" office:value="0.2" calcext:value-type="float">
            <text:p>0.2</text:p>
          </table:table-cell>
          <table:table-cell table:formula="of:=IF(MOD(ROW(); 3)=MOD(COLUMN();3); [.$P89]*[.$P89] + [.$P89]*(1-[.$P89])*[.Q89]; [.$P89]*(1-[.$P89])*[.Q89])" office:value-type="float" office:value="0.0833906622620518" calcext:value-type="float">
            <text:p>0.0833906623</text:p>
          </table:table-cell>
          <table:table-cell table:formula="of:=IF(MOD(ROW(); 3)=MOD(COLUMN();3); [.$P89]*[.$P89] + [.$P89]*(1-[.$P89])*[.R89]; [.$P89]*(1-[.$P89])*[.R89])" office:value-type="float" office:value="0.0251686765576991" calcext:value-type="float">
            <text:p>0.0251686766</text:p>
          </table:table-cell>
          <table:table-cell table:formula="of:=IF(MOD(ROW(); 3)=MOD(COLUMN();3); [.$P89]*[.$P89] + [.$P89]*(1-[.$P89])*[.S89]; [.$P89]*(1-[.$P89])*[.S89])" office:value-type="float" office:value="0.691440661180249" calcext:value-type="float">
            <text:p>0.6914406612</text:p>
          </table:table-cell>
          <table:table-cell table:number-columns-repeated="7"/>
          <table:table-cell office:value-type="float" office:value="0.800033284217236" calcext:value-type="float">
            <text:p>0.8000332842</text:p>
          </table:table-cell>
          <table:table-cell office:value-type="float" office:value="0.24146323364817" calcext:value-type="float">
            <text:p>0.2414632336</text:p>
          </table:table-cell>
          <table:table-cell office:value-type="float" office:value="0.493511383528951" calcext:value-type="float">
            <text:p>0.4935113835</text:p>
          </table:table-cell>
          <table:table-cell table:formula="of:=[.P88]" office:value-type="float" office:value="0.8" calcext:value-type="float">
            <text:p>0.8</text:p>
          </table:table-cell>
          <table:table-cell table:formula="of:=[.M89]/SUM([.$M89:.$O89])" office:value-type="float" office:value="0.521191639137824" calcext:value-type="float">
            <text:p>0.5211916391</text:p>
          </table:table-cell>
          <table:table-cell table:formula="of:=[.N89]/SUM([.$M89:.$O89])" office:value-type="float" office:value="0.15730422848562" calcext:value-type="float">
            <text:p>0.1573042285</text:p>
          </table:table-cell>
          <table:table-cell table:formula="of:=[.O89]/SUM([.$M89:.$O89])" office:value-type="float" office:value="0.321504132376556" calcext:value-type="float">
            <text:p>0.3215041324</text:p>
          </table:table-cell>
          <table:table-cell table:number-columns-repeated="3"/>
        </table:table-row>
        <table:table-row table:style-name="ro1">
          <table:table-cell/>
          <table:table-cell table:formula="of:=1-SUM([.C90:.E90])" office:value-type="float" office:value="0.2" calcext:value-type="float">
            <text:p>0.2</text:p>
          </table:table-cell>
          <table:table-cell table:formula="of:=IF(MOD(ROW(); 3)=MOD(COLUMN();3); [.$P90]*[.$P90] + [.$P90]*(1-[.$P90])*[.Q90]; [.$P90]*(1-[.$P90])*[.Q90])" office:value-type="float" office:value="0.69793722114255" calcext:value-type="float">
            <text:p>0.6979372211</text:p>
          </table:table-cell>
          <table:table-cell table:formula="of:=IF(MOD(ROW(); 3)=MOD(COLUMN();3); [.$P90]*[.$P90] + [.$P90]*(1-[.$P90])*[.R90]; [.$P90]*(1-[.$P90])*[.R90])" office:value-type="float" office:value="0.0203788741694075" calcext:value-type="float">
            <text:p>0.0203788742</text:p>
          </table:table-cell>
          <table:table-cell table:formula="of:=IF(MOD(ROW(); 3)=MOD(COLUMN();3); [.$P90]*[.$P90] + [.$P90]*(1-[.$P90])*[.S90]; [.$P90]*(1-[.$P90])*[.S90])" office:value-type="float" office:value="0.0816839046880423" calcext:value-type="float">
            <text:p>0.0816839047</text:p>
          </table:table-cell>
          <table:table-cell table:number-columns-repeated="7"/>
          <table:table-cell office:value-type="float" office:value="0.688967683296631" calcext:value-type="float">
            <text:p>0.6889676833</text:p>
          </table:table-cell>
          <table:table-cell office:value-type="float" office:value="0.242337921077453" calcext:value-type="float">
            <text:p>0.2423379211</text:p>
          </table:table-cell>
          <table:table-cell office:value-type="float" office:value="0.971354329146657" calcext:value-type="float">
            <text:p>0.9713543291</text:p>
          </table:table-cell>
          <table:table-cell table:formula="of:=[.P89]" office:value-type="float" office:value="0.8" calcext:value-type="float">
            <text:p>0.8</text:p>
          </table:table-cell>
          <table:table-cell table:formula="of:=[.M90]/SUM([.$M90:.$O90])" office:value-type="float" office:value="0.362107632140939" calcext:value-type="float">
            <text:p>0.3621076321</text:p>
          </table:table-cell>
          <table:table-cell table:formula="of:=[.N90]/SUM([.$M90:.$O90])" office:value-type="float" office:value="0.127367963558797" calcext:value-type="float">
            <text:p>0.1273679636</text:p>
          </table:table-cell>
          <table:table-cell table:formula="of:=[.O90]/SUM([.$M90:.$O90])" office:value-type="float" office:value="0.510524404300265" calcext:value-type="float">
            <text:p>0.5105244043</text:p>
          </table:table-cell>
          <table:table-cell table:number-columns-repeated="3"/>
        </table:table-row>
        <table:table-row table:style-name="ro1">
          <table:table-cell/>
          <table:table-cell table:formula="of:=1-SUM([.C91:.E91])" office:value-type="float" office:value="0.15" calcext:value-type="float">
            <text:p>0.15</text:p>
          </table:table-cell>
          <table:table-cell table:formula="of:=IF(MOD(ROW(); 3)=MOD(COLUMN();3); [.$P91]*[.$P91] + [.$P91]*(1-[.$P91])*[.Q91]; [.$P91]*(1-[.$P91])*[.Q91])" office:value-type="float" office:value="0.0202811706587277" calcext:value-type="float">
            <text:p>0.0202811707</text:p>
          </table:table-cell>
          <table:table-cell table:formula="of:=IF(MOD(ROW(); 3)=MOD(COLUMN();3); [.$P91]*[.$P91] + [.$P91]*(1-[.$P91])*[.R91]; [.$P91]*(1-[.$P91])*[.R91])" office:value-type="float" office:value="0.758662851987175" calcext:value-type="float">
            <text:p>0.758662852</text:p>
          </table:table-cell>
          <table:table-cell table:formula="of:=IF(MOD(ROW(); 3)=MOD(COLUMN();3); [.$P91]*[.$P91] + [.$P91]*(1-[.$P91])*[.S91]; [.$P91]*(1-[.$P91])*[.S91])" office:value-type="float" office:value="0.0710559773540977" calcext:value-type="float">
            <text:p>0.0710559774</text:p>
          </table:table-cell>
          <table:table-cell table:number-columns-repeated="7"/>
          <table:table-cell office:value-type="float" office:value="0.284325688445714" calcext:value-type="float">
            <text:p>0.2843256884</text:p>
          </table:table-cell>
          <table:table-cell office:value-type="float" office:value="0.506974077602821" calcext:value-type="float">
            <text:p>0.5069740776</text:p>
          </table:table-cell>
          <table:table-cell office:value-type="float" office:value="0.996147609984872" calcext:value-type="float">
            <text:p>0.99614761</text:p>
          </table:table-cell>
          <table:table-cell table:formula="of:=[.P90]+0.05" office:value-type="float" office:value="0.85" calcext:value-type="float">
            <text:p>0.85</text:p>
          </table:table-cell>
          <table:table-cell table:formula="of:=[.M91]/SUM([.$M91:.$O91])" office:value-type="float" office:value="0.159068005166492" calcext:value-type="float">
            <text:p>0.1590680052</text:p>
          </table:table-cell>
          <table:table-cell table:formula="of:=[.N91]/SUM([.$M91:.$O91])" office:value-type="float" office:value="0.283630211664114" calcext:value-type="float">
            <text:p>0.2836302117</text:p>
          </table:table-cell>
          <table:table-cell table:formula="of:=[.O91]/SUM([.$M91:.$O91])" office:value-type="float" office:value="0.557301783169394" calcext:value-type="float">
            <text:p>0.5573017832</text:p>
          </table:table-cell>
          <table:table-cell table:number-columns-repeated="3"/>
        </table:table-row>
        <table:table-row table:style-name="ro1">
          <table:table-cell/>
          <table:table-cell table:formula="of:=1-SUM([.C92:.E92])" office:value-type="float" office:value="0.15" calcext:value-type="float">
            <text:p>0.15</text:p>
          </table:table-cell>
          <table:table-cell table:formula="of:=IF(MOD(ROW(); 3)=MOD(COLUMN();3); [.$P92]*[.$P92] + [.$P92]*(1-[.$P92])*[.Q92]; [.$P92]*(1-[.$P92])*[.Q92])" office:value-type="float" office:value="0.055270953239594" calcext:value-type="float">
            <text:p>0.0552709532</text:p>
          </table:table-cell>
          <table:table-cell table:formula="of:=IF(MOD(ROW(); 3)=MOD(COLUMN();3); [.$P92]*[.$P92] + [.$P92]*(1-[.$P92])*[.R92]; [.$P92]*(1-[.$P92])*[.R92])" office:value-type="float" office:value="0.0292491264768996" calcext:value-type="float">
            <text:p>0.0292491265</text:p>
          </table:table-cell>
          <table:table-cell table:formula="of:=IF(MOD(ROW(); 3)=MOD(COLUMN();3); [.$P92]*[.$P92] + [.$P92]*(1-[.$P92])*[.S92]; [.$P92]*(1-[.$P92])*[.S92])" office:value-type="float" office:value="0.765479920283507" calcext:value-type="float">
            <text:p>0.7654799203</text:p>
          </table:table-cell>
          <table:table-cell table:number-columns-repeated="7"/>
          <table:table-cell office:value-type="float" office:value="0.744814411828542" calcext:value-type="float">
            <text:p>0.7448144118</text:p>
          </table:table-cell>
          <table:table-cell office:value-type="float" office:value="0.394152256411322" calcext:value-type="float">
            <text:p>0.3941522564</text:p>
          </table:table-cell>
          <table:table-cell office:value-type="float" office:value="0.579184221911793" calcext:value-type="float">
            <text:p>0.5791842219</text:p>
          </table:table-cell>
          <table:table-cell table:formula="of:=[.P91]" office:value-type="float" office:value="0.85" calcext:value-type="float">
            <text:p>0.85</text:p>
          </table:table-cell>
          <table:table-cell table:formula="of:=[.M92]/SUM([.$M92:.$O92])" office:value-type="float" office:value="0.433497672467404" calcext:value-type="float">
            <text:p>0.4334976725</text:p>
          </table:table-cell>
          <table:table-cell table:formula="of:=[.N92]/SUM([.$M92:.$O92])" office:value-type="float" office:value="0.229404913544311" calcext:value-type="float">
            <text:p>0.2294049135</text:p>
          </table:table-cell>
          <table:table-cell table:formula="of:=[.O92]/SUM([.$M92:.$O92])" office:value-type="float" office:value="0.337097413988285" calcext:value-type="float">
            <text:p>0.337097414</text:p>
          </table:table-cell>
          <table:table-cell table:number-columns-repeated="3"/>
        </table:table-row>
        <table:table-row table:style-name="ro1">
          <table:table-cell/>
          <table:table-cell table:formula="of:=1-SUM([.C93:.E93])" office:value-type="float" office:value="0.15" calcext:value-type="float">
            <text:p>0.15</text:p>
          </table:table-cell>
          <table:table-cell table:formula="of:=IF(MOD(ROW(); 3)=MOD(COLUMN();3); [.$P93]*[.$P93] + [.$P93]*(1-[.$P93])*[.Q93]; [.$P93]*(1-[.$P93])*[.Q93])" office:value-type="float" office:value="0.766420511315712" calcext:value-type="float">
            <text:p>0.7664205113</text:p>
          </table:table-cell>
          <table:table-cell table:formula="of:=IF(MOD(ROW(); 3)=MOD(COLUMN();3); [.$P93]*[.$P93] + [.$P93]*(1-[.$P93])*[.R93]; [.$P93]*(1-[.$P93])*[.R93])" office:value-type="float" office:value="0.0706557547366117" calcext:value-type="float">
            <text:p>0.0706557547</text:p>
          </table:table-cell>
          <table:table-cell table:formula="of:=IF(MOD(ROW(); 3)=MOD(COLUMN();3); [.$P93]*[.$P93] + [.$P93]*(1-[.$P93])*[.S93]; [.$P93]*(1-[.$P93])*[.S93])" office:value-type="float" office:value="0.0129237339476764" calcext:value-type="float">
            <text:p>0.0129237339</text:p>
          </table:table-cell>
          <table:table-cell table:number-columns-repeated="7"/>
          <table:table-cell office:value-type="float" office:value="0.500701768071795" calcext:value-type="float">
            <text:p>0.5007017681</text:p>
          </table:table-cell>
          <table:table-cell office:value-type="float" office:value="0.805488375733297" calcext:value-type="float">
            <text:p>0.8054883757</text:p>
          </table:table-cell>
          <table:table-cell office:value-type="float" office:value="0.14733290309797" calcext:value-type="float">
            <text:p>0.1473329031</text:p>
          </table:table-cell>
          <table:table-cell table:formula="of:=[.P92]" office:value-type="float" office:value="0.85" calcext:value-type="float">
            <text:p>0.85</text:p>
          </table:table-cell>
          <table:table-cell table:formula="of:=[.M93]/SUM([.$M93:.$O93])" office:value-type="float" office:value="0.344474598554603" calcext:value-type="float">
            <text:p>0.3444745986</text:p>
          </table:table-cell>
          <table:table-cell table:formula="of:=[.N93]/SUM([.$M93:.$O93])" office:value-type="float" office:value="0.554162782247935" calcext:value-type="float">
            <text:p>0.5541627822</text:p>
          </table:table-cell>
          <table:table-cell table:formula="of:=[.O93]/SUM([.$M93:.$O93])" office:value-type="float" office:value="0.101362619197462" calcext:value-type="float">
            <text:p>0.1013626192</text:p>
          </table:table-cell>
          <table:table-cell table:number-columns-repeated="3"/>
        </table:table-row>
        <table:table-row table:style-name="ro1">
          <table:table-cell/>
          <table:table-cell table:formula="of:=1-SUM([.C94:.E94])" office:value-type="float" office:value="0.0999999999999999" calcext:value-type="float">
            <text:p>0.1</text:p>
          </table:table-cell>
          <table:table-cell table:formula="of:=IF(MOD(ROW(); 3)=MOD(COLUMN();3); [.$P94]*[.$P94] + [.$P94]*(1-[.$P94])*[.Q94]; [.$P94]*(1-[.$P94])*[.Q94])" office:value-type="float" office:value="0.0297655149916522" calcext:value-type="float">
            <text:p>0.029765515</text:p>
          </table:table-cell>
          <table:table-cell table:formula="of:=IF(MOD(ROW(); 3)=MOD(COLUMN();3); [.$P94]*[.$P94] + [.$P94]*(1-[.$P94])*[.R94]; [.$P94]*(1-[.$P94])*[.R94])" office:value-type="float" office:value="0.834292499361929" calcext:value-type="float">
            <text:p>0.8342924994</text:p>
          </table:table-cell>
          <table:table-cell table:formula="of:=IF(MOD(ROW(); 3)=MOD(COLUMN();3); [.$P94]*[.$P94] + [.$P94]*(1-[.$P94])*[.S94]; [.$P94]*(1-[.$P94])*[.S94])" office:value-type="float" office:value="0.0359419856464187" calcext:value-type="float">
            <text:p>0.0359419856</text:p>
          </table:table-cell>
          <table:table-cell table:number-columns-repeated="7"/>
          <table:table-cell office:value-type="float" office:value="0.528960990288038" calcext:value-type="float">
            <text:p>0.5289609903</text:p>
          </table:table-cell>
          <table:table-cell office:value-type="float" office:value="0.431700392976947" calcext:value-type="float">
            <text:p>0.431700393</text:p>
          </table:table-cell>
          <table:table-cell office:value-type="float" office:value="0.63872264013507" calcext:value-type="float">
            <text:p>0.6387226401</text:p>
          </table:table-cell>
          <table:table-cell table:formula="of:=[.P93]+0.05" office:value-type="float" office:value="0.9" calcext:value-type="float">
            <text:p>0.9</text:p>
          </table:table-cell>
          <table:table-cell table:formula="of:=[.M94]/SUM([.$M94:.$O94])" office:value-type="float" office:value="0.330727944351692" calcext:value-type="float">
            <text:p>0.3307279444</text:p>
          </table:table-cell>
          <table:table-cell table:formula="of:=[.N94]/SUM([.$M94:.$O94])" office:value-type="float" office:value="0.269916659576988" calcext:value-type="float">
            <text:p>0.2699166596</text:p>
          </table:table-cell>
          <table:table-cell table:formula="of:=[.O94]/SUM([.$M94:.$O94])" office:value-type="float" office:value="0.39935539607132" calcext:value-type="float">
            <text:p>0.3993553961</text:p>
          </table:table-cell>
          <table:table-cell table:number-columns-repeated="3"/>
        </table:table-row>
        <table:table-row table:style-name="ro1">
          <table:table-cell/>
          <table:table-cell table:formula="of:=1-SUM([.C95:.E95])" office:value-type="float" office:value="0.0999999999999998" calcext:value-type="float">
            <text:p>0.1</text:p>
          </table:table-cell>
          <table:table-cell table:formula="of:=IF(MOD(ROW(); 3)=MOD(COLUMN();3); [.$P95]*[.$P95] + [.$P95]*(1-[.$P95])*[.Q95]; [.$P95]*(1-[.$P95])*[.Q95])" office:value-type="float" office:value="0.0279416490554816" calcext:value-type="float">
            <text:p>0.0279416491</text:p>
          </table:table-cell>
          <table:table-cell table:formula="of:=IF(MOD(ROW(); 3)=MOD(COLUMN();3); [.$P95]*[.$P95] + [.$P95]*(1-[.$P95])*[.R95]; [.$P95]*(1-[.$P95])*[.R95])" office:value-type="float" office:value="0.0342532825706396" calcext:value-type="float">
            <text:p>0.0342532826</text:p>
          </table:table-cell>
          <table:table-cell table:formula="of:=IF(MOD(ROW(); 3)=MOD(COLUMN();3); [.$P95]*[.$P95] + [.$P95]*(1-[.$P95])*[.S95]; [.$P95]*(1-[.$P95])*[.S95])" office:value-type="float" office:value="0.837805068373879" calcext:value-type="float">
            <text:p>0.8378050684</text:p>
          </table:table-cell>
          <table:table-cell table:number-columns-repeated="7"/>
          <table:table-cell office:value-type="float" office:value="0.61662652887684" calcext:value-type="float">
            <text:p>0.6166265289</text:p>
          </table:table-cell>
          <table:table-cell office:value-type="float" office:value="0.755913965286433" calcext:value-type="float">
            <text:p>0.7559139653</text:p>
          </table:table-cell>
          <table:table-cell office:value-type="float" office:value="0.613612416451289" calcext:value-type="float">
            <text:p>0.6136124165</text:p>
          </table:table-cell>
          <table:table-cell table:formula="of:=[.P94]" office:value-type="float" office:value="0.9" calcext:value-type="float">
            <text:p>0.9</text:p>
          </table:table-cell>
          <table:table-cell table:formula="of:=[.M95]/SUM([.$M95:.$O95])" office:value-type="float" office:value="0.31046276728313" calcext:value-type="float">
            <text:p>0.3104627673</text:p>
          </table:table-cell>
          <table:table-cell table:formula="of:=[.N95]/SUM([.$M95:.$O95])" office:value-type="float" office:value="0.380592028562663" calcext:value-type="float">
            <text:p>0.3805920286</text:p>
          </table:table-cell>
          <table:table-cell table:formula="of:=[.O95]/SUM([.$M95:.$O95])" office:value-type="float" office:value="0.308945204154207" calcext:value-type="float">
            <text:p>0.3089452042</text:p>
          </table:table-cell>
          <table:table-cell table:number-columns-repeated="3"/>
        </table:table-row>
        <table:table-row table:style-name="ro1">
          <table:table-cell/>
          <table:table-cell table:formula="of:=1-SUM([.C96:.E96])" office:value-type="float" office:value="0.0999999999999999" calcext:value-type="float">
            <text:p>0.1</text:p>
          </table:table-cell>
          <table:table-cell table:formula="of:=IF(MOD(ROW(); 3)=MOD(COLUMN();3); [.$P96]*[.$P96] + [.$P96]*(1-[.$P96])*[.Q96]; [.$P96]*(1-[.$P96])*[.Q96])" office:value-type="float" office:value="0.828098125437649" calcext:value-type="float">
            <text:p>0.8280981254</text:p>
          </table:table-cell>
          <table:table-cell table:formula="of:=IF(MOD(ROW(); 3)=MOD(COLUMN();3); [.$P96]*[.$P96] + [.$P96]*(1-[.$P96])*[.R96]; [.$P96]*(1-[.$P96])*[.R96])" office:value-type="float" office:value="0.0208980691947495" calcext:value-type="float">
            <text:p>0.0208980692</text:p>
          </table:table-cell>
          <table:table-cell table:formula="of:=IF(MOD(ROW(); 3)=MOD(COLUMN();3); [.$P96]*[.$P96] + [.$P96]*(1-[.$P96])*[.S96]; [.$P96]*(1-[.$P96])*[.S96])" office:value-type="float" office:value="0.0510038053676016" calcext:value-type="float">
            <text:p>0.0510038054</text:p>
          </table:table-cell>
          <table:table-cell table:number-columns-repeated="7"/>
          <table:table-cell office:value-type="float" office:value="0.349506108834901" calcext:value-type="float">
            <text:p>0.3495061088</text:p>
          </table:table-cell>
          <table:table-cell office:value-type="float" office:value="0.403577866204044" calcext:value-type="float">
            <text:p>0.4035778662</text:p>
          </table:table-cell>
          <table:table-cell office:value-type="float" office:value="0.984971709430202" calcext:value-type="float">
            <text:p>0.9849717094</text:p>
          </table:table-cell>
          <table:table-cell table:formula="of:=[.P95]" office:value-type="float" office:value="0.9" calcext:value-type="float">
            <text:p>0.9</text:p>
          </table:table-cell>
          <table:table-cell table:formula="of:=[.M96]/SUM([.$M96:.$O96])" office:value-type="float" office:value="0.201090282640542" calcext:value-type="float">
            <text:p>0.2010902826</text:p>
          </table:table-cell>
          <table:table-cell table:formula="of:=[.N96]/SUM([.$M96:.$O96])" office:value-type="float" office:value="0.23220076883055" calcext:value-type="float">
            <text:p>0.2322007688</text:p>
          </table:table-cell>
          <table:table-cell table:formula="of:=[.O96]/SUM([.$M96:.$O96])" office:value-type="float" office:value="0.566708948528908" calcext:value-type="float">
            <text:p>0.5667089485</text:p>
          </table:table-cell>
          <table:table-cell table:number-columns-repeated="3"/>
        </table:table-row>
        <table:table-row table:style-name="ro1">
          <table:table-cell/>
          <table:table-cell table:formula="of:=1-SUM([.C97:.E97])" office:value-type="float" office:value="0.0499999999999997" calcext:value-type="float">
            <text:p>0.05</text:p>
          </table:table-cell>
          <table:table-cell table:formula="of:=IF(MOD(ROW(); 3)=MOD(COLUMN();3); [.$P97]*[.$P97] + [.$P97]*(1-[.$P97])*[.Q97]; [.$P97]*(1-[.$P97])*[.Q97])" office:value-type="float" office:value="0.0115472701353405" calcext:value-type="float">
            <text:p>0.0115472701</text:p>
          </table:table-cell>
          <table:table-cell table:formula="of:=IF(MOD(ROW(); 3)=MOD(COLUMN();3); [.$P97]*[.$P97] + [.$P97]*(1-[.$P97])*[.R97]; [.$P97]*(1-[.$P97])*[.R97])" office:value-type="float" office:value="0.922668456381587" calcext:value-type="float">
            <text:p>0.9226684564</text:p>
          </table:table-cell>
          <table:table-cell table:formula="of:=IF(MOD(ROW(); 3)=MOD(COLUMN();3); [.$P97]*[.$P97] + [.$P97]*(1-[.$P97])*[.S97]; [.$P97]*(1-[.$P97])*[.S97])" office:value-type="float" office:value="0.0157842734830731" calcext:value-type="float">
            <text:p>0.0157842735</text:p>
          </table:table-cell>
          <table:table-cell table:number-columns-repeated="7"/>
          <table:table-cell office:value-type="float" office:value="0.474379008512987" calcext:value-type="float">
            <text:p>0.4743790085</text:p>
          </table:table-cell>
          <table:table-cell office:value-type="float" office:value="0.828550144700685" calcext:value-type="float">
            <text:p>0.8285501447</text:p>
          </table:table-cell>
          <table:table-cell office:value-type="float" office:value="0.648441399329684" calcext:value-type="float">
            <text:p>0.6484413993</text:p>
          </table:table-cell>
          <table:table-cell table:formula="of:=[.P96]+0.05" office:value-type="float" office:value="0.95" calcext:value-type="float">
            <text:p>0.95</text:p>
          </table:table-cell>
          <table:table-cell table:formula="of:=[.M97]/SUM([.$M97:.$O97])" office:value-type="float" office:value="0.243100423901906" calcext:value-type="float">
            <text:p>0.2431004239</text:p>
          </table:table-cell>
          <table:table-cell table:formula="of:=[.N97]/SUM([.$M97:.$O97])" office:value-type="float" office:value="0.424599081717605" calcext:value-type="float">
            <text:p>0.4245990817</text:p>
          </table:table-cell>
          <table:table-cell table:formula="of:=[.O97]/SUM([.$M97:.$O97])" office:value-type="float" office:value="0.332300494380488" calcext:value-type="float">
            <text:p>0.3323004944</text:p>
          </table:table-cell>
          <table:table-cell table:number-columns-repeated="3"/>
        </table:table-row>
        <table:table-row table:style-name="ro1">
          <table:table-cell/>
          <table:table-cell table:formula="of:=1-SUM([.C98:.E98])" office:value-type="float" office:value="0.0499999999999997" calcext:value-type="float">
            <text:p>0.05</text:p>
          </table:table-cell>
          <table:table-cell table:formula="of:=IF(MOD(ROW(); 3)=MOD(COLUMN();3); [.$P98]*[.$P98] + [.$P98]*(1-[.$P98])*[.Q98]; [.$P98]*(1-[.$P98])*[.Q98])" office:value-type="float" office:value="0.0209736978223936" calcext:value-type="float">
            <text:p>0.0209736978</text:p>
          </table:table-cell>
          <table:table-cell table:formula="of:=IF(MOD(ROW(); 3)=MOD(COLUMN();3); [.$P98]*[.$P98] + [.$P98]*(1-[.$P98])*[.R98]; [.$P98]*(1-[.$P98])*[.R98])" office:value-type="float" office:value="0.0137048387041293" calcext:value-type="float">
            <text:p>0.0137048387</text:p>
          </table:table-cell>
          <table:table-cell table:formula="of:=IF(MOD(ROW(); 3)=MOD(COLUMN();3); [.$P98]*[.$P98] + [.$P98]*(1-[.$P98])*[.S98]; [.$P98]*(1-[.$P98])*[.S98])" office:value-type="float" office:value="0.915321463473477" calcext:value-type="float">
            <text:p>0.9153214635</text:p>
          </table:table-cell>
          <table:table-cell table:number-columns-repeated="7"/>
          <table:table-cell office:value-type="float" office:value="0.198441439437992" calcext:value-type="float">
            <text:p>0.1984414394</text:p>
          </table:table-cell>
          <table:table-cell office:value-type="float" office:value="0.129667545644202" calcext:value-type="float">
            <text:p>0.1296675456</text:p>
          </table:table-cell>
          <table:table-cell office:value-type="float" office:value="0.121309541546927" calcext:value-type="float">
            <text:p>0.1213095415</text:p>
          </table:table-cell>
          <table:table-cell table:formula="of:=[.P97]" office:value-type="float" office:value="0.95" calcext:value-type="float">
            <text:p>0.95</text:p>
          </table:table-cell>
          <table:table-cell table:formula="of:=[.M98]/SUM([.$M98:.$O98])" office:value-type="float" office:value="0.441551533103026" calcext:value-type="float">
            <text:p>0.4415515331</text:p>
          </table:table-cell>
          <table:table-cell table:formula="of:=[.N98]/SUM([.$M98:.$O98])" office:value-type="float" office:value="0.288522920086935" calcext:value-type="float">
            <text:p>0.2885229201</text:p>
          </table:table-cell>
          <table:table-cell table:formula="of:=[.O98]/SUM([.$M98:.$O98])" office:value-type="float" office:value="0.269925546810039" calcext:value-type="float">
            <text:p>0.2699255468</text:p>
          </table:table-cell>
          <table:table-cell table:number-columns-repeated="3"/>
        </table:table-row>
        <table:table-row table:style-name="ro1">
          <table:table-cell/>
          <table:table-cell table:formula="of:=1-SUM([.C99:.E99])" office:value-type="float" office:value="0.0499999999999997" calcext:value-type="float">
            <text:p>0.05</text:p>
          </table:table-cell>
          <table:table-cell table:formula="of:=IF(MOD(ROW(); 3)=MOD(COLUMN();3); [.$P99]*[.$P99] + [.$P99]*(1-[.$P99])*[.Q99]; [.$P99]*(1-[.$P99])*[.Q99])" office:value-type="float" office:value="0.906761795029112" calcext:value-type="float">
            <text:p>0.906761795</text:p>
          </table:table-cell>
          <table:table-cell table:formula="of:=IF(MOD(ROW(); 3)=MOD(COLUMN();3); [.$P99]*[.$P99] + [.$P99]*(1-[.$P99])*[.R99]; [.$P99]*(1-[.$P99])*[.R99])" office:value-type="float" office:value="0.0233231411060888" calcext:value-type="float">
            <text:p>0.0233231411</text:p>
          </table:table-cell>
          <table:table-cell table:formula="of:=IF(MOD(ROW(); 3)=MOD(COLUMN();3); [.$P99]*[.$P99] + [.$P99]*(1-[.$P99])*[.S99]; [.$P99]*(1-[.$P99])*[.S99])" office:value-type="float" office:value="0.0199150638647992" calcext:value-type="float">
            <text:p>0.0199150639</text:p>
          </table:table-cell>
          <table:table-cell table:number-columns-repeated="7"/>
          <table:table-cell office:value-type="float" office:value="0.180216390134556" calcext:value-type="float">
            <text:p>0.1802163901</text:p>
          </table:table-cell>
          <table:table-cell office:value-type="float" office:value="0.986253977027655" calcext:value-type="float">
            <text:p>0.986253977</text:p>
          </table:table-cell>
          <table:table-cell office:value-type="float" office:value="0.842138323053338" calcext:value-type="float">
            <text:p>0.8421383231</text:p>
          </table:table-cell>
          <table:table-cell table:formula="of:=[.P98]" office:value-type="float" office:value="0.95" calcext:value-type="float">
            <text:p>0.95</text:p>
          </table:table-cell>
          <table:table-cell table:formula="of:=[.M99]/SUM([.$M99:.$O99])" office:value-type="float" office:value="0.08972200061288" calcext:value-type="float">
            <text:p>0.0897220006</text:p>
          </table:table-cell>
          <table:table-cell table:formula="of:=[.N99]/SUM([.$M99:.$O99])" office:value-type="float" office:value="0.491013496970292" calcext:value-type="float">
            <text:p>0.491013497</text:p>
          </table:table-cell>
          <table:table-cell table:formula="of:=[.O99]/SUM([.$M99:.$O99])" office:value-type="float" office:value="0.419264502416828" calcext:value-type="float">
            <text:p>0.4192645024</text:p>
          </table:table-cell>
          <table:table-cell table:number-columns-repeated="3"/>
        </table:table-row>
        <table:table-row table:style-name="ro1">
          <table:table-cell/>
          <table:table-cell table:formula="of:=1-SUM([.C100:.E100])" office:value-type="float" office:value="0" calcext:value-type="float">
            <text:p>0</text:p>
          </table:table-cell>
          <table:table-cell table:formula="of:=IF(MOD(ROW(); 3)=MOD(COLUMN();3); [.$P100]*[.$P100] + [.$P100]*(1-[.$P100])*[.Q100]; [.$P100]*(1-[.$P100])*[.Q100])" office:value-type="float" office:value="0" calcext:value-type="float">
            <text:p>0</text:p>
          </table:table-cell>
          <table:table-cell table:formula="of:=IF(MOD(ROW(); 3)=MOD(COLUMN();3); [.$P100]*[.$P100] + [.$P100]*(1-[.$P100])*[.R100]; [.$P100]*(1-[.$P100])*[.R100])" office:value-type="float" office:value="1" calcext:value-type="float">
            <text:p>1</text:p>
          </table:table-cell>
          <table:table-cell table:formula="of:=IF(MOD(ROW(); 3)=MOD(COLUMN();3); [.$P100]*[.$P100] + [.$P100]*(1-[.$P100])*[.S100]; [.$P100]*(1-[.$P100])*[.S100])" office:value-type="float" office:value="0" calcext:value-type="float">
            <text:p>0</text:p>
          </table:table-cell>
          <table:table-cell table:number-columns-repeated="7"/>
          <table:table-cell office:value-type="float" office:value="0.659853812154399" calcext:value-type="float">
            <text:p>0.6598538122</text:p>
          </table:table-cell>
          <table:table-cell office:value-type="float" office:value="0.641430839357823" calcext:value-type="float">
            <text:p>0.6414308394</text:p>
          </table:table-cell>
          <table:table-cell office:value-type="float" office:value="0.0484237843206993" calcext:value-type="float">
            <text:p>0.0484237843</text:p>
          </table:table-cell>
          <table:table-cell table:formula="of:=[.P99]+0.05" office:value-type="float" office:value="1" calcext:value-type="float">
            <text:p>1</text:p>
          </table:table-cell>
          <table:table-cell table:formula="of:=[.M100]/SUM([.$M100:.$O100])" office:value-type="float" office:value="0.488886188036008" calcext:value-type="float">
            <text:p>0.488886188</text:p>
          </table:table-cell>
          <table:table-cell table:formula="of:=[.N100]/SUM([.$M100:.$O100])" office:value-type="float" office:value="0.47523659356992" calcext:value-type="float">
            <text:p>0.4752365936</text:p>
          </table:table-cell>
          <table:table-cell table:formula="of:=[.O100]/SUM([.$M100:.$O100])" office:value-type="float" office:value="0.0358772183940722" calcext:value-type="float">
            <text:p>0.0358772184</text:p>
          </table:table-cell>
          <table:table-cell table:number-columns-repeated="3"/>
        </table:table-row>
        <table:table-row table:style-name="ro1">
          <table:table-cell/>
          <table:table-cell table:formula="of:=1-SUM([.C101:.E101])" office:value-type="float" office:value="0" calcext:value-type="float">
            <text:p>0</text:p>
          </table:table-cell>
          <table:table-cell table:formula="of:=IF(MOD(ROW(); 3)=MOD(COLUMN();3); [.$P101]*[.$P101] + [.$P101]*(1-[.$P101])*[.Q101]; [.$P101]*(1-[.$P101])*[.Q101])" office:value-type="float" office:value="0" calcext:value-type="float">
            <text:p>0</text:p>
          </table:table-cell>
          <table:table-cell table:formula="of:=IF(MOD(ROW(); 3)=MOD(COLUMN();3); [.$P101]*[.$P101] + [.$P101]*(1-[.$P101])*[.R101]; [.$P101]*(1-[.$P101])*[.R101])" office:value-type="float" office:value="0" calcext:value-type="float">
            <text:p>0</text:p>
          </table:table-cell>
          <table:table-cell table:formula="of:=IF(MOD(ROW(); 3)=MOD(COLUMN();3); [.$P101]*[.$P101] + [.$P101]*(1-[.$P101])*[.S101]; [.$P101]*(1-[.$P101])*[.S101])" office:value-type="float" office:value="1" calcext:value-type="float">
            <text:p>1</text:p>
          </table:table-cell>
          <table:table-cell table:number-columns-repeated="7"/>
          <table:table-cell office:value-type="float" office:value="0.101987390772875" calcext:value-type="float">
            <text:p>0.1019873908</text:p>
          </table:table-cell>
          <table:table-cell office:value-type="float" office:value="0.17439710801893" calcext:value-type="float">
            <text:p>0.174397108</text:p>
          </table:table-cell>
          <table:table-cell office:value-type="float" office:value="0.78711539459105" calcext:value-type="float">
            <text:p>0.7871153946</text:p>
          </table:table-cell>
          <table:table-cell table:formula="of:=[.P100]" office:value-type="float" office:value="1" calcext:value-type="float">
            <text:p>1</text:p>
          </table:table-cell>
          <table:table-cell table:formula="of:=[.M101]/SUM([.$M101:.$O101])" office:value-type="float" office:value="0.0958978852818374" calcext:value-type="float">
            <text:p>0.0958978853</text:p>
          </table:table-cell>
          <table:table-cell table:formula="of:=[.N101]/SUM([.$M101:.$O101])" office:value-type="float" office:value="0.16398413305355" calcext:value-type="float">
            <text:p>0.1639841331</text:p>
          </table:table-cell>
          <table:table-cell table:formula="of:=[.O101]/SUM([.$M101:.$O101])" office:value-type="float" office:value="0.740117981664613" calcext:value-type="float">
            <text:p>0.7401179817</text:p>
          </table:table-cell>
          <table:table-cell table:number-columns-repeated="3"/>
        </table:table-row>
        <table:table-row table:style-name="ro1">
          <table:table-cell/>
          <table:table-cell table:formula="of:=1-SUM([.C102:.E102])" office:value-type="float" office:value="0" calcext:value-type="float">
            <text:p>0</text:p>
          </table:table-cell>
          <table:table-cell table:formula="of:=IF(MOD(ROW(); 3)=MOD(COLUMN();3); [.$P102]*[.$P102] + [.$P102]*(1-[.$P102])*[.Q102]; [.$P102]*(1-[.$P102])*[.Q102])" office:value-type="float" office:value="1" calcext:value-type="float">
            <text:p>1</text:p>
          </table:table-cell>
          <table:table-cell table:formula="of:=IF(MOD(ROW(); 3)=MOD(COLUMN();3); [.$P102]*[.$P102] + [.$P102]*(1-[.$P102])*[.R102]; [.$P102]*(1-[.$P102])*[.R102])" office:value-type="float" office:value="0" calcext:value-type="float">
            <text:p>0</text:p>
          </table:table-cell>
          <table:table-cell table:formula="of:=IF(MOD(ROW(); 3)=MOD(COLUMN();3); [.$P102]*[.$P102] + [.$P102]*(1-[.$P102])*[.S102]; [.$P102]*(1-[.$P102])*[.S102])" office:value-type="float" office:value="0" calcext:value-type="float">
            <text:p>0</text:p>
          </table:table-cell>
          <table:table-cell table:number-columns-repeated="7"/>
          <table:table-cell office:value-type="float" office:value="0.681951993033386" calcext:value-type="float">
            <text:p>0.681951993</text:p>
          </table:table-cell>
          <table:table-cell office:value-type="float" office:value="0.285301729139616" calcext:value-type="float">
            <text:p>0.2853017291</text:p>
          </table:table-cell>
          <table:table-cell office:value-type="float" office:value="0.137674039717957" calcext:value-type="float">
            <text:p>0.1376740397</text:p>
          </table:table-cell>
          <table:table-cell table:formula="of:=[.P101]" office:value-type="float" office:value="1" calcext:value-type="float">
            <text:p>1</text:p>
          </table:table-cell>
          <table:table-cell table:formula="of:=[.M102]/SUM([.$M102:.$O102])" office:value-type="float" office:value="0.617191473102551" calcext:value-type="float">
            <text:p>0.6171914731</text:p>
          </table:table-cell>
          <table:table-cell table:formula="of:=[.N102]/SUM([.$M102:.$O102])" office:value-type="float" office:value="0.258208490165325" calcext:value-type="float">
            <text:p>0.2582084902</text:p>
          </table:table-cell>
          <table:table-cell table:formula="of:=[.O102]/SUM([.$M102:.$O102])" office:value-type="float" office:value="0.124600036732124" calcext:value-type="float">
            <text:p>0.124600036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1-[.C103]" office:value-type="float" office:value="0" calcext:value-type="float">
            <text:p>0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2"/>
          <table:table-cell table:formula="of:=1-[.C104]" office:value-type="float" office:value="0.1" calcext:value-type="float">
            <text:p>0.1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2"/>
          <table:table-cell table:formula="of:=1-[.C105]" office:value-type="float" office:value="0.2" calcext:value-type="float">
            <text:p>0.2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2"/>
          <table:table-cell table:formula="of:=1-[.C106]" office:value-type="float" office:value="0.3" calcext:value-type="float">
            <text:p>0.3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2"/>
          <table:table-cell table:formula="of:=1-[.C107]" office:value-type="float" office:value="0.4" calcext:value-type="float">
            <text:p>0.4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2"/>
          <table:table-cell table:formula="of:=1-[.C108]" office:value-type="float" office:value="0.5" calcext:value-type="float">
            <text:p>0.5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2"/>
          <table:table-cell table:formula="of:=1-[.C109]" office:value-type="float" office:value="0.6" calcext:value-type="float">
            <text:p>0.6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2"/>
          <table:table-cell table:formula="of:=1-[.C110]" office:value-type="float" office:value="0.7" calcext:value-type="float">
            <text:p>0.7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2"/>
          <table:table-cell table:formula="of:=1-[.C111]" office:value-type="float" office:value="0.8" calcext:value-type="float">
            <text:p>0.8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2"/>
          <table:table-cell table:formula="of:=1-[.C112]" office:value-type="float" office:value="0.9" calcext:value-type="float">
            <text:p>0.9</text:p>
          </table:table-cell>
          <table:table-cell table:number-columns-repeated="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formula="of:=1-[.C113]" office:value-type="float" office:value="1" calcext:value-type="float">
            <text:p>1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9" calcext:value-type="float">
            <text:p>0.9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8" calcext:value-type="float">
            <text:p>0.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7" calcext:value-type="float">
            <text:p>0.7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6" calcext:value-type="float">
            <text:p>0.6</text:p>
          </table:table-cell>
          <table:table-cell table:number-columns-repeated="2"/>
          <table:table-cell office:value-type="float" office:value="0.4" calcext:value-type="float">
            <text:p>0.4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9" calcext:value-type="float">
            <text:p>0.9</text:p>
          </table:table-cell>
          <table:table-cell table:number-columns-repeated="14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1048440">
          <table:table-cell table:number-columns-repeated="22"/>
        </table:table-row>
        <table:table-row table:style-name="ro1">
          <table:table-cell table:number-columns-repeated="22"/>
        </table:table-row>
        <calcext:conditional-formats>
          <calcext:conditional-format calcext:target-range-address="cells.I22:cells.I1048576">
            <calcext:color-scale>
              <calcext:color-scale-entry calcext:value="0" calcext:type="number" calcext:color="#ffffff"/>
              <calcext:color-scale-entry calcext:value="1" calcext:type="number" calcext:color="#d9d9d9"/>
            </calcext:color-scale>
          </calcext:conditional-format>
          <calcext:conditional-format calcext:target-range-address="cells.J22:cells.J1048576">
            <calcext:color-scale>
              <calcext:color-scale-entry calcext:value="0" calcext:type="number" calcext:color="#ffffff"/>
              <calcext:color-scale-entry calcext:value="1" calcext:type="number" calcext:color="#bc80bd"/>
            </calcext:color-scale>
          </calcext:conditional-format>
          <calcext:conditional-format calcext:target-range-address="cells.K22:cells.K1048576">
            <calcext:color-scale>
              <calcext:color-scale-entry calcext:value="0" calcext:type="number" calcext:color="#ffffff"/>
              <calcext:color-scale-entry calcext:value="1" calcext:type="number" calcext:color="#ccebc5"/>
            </calcext:color-scale>
          </calcext:conditional-format>
          <calcext:conditional-format calcext:target-range-address="cells.L22:cells.L1048576">
            <calcext:color-scale>
              <calcext:color-scale-entry calcext:value="0" calcext:type="number" calcext:color="#ffffff"/>
              <calcext:color-scale-entry calcext:value="1" calcext:type="number" calcext:color="#ffed6f"/>
            </calcext:color-scale>
          </calcext:conditional-format>
          <calcext:conditional-format calcext:target-range-address="cells.A1:cells.A1048576">
            <calcext:color-scale>
              <calcext:color-scale-entry calcext:value="0" calcext:type="number" calcext:color="#ffffff"/>
              <calcext:color-scale-entry calcext:value="1" calcext:type="number" calcext:color="#8dd3c7"/>
            </calcext:color-scale>
          </calcext:conditional-format>
          <calcext:conditional-format calcext:target-range-address="cells.B1:cells.B1048576">
            <calcext:color-scale>
              <calcext:color-scale-entry calcext:value="0" calcext:type="number" calcext:color="#ffffff"/>
              <calcext:color-scale-entry calcext:value="1" calcext:type="number" calcext:color="#ffffb3"/>
            </calcext:color-scale>
          </calcext:conditional-format>
          <calcext:conditional-format calcext:target-range-address="cells.F1:cells.F1048576">
            <calcext:color-scale>
              <calcext:color-scale-entry calcext:value="0" calcext:type="number" calcext:color="#ffffff"/>
              <calcext:color-scale-entry calcext:value="1" calcext:type="number" calcext:color="#fdb462"/>
            </calcext:color-scale>
          </calcext:conditional-format>
          <calcext:conditional-format calcext:target-range-address="cells.G1:cells.G1048576">
            <calcext:color-scale>
              <calcext:color-scale-entry calcext:value="0" calcext:type="number" calcext:color="#ffffff"/>
              <calcext:color-scale-entry calcext:value="1" calcext:type="number" calcext:color="#b3de69"/>
            </calcext:color-scale>
          </calcext:conditional-format>
          <calcext:conditional-format calcext:target-range-address="cells.H1:cells.H1048576">
            <calcext:color-scale>
              <calcext:color-scale-entry calcext:value="0" calcext:type="number" calcext:color="#ffffff"/>
              <calcext:color-scale-entry calcext:value="1" calcext:type="number" calcext:color="#fccde5"/>
            </calcext:color-scale>
          </calcext:conditional-format>
          <calcext:conditional-format calcext:target-range-address="cells.C1:cells.C1048576">
            <calcext:color-scale>
              <calcext:color-scale-entry calcext:value="0" calcext:type="number" calcext:color="#ffffff"/>
              <calcext:color-scale-entry calcext:value="1" calcext:type="number" calcext:color="#bebada"/>
            </calcext:color-scale>
          </calcext:conditional-format>
          <calcext:conditional-format calcext:target-range-address="cells.D1:cells.D1048576">
            <calcext:color-scale>
              <calcext:color-scale-entry calcext:value="0" calcext:type="number" calcext:color="#ffffff"/>
              <calcext:color-scale-entry calcext:value="1" calcext:type="number" calcext:color="#fb8072"/>
            </calcext:color-scale>
          </calcext:conditional-format>
          <calcext:conditional-format calcext:target-range-address="cells.E1:cells.E1048576">
            <calcext:color-scale>
              <calcext:color-scale-entry calcext:value="0" calcext:type="number" calcext:color="#ffffff"/>
              <calcext:color-scale-entry calcext:value="1" calcext:type="number" calcext:color="#80b1d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t3_5f_1" style:display-name="Set3_1" style:family="table-cell" style:parent-style-name="Set3">
      <style:table-cell-properties fo:background-color="#8dd3c7"/>
      <style:text-properties style:use-window-font-color="true"/>
    </style:style>
    <style:style style:name="Set3_5f_2" style:display-name="Set3_2" style:family="table-cell" style:parent-style-name="Set3">
      <style:table-cell-properties fo:background-color="#ffffb3"/>
      <style:text-properties style:use-window-font-color="true"/>
    </style:style>
    <style:style style:name="Set3_5f_3" style:display-name="Set3_3" style:family="table-cell" style:parent-style-name="Set3">
      <style:table-cell-properties fo:background-color="#bebada"/>
      <style:text-properties style:use-window-font-color="true"/>
    </style:style>
    <style:style style:name="Set3_5f_4" style:display-name="Set3_4" style:family="table-cell" style:parent-style-name="Set3">
      <style:table-cell-properties fo:background-color="#fb8072"/>
      <style:text-properties style:use-window-font-color="true"/>
    </style:style>
    <style:style style:name="Set3_5f_5" style:display-name="Set3_5" style:family="table-cell" style:parent-style-name="Set3">
      <style:table-cell-properties fo:background-color="#80b1d3"/>
      <style:text-properties style:use-window-font-color="true"/>
    </style:style>
    <style:style style:name="Set3_5f_6" style:display-name="Set3_6" style:family="table-cell" style:parent-style-name="Set3">
      <style:table-cell-properties fo:background-color="#fdb462"/>
      <style:text-properties style:use-window-font-color="true"/>
    </style:style>
    <style:style style:name="Set3_5f_7" style:display-name="Set3_7" style:family="table-cell" style:parent-style-name="Set3">
      <style:table-cell-properties fo:background-color="#b3de69"/>
      <style:text-properties style:use-window-font-color="true"/>
    </style:style>
    <style:style style:name="Set3_5f_8" style:display-name="Set3_8" style:family="table-cell" style:parent-style-name="Set3">
      <style:table-cell-properties fo:background-color="#fccde5"/>
      <style:text-properties style:use-window-font-color="true"/>
    </style:style>
    <style:style style:name="Set3_5f_9" style:display-name="Set3_9" style:family="table-cell" style:parent-style-name="Set3">
      <style:table-cell-properties fo:background-color="#d9d9d9"/>
      <style:text-properties style:use-window-font-color="true"/>
    </style:style>
    <style:style style:name="Set3_5f_10" style:display-name="Set3_10" style:family="table-cell" style:parent-style-name="Set3">
      <style:table-cell-properties fo:background-color="#bc80bd"/>
      <style:text-properties style:use-window-font-color="true"/>
    </style:style>
    <style:style style:name="Set3_5f_11" style:display-name="Set3_11" style:family="table-cell" style:parent-style-name="Set3">
      <style:table-cell-properties fo:background-color="#ccebc5"/>
      <style:text-properties style:use-window-font-color="true"/>
    </style:style>
    <style:style style:name="Set3_5f_12" style:display-name="Set3_12" style:family="table-cell" style:parent-style-name="Set3">
      <style:table-cell-properties fo:background-color="#ffed6f"/>
      <style:text-properties style:use-window-font-color="true"/>
    </style:style>
    <style:style style:name="Set3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14:59:17.3005755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recht Cannoodt</meta:initial-creator>
    <meta:creation-date>2017-04-03T10:15:12.918974974</meta:creation-date>
    <meta:generator>LibreOffice/5.0.3.2$Linux_X86_64 LibreOffice_project/00m0$Build-2</meta:generator>
    <dc:date>2017-04-04T15:25:44.244822122</dc:date>
    <dc:creator>Robrecht Cannoodt</dc:creator>
    <meta:editing-duration>PT4H30M49S</meta:editing-duration>
    <meta:editing-cycles>41</meta:editing-cycles>
    <meta:document-statistic meta:table-count="2" meta:cell-count="864" meta:object-count="0"/>
  </office:meta>
</office:document-meta>
</file>